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09in"/>
    </style:style>
    <style:style style:name="co3" style:family="table-column">
      <style:table-column-properties fo:break-before="auto" style:column-width="1.3902in"/>
    </style:style>
    <style:style style:name="co4" style:family="table-column">
      <style:table-column-properties fo:break-before="auto" style:column-width="1.4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18"/>
    <style:style style:name="ce2" style:family="table-cell" style:parent-style-name="Default" style:data-style-name="N118">
      <style:table-cell-properties fo:background-color="#c0c0c0"/>
    </style:style>
    <style:style style:name="ce3" style:family="table-cell" style:parent-style-name="Default" style:data-style-name="N1"/>
    <style:style style:name="ce4" style:family="table-cell" style:parent-style-name="Default" style:data-style-name="N118">
      <style:map style:condition="is-true-formula(ABS([.B7]-[.B20])&gt;0.002)" style:apply-style-name="Untitled1" style:base-cell-address="'Closed Cockpit'.B20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 style:data-style-name="N118">
      <style:table-cell-properties fo:background-color="#ffff00"/>
    </style:style>
    <style:style style:name="ce12" style:family="table-cell" style:parent-style-name="Default" style:data-style-name="N134">
      <style:table-cell-properties fo:background-color="#ccccff"/>
    </style:style>
    <style:style style:name="ce5" style:family="table-cell" style:parent-style-name="Default" style:data-style-name="N134"/>
    <style:style style:name="ce7" style:family="table-cell" style:parent-style-name="Default" style:data-style-name="N133"/>
    <style:style style:name="ce9" style:family="table-cell" style:parent-style-name="Default">
      <style:table-cell-properties fo:background-color="#ffff00"/>
    </style:style>
    <style:style style:name="ce14" style:family="table-cell" style:parent-style-name="Default" style:data-style-name="N100"/>
    <style:style style:name="ce15" style:family="table-cell" style:parent-style-name="Default" style:data-style-name="N132"/>
    <style:style style:name="ce16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pen Cockpit" table:style-name="ta1" table:print="false">
        <office:forms form:automatic-focus="false" form:apply-design-mode="false"/>
        <table:table-column table:style-name="co1" table:number-columns-repeated="14" table:default-cell-style-name="ce1"/>
        <table:table-column table:style-name="co1" table:number-columns-repeated="1009" table:default-cell-style-name="Default"/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1009"/>
        </table:table-row>
        <table:table-row table:style-name="ro1">
          <table:table-cell office:value-type="string">
            <text:p>x</text:p>
          </table:table-cell>
          <table:table-cell office:value-type="float" office:value="-0.841">
            <text:p>-0.841</text:p>
          </table:table-cell>
          <table:table-cell office:value-type="float" office:value="-0.704">
            <text:p>-0.704</text:p>
          </table:table-cell>
          <table:table-cell office:value-type="float" office:value="-0.472">
            <text:p>-0.472</text:p>
          </table:table-cell>
          <table:table-cell office:value-type="float" office:value="-0.241">
            <text:p>-0.241</text:p>
          </table:table-cell>
          <table:table-cell office:value-type="float" office:value="0.092">
            <text:p>0.092</text:p>
          </table:table-cell>
          <table:table-cell office:value-type="float" office:value="0.546">
            <text:p>0.546</text:p>
          </table:table-cell>
          <table:table-cell office:value-type="float" office:value="0.853">
            <text:p>0.853</text:p>
          </table:table-cell>
          <table:table-cell office:value-type="float" office:value="1.252">
            <text:p>1.252</text:p>
          </table:table-cell>
          <table:table-cell office:value-type="float" office:value="1.664">
            <text:p>1.664</text:p>
          </table:table-cell>
          <table:table-cell office:value-type="float" office:value="2.092">
            <text:p>2.092</text:p>
          </table:table-cell>
          <table:table-cell office:value-type="float" office:value="2.396">
            <text:p>2.396</text:p>
          </table:table-cell>
          <table:table-cell office:value-type="float" office:value="2.691">
            <text:p>2.691</text:p>
          </table:table-cell>
          <table:table-cell table:number-columns-repeated="1010"/>
        </table:table-row>
        <table:table-row table:style-name="ro1">
          <table:table-cell office:value-type="string">
            <text:p>r</text:p>
          </table:table-cell>
          <table:table-cell office:value-type="float" office:value="0.099">
            <text:p>0.099</text:p>
          </table:table-cell>
          <table:table-cell table:formula="of:=+0.382/2" office:value-type="float" office:value="0.191">
            <text:p>0.191</text:p>
          </table:table-cell>
          <table:table-cell table:number-columns-repeated="2" office:value-type="float" office:value="0.222">
            <text:p>0.222</text:p>
          </table:table-cell>
          <table:table-cell office:value-type="float" office:value="0.3">
            <text:p>0.300</text:p>
          </table:table-cell>
          <table:table-cell table:style-name="Default" office:value-type="float" office:value="0.3">
            <text:p>0.3</text:p>
          </table:table-cell>
          <table:table-cell office:value-type="float" office:value="0.216">
            <text:p>0.216</text:p>
          </table:table-cell>
          <table:table-cell table:formula="of:=+0.335/2" office:value-type="float" office:value="0.1675">
            <text:p>0.168</text:p>
          </table:table-cell>
          <table:table-cell office:value-type="float" office:value="0.135">
            <text:p>0.135</text:p>
          </table:table-cell>
          <table:table-cell table:formula="of:=+0.178/2" office:value-type="float" office:value="0.089">
            <text:p>0.089</text:p>
          </table:table-cell>
          <table:table-cell office:value-type="float" office:value="0.054">
            <text:p>0.054</text:p>
          </table:table-cell>
          <table:table-cell office:value-type="float" office:value="0.033">
            <text:p>0.033</text:p>
          </table:table-cell>
          <table:table-cell office:value-type="float" office:value="1">
            <text:p>1.000</text:p>
          </table:table-cell>
          <table:table-cell table:number-columns-repeated="1009"/>
        </table:table-row>
        <table:table-row table:style-name="ro1">
          <table:table-cell office:value-type="string">
            <text:p>zu</text:p>
          </table:table-cell>
          <table:table-cell office:value-type="float" office:value="0.069">
            <text:p>0.069</text:p>
          </table:table-cell>
          <table:table-cell office:value-type="float" office:value="0.2">
            <text:p>0.200</text:p>
          </table:table-cell>
          <table:table-cell office:value-type="float" office:value="0.256">
            <text:p>0.256</text:p>
          </table:table-cell>
          <table:table-cell office:value-type="float" office:value="0.322">
            <text:p>0.322</text:p>
          </table:table-cell>
          <table:table-cell office:value-type="float" office:value="0.489">
            <text:p>0.489</text:p>
          </table:table-cell>
          <table:table-cell table:style-name="Default" office:value-type="float" office:value="0.603">
            <text:p>0.603</text:p>
          </table:table-cell>
          <table:table-cell office:value-type="float" office:value="0.437">
            <text:p>0.437</text:p>
          </table:table-cell>
          <table:table-cell office:value-type="float" office:value="0.413">
            <text:p>0.413</text:p>
          </table:table-cell>
          <table:table-cell office:value-type="float" office:value="0.39">
            <text:p>0.390</text:p>
          </table:table-cell>
          <table:table-cell office:value-type="float" office:value="0.366">
            <text:p>0.366</text:p>
          </table:table-cell>
          <table:table-cell office:value-type="float" office:value="0.35">
            <text:p>0.350</text:p>
          </table:table-cell>
          <table:table-cell office:value-type="float" office:value="0.335">
            <text:p>0.335</text:p>
          </table:table-cell>
          <table:table-cell office:value-type="float" office:value="1">
            <text:p>1.000</text:p>
          </table:table-cell>
          <table:table-cell table:number-columns-repeated="1009"/>
        </table:table-row>
        <table:table-row table:style-name="ro1">
          <table:table-cell office:value-type="string">
            <text:p>zl</text:p>
          </table:table-cell>
          <table:table-cell office:value-type="float" office:value="-0.069">
            <text:p>-0.069</text:p>
          </table:table-cell>
          <table:table-cell office:value-type="float" office:value="-0.343">
            <text:p>-0.343</text:p>
          </table:table-cell>
          <table:table-cell office:value-type="float" office:value="-0.45">
            <text:p>-0.450</text:p>
          </table:table-cell>
          <table:table-cell office:value-type="float" office:value="-0.451">
            <text:p>-0.451</text:p>
          </table:table-cell>
          <table:table-cell office:value-type="float" office:value="-0.438">
            <text:p>-0.438</text:p>
          </table:table-cell>
          <table:table-cell table:style-name="Default" office:value-type="float" office:value="-0.397">
            <text:p>-0.397</text:p>
          </table:table-cell>
          <table:table-cell office:value-type="float" office:value="-0.339">
            <text:p>-0.339</text:p>
          </table:table-cell>
          <table:table-cell office:value-type="float" office:value="-0.252">
            <text:p>-0.252</text:p>
          </table:table-cell>
          <table:table-cell office:value-type="float" office:value="-0.169">
            <text:p>-0.169</text:p>
          </table:table-cell>
          <table:table-cell office:value-type="float" office:value="-0.076">
            <text:p>-0.076</text:p>
          </table:table-cell>
          <table:table-cell office:value-type="float" office:value="-0.015">
            <text:p>-0.015</text:p>
          </table:table-cell>
          <table:table-cell office:value-type="float" office:value="0.054">
            <text:p>0.054</text:p>
          </table:table-cell>
          <table:table-cell office:value-type="float" office:value="-1">
            <text:p>-1.000</text:p>
          </table:table-cell>
          <table:table-cell table:number-columns-repeated="1009"/>
        </table:table-row>
        <table:table-row table:style-name="ro1">
          <table:table-cell office:value-type="string">
            <text:p>p</text:p>
          </table:table-cell>
          <table:table-cell office:value-type="float" office:value="0.528">
            <text:p>0.528</text:p>
          </table:table-cell>
          <table:table-cell table:formula="of:=[.C11]*0.9" office:value-type="float" office:value="1.665">
            <text:p>1.665</text:p>
          </table:table-cell>
          <table:table-cell table:formula="of:=[.D11]*0.9" office:value-type="float" office:value="2.07">
            <text:p>2.070</text:p>
          </table:table-cell>
          <table:table-cell table:formula="of:=[.E11]*0.9" office:value-type="float" office:value="2.1906">
            <text:p>2.191</text:p>
          </table:table-cell>
          <table:table-cell table:formula="of:=[.F11]" office:value-type="float" office:value="3.054">
            <text:p>3.054</text:p>
          </table:table-cell>
          <table:table-cell table:formula="of:=[.G11]" office:value-type="float" office:value="3.2">
            <text:p>3.200</text:p>
          </table:table-cell>
          <table:table-cell table:formula="of:=[.H11]*0.9" office:value-type="float" office:value="2.1744">
            <text:p>2.174</text:p>
          </table:table-cell>
          <table:table-cell table:formula="of:=[.I11]*0.9" office:value-type="float" office:value="1.8">
            <text:p>1.800</text:p>
          </table:table-cell>
          <table:table-cell table:formula="of:=[.J11]*0.9" office:value-type="float" office:value="1.4922">
            <text:p>1.492</text:p>
          </table:table-cell>
          <table:table-cell table:formula="of:=[.K11]*0.9" office:value-type="float" office:value="1.116">
            <text:p>1.116</text:p>
          </table:table-cell>
          <table:table-cell table:formula="of:=[.L11]*0.95" office:value-type="float" office:value="0.8987">
            <text:p>0.899</text:p>
          </table:table-cell>
          <table:table-cell table:formula="of:=[.M11]*0.95" office:value-type="float" office:value="0.6593">
            <text:p>0.659</text:p>
          </table:table-cell>
          <table:table-cell table:formula="of:=[.N11]*0.9" office:value-type="float" office:value="7.2">
            <text:p>7.200</text:p>
          </table:table-cell>
          <table:table-cell table:number-columns-repeated="1009"/>
        </table:table-row>
        <table:table-row table:style-name="ro1">
          <table:table-cell office:value-type="string">
            <text:p>s</text:p>
          </table:table-cell>
          <table:table-cell office:value-type="float" office:value="0.02146">
            <text:p>0.021</text:p>
          </table:table-cell>
          <table:table-cell office:value-type="float" office:value="0.168">
            <text:p>0.168</text:p>
          </table:table-cell>
          <table:table-cell office:value-type="float" office:value="0.293">
            <text:p>0.293</text:p>
          </table:table-cell>
          <table:table-cell office:value-type="float" office:value="0.325">
            <text:p>0.325</text:p>
          </table:table-cell>
          <table:table-cell office:value-type="float" office:value="0.392">
            <text:p>0.392</text:p>
          </table:table-cell>
          <table:table-cell table:style-name="Default" office:value-type="float" office:value="0.435">
            <text:p>0.435</text:p>
          </table:table-cell>
          <table:table-cell office:value-type="float" office:value="0.286">
            <text:p>0.286</text:p>
          </table:table-cell>
          <table:table-cell office:value-type="float" office:value="0.202">
            <text:p>0.202</text:p>
          </table:table-cell>
          <table:table-cell office:value-type="float" office:value="0.128">
            <text:p>0.128</text:p>
          </table:table-cell>
          <table:table-cell office:value-type="float" office:value="0.07">
            <text:p>0.070</text:p>
          </table:table-cell>
          <table:table-cell office:value-type="float" office:value="0.036">
            <text:p>0.036</text:p>
          </table:table-cell>
          <table:table-cell office:value-type="float" office:value="0.017">
            <text:p>0.017</text:p>
          </table:table-cell>
          <table:table-cell office:value-type="float" office:value="3.14159">
            <text:p>3.142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Za</text:p>
          </table:table-cell>
          <table:table-cell table:formula="of:=ABS([.B4]-[.B5])/2" office:value-type="float" office:value="0.069">
            <text:p>0.069</text:p>
          </table:table-cell>
          <table:table-cell table:formula="of:=ABS([.C4]-[.C5])/2" office:value-type="float" office:value="0.2715">
            <text:p>0.272</text:p>
          </table:table-cell>
          <table:table-cell table:formula="of:=ABS([.D4]-[.D5])/2" office:value-type="float" office:value="0.353">
            <text:p>0.353</text:p>
          </table:table-cell>
          <table:table-cell table:formula="of:=ABS([.E4]-[.E5])/2" office:value-type="float" office:value="0.3865">
            <text:p>0.387</text:p>
          </table:table-cell>
          <table:table-cell table:formula="of:=ABS([.F4]-[.F5])/2" office:value-type="float" office:value="0.4635">
            <text:p>0.464</text:p>
          </table:table-cell>
          <table:table-cell table:formula="of:=ABS([.G4]-[.G5])/2" office:value-type="float" office:value="0.5">
            <text:p>0.500</text:p>
          </table:table-cell>
          <table:table-cell table:formula="of:=ABS([.H4]-[.H5])/2" office:value-type="float" office:value="0.388">
            <text:p>0.388</text:p>
          </table:table-cell>
          <table:table-cell table:formula="of:=ABS([.I4]-[.I5])/2" office:value-type="float" office:value="0.3325">
            <text:p>0.333</text:p>
          </table:table-cell>
          <table:table-cell table:formula="of:=ABS([.J4]-[.J5])/2" office:value-type="float" office:value="0.2795">
            <text:p>0.280</text:p>
          </table:table-cell>
          <table:table-cell table:formula="of:=ABS([.K4]-[.K5])/2" office:value-type="float" office:value="0.221">
            <text:p>0.221</text:p>
          </table:table-cell>
          <table:table-cell table:formula="of:=ABS([.L4]-[.L5])/2" office:value-type="float" office:value="0.1825">
            <text:p>0.183</text:p>
          </table:table-cell>
          <table:table-cell table:formula="of:=ABS([.M4]-[.M5])/2" office:value-type="float" office:value="0.1405">
            <text:p>0.141</text:p>
          </table:table-cell>
          <table:table-cell table:formula="of:=ABS([.N4]-[.N5])/2" office:value-type="float" office:value="1">
            <text:p>1.0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Pmax</text:p>
          </table:table-cell>
          <table:table-cell table:style-name="ce2" table:formula="of:=4*([.B10]+[.B3])" office:value-type="float" office:value="0.672">
            <text:p>0.672</text:p>
          </table:table-cell>
          <table:table-cell table:style-name="ce2" table:formula="of:=4*([.C10]+[.C3])" office:value-type="float" office:value="1.85">
            <text:p>1.850</text:p>
          </table:table-cell>
          <table:table-cell table:style-name="ce2" table:formula="of:=4*([.D10]+[.D3])" office:value-type="float" office:value="2.3">
            <text:p>2.300</text:p>
          </table:table-cell>
          <table:table-cell table:style-name="ce2" table:formula="of:=4*([.E10]+[.E3])" office:value-type="float" office:value="2.434">
            <text:p>2.434</text:p>
          </table:table-cell>
          <table:table-cell table:style-name="ce2" table:formula="of:=4*([.F10]+[.F3])" office:value-type="float" office:value="3.054">
            <text:p>3.054</text:p>
          </table:table-cell>
          <table:table-cell table:style-name="ce2" table:formula="of:=4*([.G10]+[.G3])" office:value-type="float" office:value="3.2">
            <text:p>3.200</text:p>
          </table:table-cell>
          <table:table-cell table:style-name="ce2" table:formula="of:=4*([.H10]+[.H3])" office:value-type="float" office:value="2.416">
            <text:p>2.416</text:p>
          </table:table-cell>
          <table:table-cell table:style-name="ce2" table:formula="of:=4*([.I10]+[.I3])" office:value-type="float" office:value="2">
            <text:p>2.000</text:p>
          </table:table-cell>
          <table:table-cell table:style-name="ce2" table:formula="of:=4*([.J10]+[.J3])" office:value-type="float" office:value="1.658">
            <text:p>1.658</text:p>
          </table:table-cell>
          <table:table-cell table:style-name="ce2" table:formula="of:=4*([.K10]+[.K3])" office:value-type="float" office:value="1.24">
            <text:p>1.240</text:p>
          </table:table-cell>
          <table:table-cell table:style-name="ce2" table:formula="of:=4*([.L10]+[.L3])" office:value-type="float" office:value="0.946">
            <text:p>0.946</text:p>
          </table:table-cell>
          <table:table-cell table:style-name="ce2" table:formula="of:=4*([.M10]+[.M3])" office:value-type="float" office:value="0.694">
            <text:p>0.694</text:p>
          </table:table-cell>
          <table:table-cell table:style-name="ce2" table:formula="of:=4*([.N10]+[.N3])" office:value-type="float" office:value="8">
            <text:p>8.000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Pcircle</text:p>
          </table:table-cell>
          <table:table-cell table:formula="of:=PI()*([.B10]+[.B3])" office:value-type="float" office:value="0.527787565803085">
            <text:p>0.528</text:p>
          </table:table-cell>
          <table:table-cell table:formula="of:=PI()*([.C10]+[.C3])" office:value-type="float" office:value="1.45298660228528">
            <text:p>1.453</text:p>
          </table:table-cell>
          <table:table-cell table:formula="of:=PI()*([.D10]+[.D3])" office:value-type="float" office:value="1.80641577581413">
            <text:p>1.806</text:p>
          </table:table-cell>
          <table:table-cell table:formula="of:=PI()*([.E10]+[.E3])" office:value-type="float" office:value="1.91165912970939">
            <text:p>1.912</text:p>
          </table:table-cell>
          <table:table-cell table:formula="of:=PI()*([.F10]+[.F3])" office:value-type="float" office:value="2.39860599101581">
            <text:p>2.399</text:p>
          </table:table-cell>
          <table:table-cell table:formula="of:=PI()*([.G10]+[.G3])" office:value-type="float" office:value="2.51327412287183">
            <text:p>2.513</text:p>
          </table:table-cell>
          <table:table-cell table:formula="of:=PI()*([.H10]+[.H3])" office:value-type="float" office:value="1.89752196276823">
            <text:p>1.898</text:p>
          </table:table-cell>
          <table:table-cell table:formula="of:=PI()*([.I10]+[.I3])" office:value-type="float" office:value="1.5707963267949">
            <text:p>1.571</text:p>
          </table:table-cell>
          <table:table-cell table:formula="of:=PI()*([.J10]+[.J3])" office:value-type="float" office:value="1.30219015491297">
            <text:p>1.302</text:p>
          </table:table-cell>
          <table:table-cell table:formula="of:=PI()*([.K10]+[.K3])" office:value-type="float" office:value="0.973893722612836">
            <text:p>0.974</text:p>
          </table:table-cell>
          <table:table-cell table:formula="of:=PI()*([.L10]+[.L3])" office:value-type="float" office:value="0.742986662573986">
            <text:p>0.743</text:p>
          </table:table-cell>
          <table:table-cell table:formula="of:=PI()*([.M10]+[.M3])" office:value-type="float" office:value="0.545066325397829">
            <text:p>0.545</text:p>
          </table:table-cell>
          <table:table-cell table:formula="of:=PI()*([.N10]+[.N3])" office:value-type="float" office:value="6.28318530717959">
            <text:p>6.283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Pmin</text:p>
          </table:table-cell>
          <table:table-cell table:formula="of:=4*([.B3]*[.B3]+[.B10]*[.B10])^0.5" office:value-type="float" office:value="0.48269244866685">
            <text:p>0.483</text:p>
          </table:table-cell>
          <table:table-cell table:formula="of:=4*([.C3]*[.C3]+[.C10]*[.C10])^0.5" office:value-type="float" office:value="1.32781474611483">
            <text:p>1.328</text:p>
          </table:table-cell>
          <table:table-cell table:formula="of:=4*([.D3]*[.D3]+[.D10]*[.D10])^0.5" office:value-type="float" office:value="1.66801918454195">
            <text:p>1.668</text:p>
          </table:table-cell>
          <table:table-cell table:formula="of:=4*([.E3]*[.E3]+[.E10]*[.E10])^0.5" office:value-type="float" office:value="1.78287969308083">
            <text:p>1.783</text:p>
          </table:table-cell>
          <table:table-cell table:formula="of:=4*([.F3]*[.F3]+[.F10]*[.F10])^0.5" office:value-type="float" office:value="2.20846462502799">
            <text:p>2.208</text:p>
          </table:table-cell>
          <table:table-cell table:formula="of:=4*([.G3]*[.G3]+[.G10]*[.G10])^0.5" office:value-type="float" office:value="2.33238075793812">
            <text:p>2.332</text:p>
          </table:table-cell>
          <table:table-cell table:formula="of:=4*([.H3]*[.H3]+[.H10]*[.H10])^0.5" office:value-type="float" office:value="1.77628826489396">
            <text:p>1.776</text:p>
          </table:table-cell>
          <table:table-cell table:formula="of:=4*([.I3]*[.I3]+[.I10]*[.I10])^0.5" office:value-type="float" office:value="1.48922798791857">
            <text:p>1.489</text:p>
          </table:table-cell>
          <table:table-cell table:formula="of:=4*([.J3]*[.J3]+[.J10]*[.J10])^0.5" office:value-type="float" office:value="1.24158124985842">
            <text:p>1.242</text:p>
          </table:table-cell>
          <table:table-cell table:formula="of:=4*([.K3]*[.K3]+[.K10]*[.K10])^0.5" office:value-type="float" office:value="0.952991080755743">
            <text:p>0.953</text:p>
          </table:table-cell>
          <table:table-cell table:formula="of:=4*([.L3]*[.L3]+[.L10]*[.L10])^0.5" office:value-type="float" office:value="0.761285754496956">
            <text:p>0.761</text:p>
          </table:table-cell>
          <table:table-cell table:formula="of:=4*([.M3]*[.M3]+[.M10]*[.M10])^0.5" office:value-type="float" office:value="0.577293686090538">
            <text:p>0.577</text:p>
          </table:table-cell>
          <table:table-cell table:formula="of:=4*([.N3]*[.N3]+[.N10]*[.N10])^0.5" office:value-type="float" office:value="5.65685424949238">
            <text:p>5.657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S[square]</text:p>
          </table:table-cell>
          <table:table-cell table:formula="of:=[.B10]*[.B3]*4" office:value-type="float" office:value="0.027324">
            <text:p>0.027</text:p>
          </table:table-cell>
          <table:table-cell table:formula="of:=[.C10]*[.C3]*4" office:value-type="float" office:value="0.207426">
            <text:p>0.207</text:p>
          </table:table-cell>
          <table:table-cell table:formula="of:=[.D10]*[.D3]*4" office:value-type="float" office:value="0.313464">
            <text:p>0.313</text:p>
          </table:table-cell>
          <table:table-cell table:formula="of:=[.E10]*[.E3]*4" office:value-type="float" office:value="0.343212">
            <text:p>0.343</text:p>
          </table:table-cell>
          <table:table-cell table:formula="of:=[.F10]*[.F3]*4" office:value-type="float" office:value="0.5562">
            <text:p>0.556</text:p>
          </table:table-cell>
          <table:table-cell table:formula="of:=[.G10]*[.G3]*4" office:value-type="float" office:value="0.6">
            <text:p>0.600</text:p>
          </table:table-cell>
          <table:table-cell table:formula="of:=[.H10]*[.H3]*4" office:value-type="float" office:value="0.335232">
            <text:p>0.335</text:p>
          </table:table-cell>
          <table:table-cell table:formula="of:=[.I10]*[.I3]*4" office:value-type="float" office:value="0.222775">
            <text:p>0.223</text:p>
          </table:table-cell>
          <table:table-cell table:formula="of:=[.J10]*[.J3]*4" office:value-type="float" office:value="0.15093">
            <text:p>0.151</text:p>
          </table:table-cell>
          <table:table-cell table:formula="of:=[.K10]*[.K3]*4" office:value-type="float" office:value="0.078676">
            <text:p>0.079</text:p>
          </table:table-cell>
          <table:table-cell table:formula="of:=[.L10]*[.L3]*4" office:value-type="float" office:value="0.03942">
            <text:p>0.039</text:p>
          </table:table-cell>
          <table:table-cell table:formula="of:=[.M10]*[.M3]*4" office:value-type="float" office:value="0.018546">
            <text:p>0.019</text:p>
          </table:table-cell>
          <table:table-cell table:formula="of:=[.N10]*[.N3]*4" office:value-type="float" office:value="4">
            <text:p>4.000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S[circle]</text:p>
          </table:table-cell>
          <table:table-cell table:formula="of:=[.B10]*[.B3]*PI()" office:value-type="float" office:value="0.0214602194166719">
            <text:p>0.021</text:p>
          </table:table-cell>
          <table:table-cell table:formula="of:=[.C10]*[.C3]*PI()" office:value-type="float" office:value="0.162911999440879">
            <text:p>0.163</text:p>
          </table:table-cell>
          <table:table-cell table:formula="of:=[.D10]*[.D3]*PI()" office:value-type="float" office:value="0.246194049891218">
            <text:p>0.246</text:p>
          </table:table-cell>
          <table:table-cell table:formula="of:=[.E10]*[.E3]*PI()" office:value-type="float" office:value="0.269558074455965">
            <text:p>0.270</text:p>
          </table:table-cell>
          <table:table-cell table:formula="of:=[.F10]*[.F3]*PI()" office:value-type="float" office:value="0.436838458481661">
            <text:p>0.437</text:p>
          </table:table-cell>
          <table:table-cell table:formula="of:=[.G10]*[.G3]*PI()" office:value-type="float" office:value="0.471238898038469">
            <text:p>0.471</text:p>
          </table:table-cell>
          <table:table-cell table:formula="of:=[.H10]*[.H3]*PI()" office:value-type="float" office:value="0.263290597112053">
            <text:p>0.263</text:p>
          </table:table-cell>
          <table:table-cell table:formula="of:=[.I10]*[.I3]*PI()" office:value-type="float" office:value="0.174967075850867">
            <text:p>0.175</text:p>
          </table:table-cell>
          <table:table-cell table:formula="of:=[.J10]*[.J3]*PI()" office:value-type="float" office:value="0.118540144801577">
            <text:p>0.119</text:p>
          </table:table-cell>
          <table:table-cell table:formula="of:=[.K10]*[.K3]*PI()" office:value-type="float" office:value="0.0617919859034576">
            <text:p>0.062</text:p>
          </table:table-cell>
          <table:table-cell table:formula="of:=[.L10]*[.L3]*PI()" office:value-type="float" office:value="0.0309603956011274">
            <text:p>0.031</text:p>
          </table:table-cell>
          <table:table-cell table:formula="of:=[.M10]*[.M3]*PI()" office:value-type="float" office:value="0.0145659943383691">
            <text:p>0.015</text:p>
          </table:table-cell>
          <table:table-cell table:formula="of:=[.N10]*[.N3]*PI()" office:value-type="float" office:value="3.14159265358979">
            <text:p>3.142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S[diamond]</text:p>
          </table:table-cell>
          <table:table-cell table:formula="of:=[.B10]*[.B3]*2" office:value-type="float" office:value="0.013662">
            <text:p>0.014</text:p>
          </table:table-cell>
          <table:table-cell table:formula="of:=[.C10]*[.C3]*2" office:value-type="float" office:value="0.103713">
            <text:p>0.104</text:p>
          </table:table-cell>
          <table:table-cell table:formula="of:=[.D10]*[.D3]*2" office:value-type="float" office:value="0.156732">
            <text:p>0.157</text:p>
          </table:table-cell>
          <table:table-cell table:formula="of:=[.E10]*[.E3]*2" office:value-type="float" office:value="0.171606">
            <text:p>0.172</text:p>
          </table:table-cell>
          <table:table-cell table:formula="of:=[.F10]*[.F3]*2" office:value-type="float" office:value="0.2781">
            <text:p>0.278</text:p>
          </table:table-cell>
          <table:table-cell table:formula="of:=[.G10]*[.G3]*2" office:value-type="float" office:value="0.3">
            <text:p>0.300</text:p>
          </table:table-cell>
          <table:table-cell table:formula="of:=[.H10]*[.H3]*2" office:value-type="float" office:value="0.167616">
            <text:p>0.168</text:p>
          </table:table-cell>
          <table:table-cell table:formula="of:=[.I10]*[.I3]*2" office:value-type="float" office:value="0.1113875">
            <text:p>0.111</text:p>
          </table:table-cell>
          <table:table-cell table:formula="of:=[.J10]*[.J3]*2" office:value-type="float" office:value="0.075465">
            <text:p>0.075</text:p>
          </table:table-cell>
          <table:table-cell table:formula="of:=[.K10]*[.K3]*2" office:value-type="float" office:value="0.039338">
            <text:p>0.039</text:p>
          </table:table-cell>
          <table:table-cell table:formula="of:=[.L10]*[.L3]*2" office:value-type="float" office:value="0.01971">
            <text:p>0.020</text:p>
          </table:table-cell>
          <table:table-cell table:formula="of:=[.M10]*[.M3]*2" office:value-type="float" office:value="0.009273">
            <text:p>0.009</text:p>
          </table:table-cell>
          <table:table-cell table:formula="of:=[.N10]*[.N3]*2" office:value-type="float" office:value="2">
            <text:p>2.000</text:p>
          </table:table-cell>
          <table:table-cell table:style-name="ce1" table:number-columns-repeated="1009"/>
        </table:table-row>
        <table:table-row table:style-name="ro1">
          <table:table-cell table:style-name="Default" table:number-columns-repeated="14"/>
          <table:table-cell table:number-columns-repeated="1009"/>
        </table:table-row>
        <table:table-row table:style-name="ro1">
          <table:table-cell table:style-name="Default" office:value-type="string">
            <text:p>S[type]</text:p>
          </table:table-cell>
          <table:table-cell table:formula="of:=([.B7]-[.B15])/([.B14]-[.B15])" office:value-type="float" office:value="-0.0000374189771869399">
            <text:p>0.000</text:p>
          </table:table-cell>
          <table:table-cell table:formula="of:=([.C7]-[.C15])/([.C14]-[.C15])" office:value-type="float" office:value="0.114301129874033">
            <text:p>0.114</text:p>
          </table:table-cell>
          <table:table-cell table:formula="of:=([.D7]-[.D15])/([.D14]-[.D15])" office:value-type="float" office:value="0.695792847074992">
            <text:p>0.696</text:p>
          </table:table-cell>
          <table:table-cell table:formula="of:=([.E7]-[.E15])/([.E14]-[.E15])" office:value-type="float" office:value="0.752735514563827">
            <text:p>0.753</text:p>
          </table:table-cell>
          <table:table-cell table:formula="of:=([.F7]-[.F15])/([.F14]-[.F15])" office:value-type="float" office:value="-0.375652474920254">
            <text:p>-0.376</text:p>
          </table:table-cell>
          <table:table-cell table:formula="of:=([.G7]-[.G15])/([.G14]-[.G15])" office:value-type="float" office:value="-0.281442900739509">
            <text:p>-0.281</text:p>
          </table:table-cell>
          <table:table-cell table:formula="of:=([.H7]-[.H15])/([.H14]-[.H15])" office:value-type="float" office:value="0.315665277244009">
            <text:p>0.316</text:p>
          </table:table-cell>
          <table:table-cell table:formula="of:=([.I7]-[.I15])/([.I14]-[.I15])" office:value-type="float" office:value="0.565448607741389">
            <text:p>0.565</text:p>
          </table:table-cell>
          <table:table-cell table:formula="of:=([.J7]-[.J15])/([.J14]-[.J15])" office:value-type="float" office:value="0.292062287419045">
            <text:p>0.292</text:p>
          </table:table-cell>
          <table:table-cell table:formula="of:=([.K7]-[.K15])/([.K14]-[.K15])" office:value-type="float" office:value="0.486141153970209">
            <text:p>0.486</text:p>
          </table:table-cell>
          <table:table-cell table:formula="of:=([.L7]-[.L15])/([.L14]-[.L15])" office:value-type="float" office:value="0.595725776437515">
            <text:p>0.596</text:p>
          </table:table-cell>
          <table:table-cell table:formula="of:=([.M7]-[.M15])/([.M14]-[.M15])" office:value-type="float" office:value="0.61155834151088">
            <text:p>0.612</text:p>
          </table:table-cell>
          <table:table-cell table:formula="of:=([.N7]-[.N15])/([.N14]-[.N15])" office:value-type="float" office:value="-0.00000309129436546703">
            <text:p>0.000</text:p>
          </table:table-cell>
          <table:table-cell table:number-columns-repeated="1009"/>
        </table:table-row>
        <table:table-row table:style-name="ro1">
          <table:table-cell table:style-name="Default" office:value-type="string">
            <text:p>P[est]</text:p>
          </table:table-cell>
          <table:table-cell table:formula="of:=([.B18])*([.B11]-[.B12])+[.B12]" office:value-type="float" office:value="0.5277821695213">
            <text:p>0.528</text:p>
          </table:table-cell>
          <table:table-cell table:formula="of:=([.C18])*([.C11]-[.C12])+[.C12]" office:value-type="float" office:value="1.4983656822192">
            <text:p>1.498</text:p>
          </table:table-cell>
          <table:table-cell table:formula="of:=([.D18])*([.D11]-[.D12])+[.D12]" office:value-type="float" office:value="2.14984814843172">
            <text:p>2.150</text:p>
          </table:table-cell>
          <table:table-cell table:formula="of:=([.E18])*([.E11]-[.E12])+[.E12]" office:value-type="float" office:value="2.30484365348531">
            <text:p>2.305</text:p>
          </table:table-cell>
          <table:table-cell table:formula="of:=([.F18])*([.F11]-[.F12])+[.F12]" office:value-type="float" office:value="2.15240560949299">
            <text:p>2.152</text:p>
          </table:table-cell>
          <table:table-cell table:formula="of:=([.G18])*([.G11]-[.G12])+[.G12]" office:value-type="float" office:value="2.32">
            <text:p>2.320</text:p>
          </table:table-cell>
          <table:table-cell table:formula="of:=([.H18])*([.H11]-[.H12])+[.H12]" office:value-type="float" office:value="2.06118747613593">
            <text:p>2.061</text:p>
          </table:table-cell>
          <table:table-cell table:formula="of:=([.I18])*([.I11]-[.I12])+[.I12]" office:value-type="float" office:value="1.81348894624621">
            <text:p>1.813</text:p>
          </table:table-cell>
          <table:table-cell table:formula="of:=([.J18])*([.J11]-[.J12])+[.J12]" office:value-type="float" office:value="1.4061087921553">
            <text:p>1.406</text:p>
          </table:table-cell>
          <table:table-cell table:formula="of:=([.K18])*([.K11]-[.K12])+[.K12]" office:value-type="float" office:value="1.10325893538055">
            <text:p>1.103</text:p>
          </table:table-cell>
          <table:table-cell table:formula="of:=([.L18])*([.L11]-[.L12])+[.L12]" office:value-type="float" office:value="0.863926940639269">
            <text:p>0.864</text:p>
          </table:table-cell>
          <table:table-cell table:formula="of:=([.M18])*([.M11]-[.M12])+[.M12]" office:value-type="float" office:value="0.636147956432654">
            <text:p>0.636</text:p>
          </table:table-cell>
          <table:table-cell table:formula="of:=([.N18])*([.N11]-[.N12])+[.N12]" office:value-type="float" office:value="6.28318">
            <text:p>6.283</text:p>
          </table:table-cell>
          <table:table-cell table:number-columns-repeated="1009"/>
        </table:table-row>
      </table:table>
      <table:table table:name="Closed Cockpit" table:style-name="ta1" table:print="false">
        <table:table-column table:style-name="co1" table:number-columns-repeated="14" table:default-cell-style-name="ce1"/>
        <table:table-column table:style-name="co1" table:number-columns-repeated="1009" table:default-cell-style-name="Default"/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1009"/>
        </table:table-row>
        <table:table-row table:style-name="ro1">
          <table:table-cell office:value-type="string">
            <text:p>x-orig</text:p>
          </table:table-cell>
          <table:table-cell office:value-type="float" office:value="-0.841">
            <text:p>-0.841</text:p>
          </table:table-cell>
          <table:table-cell office:value-type="float" office:value="-0.704">
            <text:p>-0.704</text:p>
          </table:table-cell>
          <table:table-cell office:value-type="float" office:value="-0.472">
            <text:p>-0.472</text:p>
          </table:table-cell>
          <table:table-cell office:value-type="float" office:value="-0.241">
            <text:p>-0.241</text:p>
          </table:table-cell>
          <table:table-cell office:value-type="float" office:value="0.092">
            <text:p>0.092</text:p>
          </table:table-cell>
          <table:table-cell office:value-type="float" office:value="0.546">
            <text:p>0.546</text:p>
          </table:table-cell>
          <table:table-cell office:value-type="float" office:value="0.853">
            <text:p>0.853</text:p>
          </table:table-cell>
          <table:table-cell office:value-type="float" office:value="1.252">
            <text:p>1.252</text:p>
          </table:table-cell>
          <table:table-cell office:value-type="float" office:value="1.664">
            <text:p>1.664</text:p>
          </table:table-cell>
          <table:table-cell office:value-type="float" office:value="2.092">
            <text:p>2.092</text:p>
          </table:table-cell>
          <table:table-cell office:value-type="float" office:value="2.396">
            <text:p>2.396</text:p>
          </table:table-cell>
          <table:table-cell office:value-type="float" office:value="2.691">
            <text:p>2.691</text:p>
          </table:table-cell>
          <table:table-cell table:number-columns-repeated="1010"/>
        </table:table-row>
        <table:table-row table:style-name="ro1">
          <table:table-cell office:value-type="string">
            <text:p>x</text:p>
          </table:table-cell>
          <table:table-cell table:formula="of:=[.B2]+0.266" office:value-type="float" office:value="-0.575">
            <text:p>-0.575</text:p>
          </table:table-cell>
          <table:table-cell table:formula="of:=[.C2]+0.266" office:value-type="float" office:value="-0.438">
            <text:p>-0.438</text:p>
          </table:table-cell>
          <table:table-cell table:formula="of:=[.D2]+0.266" office:value-type="float" office:value="-0.206">
            <text:p>-0.206</text:p>
          </table:table-cell>
          <table:table-cell table:formula="of:=[.E2]+0.266" office:value-type="float" office:value="0.025">
            <text:p>0.025</text:p>
          </table:table-cell>
          <table:table-cell table:formula="of:=[.F2]+0.266" office:value-type="float" office:value="0.358">
            <text:p>0.358</text:p>
          </table:table-cell>
          <table:table-cell table:formula="of:=[.G2]+0.266" office:value-type="float" office:value="0.812">
            <text:p>0.812</text:p>
          </table:table-cell>
          <table:table-cell table:formula="of:=[.H2]+0.266" office:value-type="float" office:value="1.119">
            <text:p>1.119</text:p>
          </table:table-cell>
          <table:table-cell table:formula="of:=[.I2]+0.266" office:value-type="float" office:value="1.518">
            <text:p>1.518</text:p>
          </table:table-cell>
          <table:table-cell table:formula="of:=[.J2]+0.266" office:value-type="float" office:value="1.93">
            <text:p>1.930</text:p>
          </table:table-cell>
          <table:table-cell table:formula="of:=[.K2]+0.266" office:value-type="float" office:value="2.358">
            <text:p>2.358</text:p>
          </table:table-cell>
          <table:table-cell table:formula="of:=[.L2]+0.266" office:value-type="float" office:value="2.662">
            <text:p>2.662</text:p>
          </table:table-cell>
          <table:table-cell table:formula="of:=[.M2]+0.266" office:value-type="float" office:value="2.957">
            <text:p>2.957</text:p>
          </table:table-cell>
          <table:table-cell table:number-columns-repeated="1010"/>
        </table:table-row>
        <table:table-row table:style-name="ro1">
          <table:table-cell office:value-type="string">
            <text:p>r</text:p>
          </table:table-cell>
          <table:table-cell office:value-type="float" office:value="0.099">
            <text:p>0.099</text:p>
          </table:table-cell>
          <table:table-cell table:formula="of:=+0.382/2" office:value-type="float" office:value="0.191">
            <text:p>0.191</text:p>
          </table:table-cell>
          <table:table-cell table:number-columns-repeated="2" office:value-type="float" office:value="0.222">
            <text:p>0.222</text:p>
          </table:table-cell>
          <table:table-cell office:value-type="float" office:value="0.3">
            <text:p>0.300</text:p>
          </table:table-cell>
          <table:table-cell table:style-name="Default" office:value-type="float" office:value="0.3">
            <text:p>0.3</text:p>
          </table:table-cell>
          <table:table-cell office:value-type="float" office:value="0.216">
            <text:p>0.216</text:p>
          </table:table-cell>
          <table:table-cell table:formula="of:=+0.335/2" office:value-type="float" office:value="0.1675">
            <text:p>0.168</text:p>
          </table:table-cell>
          <table:table-cell office:value-type="float" office:value="0.135">
            <text:p>0.135</text:p>
          </table:table-cell>
          <table:table-cell table:formula="of:=+0.178/2" office:value-type="float" office:value="0.089">
            <text:p>0.089</text:p>
          </table:table-cell>
          <table:table-cell office:value-type="float" office:value="0.054">
            <text:p>0.054</text:p>
          </table:table-cell>
          <table:table-cell office:value-type="float" office:value="0.033">
            <text:p>0.033</text:p>
          </table:table-cell>
          <table:table-cell/>
          <table:table-cell table:number-columns-repeated="1009"/>
        </table:table-row>
        <table:table-row table:style-name="ro1">
          <table:table-cell office:value-type="string">
            <text:p>zu</text:p>
          </table:table-cell>
          <table:table-cell office:value-type="float" office:value="0.069">
            <text:p>0.069</text:p>
          </table:table-cell>
          <table:table-cell office:value-type="float" office:value="0.2">
            <text:p>0.200</text:p>
          </table:table-cell>
          <table:table-cell office:value-type="float" office:value="0.256">
            <text:p>0.256</text:p>
          </table:table-cell>
          <table:table-cell office:value-type="float" office:value="0.322">
            <text:p>0.322</text:p>
          </table:table-cell>
          <table:table-cell table:formula="of:=+0.489+0.025" office:value-type="float" office:value="0.514">
            <text:p>0.514</text:p>
          </table:table-cell>
          <table:table-cell table:style-name="Default" table:formula="of:=+0.603+0.1" office:value-type="float" office:value="0.703">
            <text:p>0.703</text:p>
          </table:table-cell>
          <table:table-cell table:formula="of:=0.437+0.265" office:value-type="float" office:value="0.702">
            <text:p>0.702</text:p>
          </table:table-cell>
          <table:table-cell table:formula="of:=0.413+0.25" office:value-type="float" office:value="0.663">
            <text:p>0.663</text:p>
          </table:table-cell>
          <table:table-cell table:formula="of:=+0.39+0.2" office:value-type="float" office:value="0.59">
            <text:p>0.590</text:p>
          </table:table-cell>
          <table:table-cell table:formula="of:=+0.366+0.145" office:value-type="float" office:value="0.511">
            <text:p>0.511</text:p>
          </table:table-cell>
          <table:table-cell table:formula="of:=+0.35+0.1" office:value-type="float" office:value="0.45">
            <text:p>0.450</text:p>
          </table:table-cell>
          <table:table-cell office:value-type="float" office:value="0.335">
            <text:p>0.335</text:p>
          </table:table-cell>
          <table:table-cell office:value-type="float" office:value="1">
            <text:p>1.000</text:p>
          </table:table-cell>
          <table:table-cell table:number-columns-repeated="1009"/>
        </table:table-row>
        <table:table-row table:style-name="ro1">
          <table:table-cell office:value-type="string">
            <text:p>zl</text:p>
          </table:table-cell>
          <table:table-cell office:value-type="float" office:value="-0.069">
            <text:p>-0.069</text:p>
          </table:table-cell>
          <table:table-cell office:value-type="float" office:value="-0.343">
            <text:p>-0.343</text:p>
          </table:table-cell>
          <table:table-cell office:value-type="float" office:value="-0.45">
            <text:p>-0.450</text:p>
          </table:table-cell>
          <table:table-cell office:value-type="float" office:value="-0.451">
            <text:p>-0.451</text:p>
          </table:table-cell>
          <table:table-cell office:value-type="float" office:value="-0.438">
            <text:p>-0.438</text:p>
          </table:table-cell>
          <table:table-cell table:style-name="Default" office:value-type="float" office:value="-0.397">
            <text:p>-0.397</text:p>
          </table:table-cell>
          <table:table-cell office:value-type="float" office:value="-0.339">
            <text:p>-0.339</text:p>
          </table:table-cell>
          <table:table-cell office:value-type="float" office:value="-0.252">
            <text:p>-0.252</text:p>
          </table:table-cell>
          <table:table-cell office:value-type="float" office:value="-0.169">
            <text:p>-0.169</text:p>
          </table:table-cell>
          <table:table-cell office:value-type="float" office:value="-0.076">
            <text:p>-0.076</text:p>
          </table:table-cell>
          <table:table-cell office:value-type="float" office:value="-0.015">
            <text:p>-0.015</text:p>
          </table:table-cell>
          <table:table-cell office:value-type="float" office:value="0.054">
            <text:p>0.054</text:p>
          </table:table-cell>
          <table:table-cell office:value-type="float" office:value="-1">
            <text:p>-1.000</text:p>
          </table:table-cell>
          <table:table-cell table:number-columns-repeated="1009"/>
        </table:table-row>
        <table:table-row table:style-name="ro1">
          <table:table-cell office:value-type="string">
            <text:p>p</text:p>
          </table:table-cell>
          <table:table-cell office:value-type="float" office:value="0.5277821695213">
            <text:p>0.528</text:p>
          </table:table-cell>
          <table:table-cell office:value-type="float" office:value="1.4983656822192">
            <text:p>1.498</text:p>
          </table:table-cell>
          <table:table-cell office:value-type="float" office:value="2.14984814843172">
            <text:p>2.150</text:p>
          </table:table-cell>
          <table:table-cell office:value-type="float" office:value="2.30484365348531">
            <text:p>2.305</text:p>
          </table:table-cell>
          <table:table-cell office:value-type="float" office:value="2.971">
            <text:p>2.971</text:p>
          </table:table-cell>
          <table:table-cell office:value-type="float" office:value="3.06265482457437">
            <text:p>3.063</text:p>
          </table:table-cell>
          <table:table-cell office:value-type="float" office:value="2.69311319574755">
            <text:p>2.693</text:p>
          </table:table-cell>
          <table:table-cell office:value-type="float" office:value="2.26686118280777">
            <text:p>2.267</text:p>
          </table:table-cell>
          <table:table-cell office:value-type="float" office:value="1.74533889882727">
            <text:p>1.745</text:p>
          </table:table-cell>
          <table:table-cell office:value-type="float" office:value="1.36127917026793">
            <text:p>1.361</text:p>
          </table:table-cell>
          <table:table-cell office:value-type="float" office:value="1.04657534246575">
            <text:p>1.047</text:p>
          </table:table-cell>
          <table:table-cell office:value-type="float" office:value="0.636147956432654">
            <text:p>0.636</text:p>
          </table:table-cell>
          <table:table-cell table:number-columns-repeated="1010"/>
        </table:table-row>
        <table:table-row table:style-name="ro1">
          <table:table-cell office:value-type="string">
            <text:p>s</text:p>
          </table:table-cell>
          <table:table-cell office:value-type="float" office:value="0.02146">
            <text:p>0.021</text:p>
          </table:table-cell>
          <table:table-cell office:value-type="float" office:value="0.168">
            <text:p>0.168</text:p>
          </table:table-cell>
          <table:table-cell office:value-type="float" office:value="0.293">
            <text:p>0.293</text:p>
          </table:table-cell>
          <table:table-cell office:value-type="float" office:value="0.325">
            <text:p>0.325</text:p>
          </table:table-cell>
          <table:table-cell office:value-type="float" office:value="0.547">
            <text:p>0.547</text:p>
          </table:table-cell>
          <table:table-cell office:value-type="float" office:value="0.632">
            <text:p>0.632</text:p>
          </table:table-cell>
          <table:table-cell office:value-type="float" office:value="0.411108391543117">
            <text:p>0.411</text:p>
          </table:table-cell>
          <table:table-cell office:value-type="float" office:value="0.27793984962406">
            <text:p>0.278</text:p>
          </table:table-cell>
          <table:table-cell office:value-type="float" office:value="0.173796064400716">
            <text:p>0.174</text:p>
          </table:table-cell>
          <table:table-cell office:value-type="float" office:value="0.0929638009049774">
            <text:p>0.093</text:p>
          </table:table-cell>
          <table:table-cell office:value-type="float" office:value="0.0458630136986301">
            <text:p>0.046</text:p>
          </table:table-cell>
          <table:table-cell office:value-type="float" office:value="0.017">
            <text:p>0.017</text:p>
          </table:table-cell>
          <table:table-cell table:number-columns-repeated="101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Za</text:p>
          </table:table-cell>
          <table:table-cell table:formula="of:=ABS([.B5]-[.B6])/2" office:value-type="float" office:value="0.069">
            <text:p>0.069</text:p>
          </table:table-cell>
          <table:table-cell table:formula="of:=ABS([.C5]-[.C6])/2" office:value-type="float" office:value="0.2715">
            <text:p>0.272</text:p>
          </table:table-cell>
          <table:table-cell table:formula="of:=ABS([.D5]-[.D6])/2" office:value-type="float" office:value="0.353">
            <text:p>0.353</text:p>
          </table:table-cell>
          <table:table-cell table:formula="of:=ABS([.E5]-[.E6])/2" office:value-type="float" office:value="0.3865">
            <text:p>0.387</text:p>
          </table:table-cell>
          <table:table-cell table:formula="of:=ABS([.F5]-[.F6])/2" office:value-type="float" office:value="0.476">
            <text:p>0.476</text:p>
          </table:table-cell>
          <table:table-cell table:formula="of:=ABS([.G5]-[.G6])/2" office:value-type="float" office:value="0.55">
            <text:p>0.550</text:p>
          </table:table-cell>
          <table:table-cell table:formula="of:=ABS([.H5]-[.H6])/2" office:value-type="float" office:value="0.5205">
            <text:p>0.521</text:p>
          </table:table-cell>
          <table:table-cell table:formula="of:=ABS([.I5]-[.I6])/2" office:value-type="float" office:value="0.4575">
            <text:p>0.458</text:p>
          </table:table-cell>
          <table:table-cell table:formula="of:=ABS([.J5]-[.J6])/2" office:value-type="float" office:value="0.3795">
            <text:p>0.380</text:p>
          </table:table-cell>
          <table:table-cell table:formula="of:=ABS([.K5]-[.K6])/2" office:value-type="float" office:value="0.2935">
            <text:p>0.294</text:p>
          </table:table-cell>
          <table:table-cell table:formula="of:=ABS([.L5]-[.L6])/2" office:value-type="float" office:value="0.2325">
            <text:p>0.233</text:p>
          </table:table-cell>
          <table:table-cell table:formula="of:=ABS([.M5]-[.M6])/2" office:value-type="float" office:value="0.1405">
            <text:p>0.141</text:p>
          </table:table-cell>
          <table:table-cell table:formula="of:=ABS([.N5]-[.N6])/2" office:value-type="float" office:value="1">
            <text:p>1.0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Pmax</text:p>
          </table:table-cell>
          <table:table-cell table:style-name="ce2" table:formula="of:=4*([.B11]+[.B4])" office:value-type="float" office:value="0.672">
            <text:p>0.672</text:p>
          </table:table-cell>
          <table:table-cell table:style-name="ce2" table:formula="of:=4*([.C11]+[.C4])" office:value-type="float" office:value="1.85">
            <text:p>1.850</text:p>
          </table:table-cell>
          <table:table-cell table:style-name="ce2" table:formula="of:=4*([.D11]+[.D4])" office:value-type="float" office:value="2.3">
            <text:p>2.300</text:p>
          </table:table-cell>
          <table:table-cell table:style-name="ce2" table:formula="of:=4*([.E11]+[.E4])" office:value-type="float" office:value="2.434">
            <text:p>2.434</text:p>
          </table:table-cell>
          <table:table-cell table:style-name="ce2" table:formula="of:=4*([.F11]+[.F4])" office:value-type="float" office:value="3.104">
            <text:p>3.104</text:p>
          </table:table-cell>
          <table:table-cell table:style-name="ce2" table:formula="of:=4*([.G11]+[.G4])" office:value-type="float" office:value="3.4">
            <text:p>3.400</text:p>
          </table:table-cell>
          <table:table-cell table:style-name="ce2" table:formula="of:=4*([.H11]+[.H4])" office:value-type="float" office:value="2.946">
            <text:p>2.946</text:p>
          </table:table-cell>
          <table:table-cell table:style-name="ce2" table:formula="of:=4*([.I11]+[.I4])" office:value-type="float" office:value="2.5">
            <text:p>2.500</text:p>
          </table:table-cell>
          <table:table-cell table:style-name="ce2" table:formula="of:=4*([.J11]+[.J4])" office:value-type="float" office:value="2.058">
            <text:p>2.058</text:p>
          </table:table-cell>
          <table:table-cell table:style-name="ce2" table:formula="of:=4*([.K11]+[.K4])" office:value-type="float" office:value="1.53">
            <text:p>1.530</text:p>
          </table:table-cell>
          <table:table-cell table:style-name="ce2" table:formula="of:=4*([.L11]+[.L4])" office:value-type="float" office:value="1.146">
            <text:p>1.146</text:p>
          </table:table-cell>
          <table:table-cell table:style-name="ce2" table:formula="of:=4*([.M11]+[.M4])" office:value-type="float" office:value="0.694">
            <text:p>0.694</text:p>
          </table:table-cell>
          <table:table-cell table:style-name="ce2" table:formula="of:=4*([.N11]+[.N4])" office:value-type="float" office:value="4">
            <text:p>4.000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Pcircle</text:p>
          </table:table-cell>
          <table:table-cell table:formula="of:=PI()*([.B11]+[.B4])" office:value-type="float" office:value="0.527787565803085">
            <text:p>0.528</text:p>
          </table:table-cell>
          <table:table-cell table:formula="of:=PI()*([.C11]+[.C4])" office:value-type="float" office:value="1.45298660228528">
            <text:p>1.453</text:p>
          </table:table-cell>
          <table:table-cell table:formula="of:=PI()*([.D11]+[.D4])" office:value-type="float" office:value="1.80641577581413">
            <text:p>1.806</text:p>
          </table:table-cell>
          <table:table-cell table:formula="of:=PI()*([.E11]+[.E4])" office:value-type="float" office:value="1.91165912970939">
            <text:p>1.912</text:p>
          </table:table-cell>
          <table:table-cell table:formula="of:=PI()*([.F11]+[.F4])" office:value-type="float" office:value="2.43787589918568">
            <text:p>2.438</text:p>
          </table:table-cell>
          <table:table-cell table:formula="of:=PI()*([.G11]+[.G4])" office:value-type="float" office:value="2.67035375555132">
            <text:p>2.670</text:p>
          </table:table-cell>
          <table:table-cell table:formula="of:=PI()*([.H11]+[.H4])" office:value-type="float" office:value="2.31378298936888">
            <text:p>2.314</text:p>
          </table:table-cell>
          <table:table-cell table:formula="of:=PI()*([.I11]+[.I4])" office:value-type="float" office:value="1.96349540849362">
            <text:p>1.963</text:p>
          </table:table-cell>
          <table:table-cell table:formula="of:=PI()*([.J11]+[.J4])" office:value-type="float" office:value="1.61634942027195">
            <text:p>1.616</text:p>
          </table:table-cell>
          <table:table-cell table:formula="of:=PI()*([.K11]+[.K4])" office:value-type="float" office:value="1.2016591899981">
            <text:p>1.202</text:p>
          </table:table-cell>
          <table:table-cell table:formula="of:=PI()*([.L11]+[.L4])" office:value-type="float" office:value="0.900066295253476">
            <text:p>0.900</text:p>
          </table:table-cell>
          <table:table-cell table:formula="of:=PI()*([.M11]+[.M4])" office:value-type="float" office:value="0.545066325397829">
            <text:p>0.545</text:p>
          </table:table-cell>
          <table:table-cell table:formula="of:=PI()*([.N11]+[.N4])" office:value-type="float" office:value="3.14159265358979">
            <text:p>3.142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Pmin</text:p>
          </table:table-cell>
          <table:table-cell table:formula="of:=4*([.B4]*[.B4]+[.B11]*[.B11])^0.5" office:value-type="float" office:value="0.48269244866685">
            <text:p>0.483</text:p>
          </table:table-cell>
          <table:table-cell table:formula="of:=4*([.C4]*[.C4]+[.C11]*[.C11])^0.5" office:value-type="float" office:value="1.32781474611483">
            <text:p>1.328</text:p>
          </table:table-cell>
          <table:table-cell table:formula="of:=4*([.D4]*[.D4]+[.D11]*[.D11])^0.5" office:value-type="float" office:value="1.66801918454195">
            <text:p>1.668</text:p>
          </table:table-cell>
          <table:table-cell table:formula="of:=4*([.E4]*[.E4]+[.E11]*[.E11])^0.5" office:value-type="float" office:value="1.78287969308083">
            <text:p>1.783</text:p>
          </table:table-cell>
          <table:table-cell table:formula="of:=4*([.F4]*[.F4]+[.F11]*[.F11])^0.5" office:value-type="float" office:value="2.25060347462631">
            <text:p>2.251</text:p>
          </table:table-cell>
          <table:table-cell table:formula="of:=4*([.G4]*[.G4]+[.G11]*[.G11])^0.5" office:value-type="float" office:value="2.50599281722833">
            <text:p>2.506</text:p>
          </table:table-cell>
          <table:table-cell table:formula="of:=4*([.H4]*[.H4]+[.H11]*[.H11])^0.5" office:value-type="float" office:value="2.25415616140497">
            <text:p>2.254</text:p>
          </table:table-cell>
          <table:table-cell table:formula="of:=4*([.I4]*[.I4]+[.I11]*[.I11])^0.5" office:value-type="float" office:value="1.94879449917122">
            <text:p>1.949</text:p>
          </table:table-cell>
          <table:table-cell table:formula="of:=4*([.J4]*[.J4]+[.J11]*[.J11])^0.5" office:value-type="float" office:value="1.61118713996854">
            <text:p>1.611</text:p>
          </table:table-cell>
          <table:table-cell table:formula="of:=4*([.K4]*[.K4]+[.K11]*[.K11])^0.5" office:value-type="float" office:value="1.22678930546366">
            <text:p>1.227</text:p>
          </table:table-cell>
          <table:table-cell table:formula="of:=4*([.L4]*[.L4]+[.L11]*[.L11])^0.5" office:value-type="float" office:value="0.954754418685769">
            <text:p>0.955</text:p>
          </table:table-cell>
          <table:table-cell table:formula="of:=4*([.M4]*[.M4]+[.M11]*[.M11])^0.5" office:value-type="float" office:value="0.577293686090538">
            <text:p>0.577</text:p>
          </table:table-cell>
          <table:table-cell table:formula="of:=4*([.N4]*[.N4]+[.N11]*[.N11])^0.5" office:value-type="float" office:value="4">
            <text:p>4.000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S[square]</text:p>
          </table:table-cell>
          <table:table-cell table:formula="of:=[.B11]*[.B4]*4" office:value-type="float" office:value="0.027324">
            <text:p>0.027</text:p>
          </table:table-cell>
          <table:table-cell table:formula="of:=[.C11]*[.C4]*4" office:value-type="float" office:value="0.207426">
            <text:p>0.207</text:p>
          </table:table-cell>
          <table:table-cell table:formula="of:=[.D11]*[.D4]*4" office:value-type="float" office:value="0.313464">
            <text:p>0.313</text:p>
          </table:table-cell>
          <table:table-cell table:formula="of:=[.E11]*[.E4]*4" office:value-type="float" office:value="0.343212">
            <text:p>0.343</text:p>
          </table:table-cell>
          <table:table-cell table:formula="of:=[.F11]*[.F4]*4" office:value-type="float" office:value="0.5712">
            <text:p>0.571</text:p>
          </table:table-cell>
          <table:table-cell table:formula="of:=[.G11]*[.G4]*4" office:value-type="float" office:value="0.66">
            <text:p>0.660</text:p>
          </table:table-cell>
          <table:table-cell table:formula="of:=[.H11]*[.H4]*4" office:value-type="float" office:value="0.449712">
            <text:p>0.450</text:p>
          </table:table-cell>
          <table:table-cell table:formula="of:=[.I11]*[.I4]*4" office:value-type="float" office:value="0.306525">
            <text:p>0.307</text:p>
          </table:table-cell>
          <table:table-cell table:formula="of:=[.J11]*[.J4]*4" office:value-type="float" office:value="0.20493">
            <text:p>0.205</text:p>
          </table:table-cell>
          <table:table-cell table:formula="of:=[.K11]*[.K4]*4" office:value-type="float" office:value="0.104486">
            <text:p>0.104</text:p>
          </table:table-cell>
          <table:table-cell table:formula="of:=[.L11]*[.L4]*4" office:value-type="float" office:value="0.05022">
            <text:p>0.050</text:p>
          </table:table-cell>
          <table:table-cell table:formula="of:=[.M11]*[.M4]*4" office:value-type="float" office:value="0.018546">
            <text:p>0.019</text:p>
          </table:table-cell>
          <table:table-cell table:formula="of:=[.N11]*[.N4]*4" office:value-type="float" office:value="0">
            <text:p>0.000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S[circle]</text:p>
          </table:table-cell>
          <table:table-cell table:formula="of:=[.B11]*[.B4]*PI()" office:value-type="float" office:value="0.0214602194166719">
            <text:p>0.021</text:p>
          </table:table-cell>
          <table:table-cell table:formula="of:=[.C11]*[.C4]*PI()" office:value-type="float" office:value="0.162911999440879">
            <text:p>0.163</text:p>
          </table:table-cell>
          <table:table-cell table:formula="of:=[.D11]*[.D4]*PI()" office:value-type="float" office:value="0.246194049891218">
            <text:p>0.246</text:p>
          </table:table-cell>
          <table:table-cell table:formula="of:=[.E11]*[.E4]*PI()" office:value-type="float" office:value="0.269558074455965">
            <text:p>0.270</text:p>
          </table:table-cell>
          <table:table-cell table:formula="of:=[.F11]*[.F4]*PI()" office:value-type="float" office:value="0.448619430932622">
            <text:p>0.449</text:p>
          </table:table-cell>
          <table:table-cell table:formula="of:=[.G11]*[.G4]*PI()" office:value-type="float" office:value="0.518362787842316">
            <text:p>0.518</text:p>
          </table:table-cell>
          <table:table-cell table:formula="of:=[.H11]*[.H4]*PI()" office:value-type="float" office:value="0.353202978857793">
            <text:p>0.353</text:p>
          </table:table-cell>
          <table:table-cell table:formula="of:=[.I11]*[.I4]*PI()" office:value-type="float" office:value="0.240744172035403">
            <text:p>0.241</text:p>
          </table:table-cell>
          <table:table-cell table:formula="of:=[.J11]*[.J4]*PI()" office:value-type="float" office:value="0.160951645625039">
            <text:p>0.161</text:p>
          </table:table-cell>
          <table:table-cell table:formula="of:=[.K11]*[.K4]*PI()" office:value-type="float" office:value="0.0820631125007458">
            <text:p>0.082</text:p>
          </table:table-cell>
          <table:table-cell table:formula="of:=[.L11]*[.L4]*PI()" office:value-type="float" office:value="0.0394426957658199">
            <text:p>0.039</text:p>
          </table:table-cell>
          <table:table-cell table:formula="of:=[.M11]*[.M4]*PI()" office:value-type="float" office:value="0.0145659943383691">
            <text:p>0.015</text:p>
          </table:table-cell>
          <table:table-cell table:formula="of:=[.N11]*[.N4]*PI()" office:value-type="float" office:value="0">
            <text:p>0.000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S[diamond]</text:p>
          </table:table-cell>
          <table:table-cell table:formula="of:=[.B11]*[.B4]*2" office:value-type="float" office:value="0.013662">
            <text:p>0.014</text:p>
          </table:table-cell>
          <table:table-cell table:formula="of:=[.C11]*[.C4]*2" office:value-type="float" office:value="0.103713">
            <text:p>0.104</text:p>
          </table:table-cell>
          <table:table-cell table:formula="of:=[.D11]*[.D4]*2" office:value-type="float" office:value="0.156732">
            <text:p>0.157</text:p>
          </table:table-cell>
          <table:table-cell table:formula="of:=[.E11]*[.E4]*2" office:value-type="float" office:value="0.171606">
            <text:p>0.172</text:p>
          </table:table-cell>
          <table:table-cell table:formula="of:=[.F11]*[.F4]*2" office:value-type="float" office:value="0.2856">
            <text:p>0.286</text:p>
          </table:table-cell>
          <table:table-cell table:formula="of:=[.G11]*[.G4]*2" office:value-type="float" office:value="0.33">
            <text:p>0.330</text:p>
          </table:table-cell>
          <table:table-cell table:formula="of:=[.H11]*[.H4]*2" office:value-type="float" office:value="0.224856">
            <text:p>0.225</text:p>
          </table:table-cell>
          <table:table-cell table:formula="of:=[.I11]*[.I4]*2" office:value-type="float" office:value="0.1532625">
            <text:p>0.153</text:p>
          </table:table-cell>
          <table:table-cell table:formula="of:=[.J11]*[.J4]*2" office:value-type="float" office:value="0.102465">
            <text:p>0.102</text:p>
          </table:table-cell>
          <table:table-cell table:formula="of:=[.K11]*[.K4]*2" office:value-type="float" office:value="0.052243">
            <text:p>0.052</text:p>
          </table:table-cell>
          <table:table-cell table:formula="of:=[.L11]*[.L4]*2" office:value-type="float" office:value="0.02511">
            <text:p>0.025</text:p>
          </table:table-cell>
          <table:table-cell table:formula="of:=[.M11]*[.M4]*2" office:value-type="float" office:value="0.009273">
            <text:p>0.009</text:p>
          </table:table-cell>
          <table:table-cell table:formula="of:=[.N11]*[.N4]*2" office:value-type="float" office:value="0">
            <text:p>0.000</text:p>
          </table:table-cell>
          <table:table-cell table:style-name="ce1" table:number-columns-repeated="1009"/>
        </table:table-row>
        <table:table-row table:style-name="ro1">
          <table:table-cell table:style-name="Default" table:number-columns-repeated="14"/>
          <table:table-cell table:number-columns-repeated="1009"/>
        </table:table-row>
        <table:table-row table:style-name="ro1">
          <table:table-cell table:style-name="Default" office:value-type="string">
            <text:p>S[type]</text:p>
          </table:table-cell>
          <table:table-cell office:value-type="float" office:value="-0.0000374189771869399">
            <text:p>0.000</text:p>
          </table:table-cell>
          <table:table-cell office:value-type="float" office:value="0.114301129874033">
            <text:p>0.114</text:p>
          </table:table-cell>
          <table:table-cell office:value-type="float" office:value="0.695792847074992">
            <text:p>0.696</text:p>
          </table:table-cell>
          <table:table-cell office:value-type="float" office:value="0.752735514563827">
            <text:p>0.753</text:p>
          </table:table-cell>
          <table:table-cell table:number-columns-repeated="2" office:value-type="float" office:value="0.8">
            <text:p>0.800</text:p>
          </table:table-cell>
          <table:table-cell office:value-type="float" office:value="0.6">
            <text:p>0.600</text:p>
          </table:table-cell>
          <table:table-cell office:value-type="float" office:value="0.565448607741389">
            <text:p>0.565</text:p>
          </table:table-cell>
          <table:table-cell office:value-type="float" office:value="0.292062287419045">
            <text:p>0.292</text:p>
          </table:table-cell>
          <table:table-cell office:value-type="float" office:value="0.486141153970209">
            <text:p>0.486</text:p>
          </table:table-cell>
          <table:table-cell office:value-type="float" office:value="0.595725776437515">
            <text:p>0.596</text:p>
          </table:table-cell>
          <table:table-cell office:value-type="float" office:value="0.61155834151088">
            <text:p>0.61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P[est]</text:p>
          </table:table-cell>
          <table:table-cell table:formula="of:=([.B19])*([.B12]-[.B13])+[.B13]" office:value-type="float" office:value="0.5277821695213">
            <text:p>0.528</text:p>
          </table:table-cell>
          <table:table-cell table:formula="of:=([.C19])*([.C12]-[.C13])+[.C13]" office:value-type="float" office:value="1.4983656822192">
            <text:p>1.498</text:p>
          </table:table-cell>
          <table:table-cell table:formula="of:=([.D19])*([.D12]-[.D13])+[.D13]" office:value-type="float" office:value="2.14984814843172">
            <text:p>2.150</text:p>
          </table:table-cell>
          <table:table-cell table:formula="of:=([.E19])*([.E12]-[.E13])+[.E13]" office:value-type="float" office:value="2.30484365348531">
            <text:p>2.305</text:p>
          </table:table-cell>
          <table:table-cell table:formula="of:=([.F19])*([.F12]-[.F13])+[.F13]" office:value-type="float" office:value="2.97077517983714">
            <text:p>2.971</text:p>
          </table:table-cell>
          <table:table-cell table:formula="of:=([.G19])*([.G12]-[.G13])+[.G13]" office:value-type="float" office:value="3.25407075111026">
            <text:p>3.254</text:p>
          </table:table-cell>
          <table:table-cell table:formula="of:=([.H19])*([.H12]-[.H13])+[.H13]" office:value-type="float" office:value="2.69311319574755">
            <text:p>2.693</text:p>
          </table:table-cell>
          <table:table-cell table:formula="of:=([.I19])*([.I12]-[.I13])+[.I13]" office:value-type="float" office:value="2.26686118280777">
            <text:p>2.267</text:p>
          </table:table-cell>
          <table:table-cell table:formula="of:=([.J19])*([.J12]-[.J13])+[.J13]" office:value-type="float" office:value="1.74533889882727">
            <text:p>1.745</text:p>
          </table:table-cell>
          <table:table-cell table:formula="of:=([.K19])*([.K12]-[.K13])+[.K13]" office:value-type="float" office:value="1.36127917026793">
            <text:p>1.361</text:p>
          </table:table-cell>
          <table:table-cell table:formula="of:=([.L19])*([.L12]-[.L13])+[.L13]" office:value-type="float" office:value="1.04657534246575">
            <text:p>1.047</text:p>
          </table:table-cell>
          <table:table-cell table:formula="of:=([.M19])*([.M12]-[.M13])+[.M13]" office:value-type="float" office:value="0.636147956432654">
            <text:p>0.63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 office:value-type="string">
            <text:p>S[est]</text:p>
          </table:table-cell>
          <table:table-cell table:style-name="ce4" table:formula="of:=[.B19]*([.B15]-[.B16])+[.B16]" office:value-type="float" office:value="0.02146">
            <text:p>0.021</text:p>
          </table:table-cell>
          <table:table-cell table:style-name="ce4" table:formula="of:=[.C19]*([.C15]-[.C16])+[.C16]" office:value-type="float" office:value="0.168">
            <text:p>0.168</text:p>
          </table:table-cell>
          <table:table-cell table:style-name="ce4" table:formula="of:=[.D19]*([.D15]-[.D16])+[.D16]" office:value-type="float" office:value="0.293">
            <text:p>0.293</text:p>
          </table:table-cell>
          <table:table-cell table:style-name="ce4" table:formula="of:=[.E19]*([.E15]-[.E16])+[.E16]" office:value-type="float" office:value="0.325">
            <text:p>0.325</text:p>
          </table:table-cell>
          <table:table-cell table:style-name="ce4" table:formula="of:=[.F19]*([.F15]-[.F16])+[.F16]" office:value-type="float" office:value="0.546683886186525">
            <text:p>0.547</text:p>
          </table:table-cell>
          <table:table-cell table:style-name="ce4" table:formula="of:=[.G19]*([.G15]-[.G16])+[.G16]" office:value-type="float" office:value="0.631672557568463">
            <text:p>0.632</text:p>
          </table:table-cell>
          <table:table-cell table:style-name="ce4" table:formula="of:=[.H19]*([.H15]-[.H16])+[.H16]" office:value-type="float" office:value="0.411108391543117">
            <text:p>0.411</text:p>
          </table:table-cell>
          <table:table-cell table:style-name="ce4" table:formula="of:=[.I19]*([.I15]-[.I16])+[.I16]" office:value-type="float" office:value="0.27793984962406">
            <text:p>0.278</text:p>
          </table:table-cell>
          <table:table-cell table:style-name="ce4" table:formula="of:=[.J19]*([.J15]-[.J16])+[.J16]" office:value-type="float" office:value="0.173796064400716">
            <text:p>0.174</text:p>
          </table:table-cell>
          <table:table-cell table:style-name="ce4" table:formula="of:=[.K19]*([.K15]-[.K16])+[.K16]" office:value-type="float" office:value="0.0929638009049774">
            <text:p>0.093</text:p>
          </table:table-cell>
          <table:table-cell table:style-name="ce4" table:formula="of:=[.L19]*([.L15]-[.L16])+[.L16]" office:value-type="float" office:value="0.0458630136986301">
            <text:p>0.046</text:p>
          </table:table-cell>
          <table:table-cell table:style-name="ce4" table:formula="of:=[.M19]*([.M15]-[.M16])+[.M16]" office:value-type="float" office:value="0.017">
            <text:p>0.01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/>
          <table:table-cell table:style-name="ce4" table:number-columns-repeated="12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14"/>
          <table:table-cell table:number-columns-repeated="1009"/>
        </table:table-row>
        <table:table-row table:style-name="ro1">
          <table:table-cell table:style-name="Default" office:value-type="string">
            <text:p>w</text:p>
          </table:table-cell>
          <table:table-cell table:style-name="Default" table:formula="of:=2*[.B4]" office:value-type="float" office:value="0.198">
            <text:p>0.198</text:p>
          </table:table-cell>
          <table:table-cell table:style-name="Default" table:formula="of:=2*[.C4]" office:value-type="float" office:value="0.382">
            <text:p>0.382</text:p>
          </table:table-cell>
          <table:table-cell table:style-name="Default" table:formula="of:=2*[.D4]" office:value-type="float" office:value="0.444">
            <text:p>0.444</text:p>
          </table:table-cell>
          <table:table-cell table:style-name="Default" table:formula="of:=2*[.E4]" office:value-type="float" office:value="0.444">
            <text:p>0.444</text:p>
          </table:table-cell>
          <table:table-cell table:style-name="Default" table:formula="of:=2*[.F4]" office:value-type="float" office:value="0.6">
            <text:p>0.6</text:p>
          </table:table-cell>
          <table:table-cell table:style-name="Default" table:formula="of:=2*[.G4]" office:value-type="float" office:value="0.6">
            <text:p>0.6</text:p>
          </table:table-cell>
          <table:table-cell table:style-name="Default" table:formula="of:=2*[.H4]" office:value-type="float" office:value="0.432">
            <text:p>0.432</text:p>
          </table:table-cell>
          <table:table-cell table:style-name="Default" table:formula="of:=2*[.I4]" office:value-type="float" office:value="0.335">
            <text:p>0.335</text:p>
          </table:table-cell>
          <table:table-cell table:style-name="Default" table:formula="of:=2*[.J4]" office:value-type="float" office:value="0.27">
            <text:p>0.27</text:p>
          </table:table-cell>
          <table:table-cell table:style-name="Default" table:formula="of:=2*[.K4]" office:value-type="float" office:value="0.178">
            <text:p>0.178</text:p>
          </table:table-cell>
          <table:table-cell table:style-name="Default" table:formula="of:=2*[.L4]" office:value-type="float" office:value="0.108">
            <text:p>0.108</text:p>
          </table:table-cell>
          <table:table-cell table:style-name="Default" table:formula="of:=2*[.M4]" office:value-type="float" office:value="0.066">
            <text:p>0.06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 office:value-type="string">
            <text:p>h</text:p>
          </table:table-cell>
          <table:table-cell table:style-name="Default" table:formula="of:=2*[.B11]" office:value-type="float" office:value="0.138">
            <text:p>0.138</text:p>
          </table:table-cell>
          <table:table-cell table:style-name="Default" table:formula="of:=2*[.C11]" office:value-type="float" office:value="0.543">
            <text:p>0.543</text:p>
          </table:table-cell>
          <table:table-cell table:style-name="Default" table:formula="of:=2*[.D11]" office:value-type="float" office:value="0.706">
            <text:p>0.706</text:p>
          </table:table-cell>
          <table:table-cell table:style-name="Default" table:formula="of:=2*[.E11]" office:value-type="float" office:value="0.773">
            <text:p>0.773</text:p>
          </table:table-cell>
          <table:table-cell table:style-name="Default" table:formula="of:=2*[.F11]" office:value-type="float" office:value="0.952">
            <text:p>0.952</text:p>
          </table:table-cell>
          <table:table-cell table:style-name="Default" table:formula="of:=2*[.G11]" office:value-type="float" office:value="1.1">
            <text:p>1.1</text:p>
          </table:table-cell>
          <table:table-cell table:style-name="Default" table:formula="of:=2*[.H11]" office:value-type="float" office:value="1.041">
            <text:p>1.041</text:p>
          </table:table-cell>
          <table:table-cell table:style-name="Default" table:formula="of:=2*[.I11]" office:value-type="float" office:value="0.915">
            <text:p>0.915</text:p>
          </table:table-cell>
          <table:table-cell table:style-name="Default" table:formula="of:=2*[.J11]" office:value-type="float" office:value="0.759">
            <text:p>0.759</text:p>
          </table:table-cell>
          <table:table-cell table:style-name="Default" table:formula="of:=2*[.K11]" office:value-type="float" office:value="0.587">
            <text:p>0.587</text:p>
          </table:table-cell>
          <table:table-cell table:style-name="Default" table:formula="of:=2*[.L11]" office:value-type="float" office:value="0.465">
            <text:p>0.465</text:p>
          </table:table-cell>
          <table:table-cell table:style-name="Default" table:formula="of:=2*[.M11]" office:value-type="float" office:value="0.281">
            <text:p>0.28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 office:value-type="string">
            <text:p>s</text:p>
          </table:table-cell>
          <table:table-cell table:formula="of:=[.B25]*[.B24]" office:value-type="float" office:value="0.027324">
            <text:p>0.027</text:p>
          </table:table-cell>
          <table:table-cell table:formula="of:=[.C25]*[.C24]" office:value-type="float" office:value="0.207426">
            <text:p>0.207</text:p>
          </table:table-cell>
          <table:table-cell table:formula="of:=[.D25]*[.D24]" office:value-type="float" office:value="0.313464">
            <text:p>0.313</text:p>
          </table:table-cell>
          <table:table-cell table:formula="of:=[.E25]*[.E24]" office:value-type="float" office:value="0.343212">
            <text:p>0.343</text:p>
          </table:table-cell>
          <table:table-cell table:formula="of:=[.F25]*[.F24]" office:value-type="float" office:value="0.5712">
            <text:p>0.571</text:p>
          </table:table-cell>
          <table:table-cell table:formula="of:=[.G25]*[.G24]" office:value-type="float" office:value="0.66">
            <text:p>0.660</text:p>
          </table:table-cell>
          <table:table-cell table:formula="of:=[.H25]*[.H24]" office:value-type="float" office:value="0.449712">
            <text:p>0.450</text:p>
          </table:table-cell>
          <table:table-cell table:formula="of:=[.I25]*[.I24]" office:value-type="float" office:value="0.306525">
            <text:p>0.307</text:p>
          </table:table-cell>
          <table:table-cell table:formula="of:=[.J25]*[.J24]" office:value-type="float" office:value="0.20493">
            <text:p>0.205</text:p>
          </table:table-cell>
          <table:table-cell table:formula="of:=[.K25]*[.K24]" office:value-type="float" office:value="0.104486">
            <text:p>0.104</text:p>
          </table:table-cell>
          <table:table-cell table:formula="of:=[.L25]*[.L24]" office:value-type="float" office:value="0.05022">
            <text:p>0.050</text:p>
          </table:table-cell>
          <table:table-cell table:formula="of:=[.M25]*[.M24]" office:value-type="float" office:value="0.018546">
            <text:p>0.019</text:p>
          </table:table-cell>
          <table:table-cell table:style-name="Default"/>
          <table:table-cell table:number-columns-repeated="1009"/>
        </table:table-row>
      </table:table>
      <table:table table:name="DATCOM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ALPHA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office:value-type="string">
            <text:p>CM</text:p>
          </table:table-cell>
          <table:table-cell office:value-type="string">
            <text:p>CN</text:p>
          </table:table-cell>
          <table:table-cell office:value-type="string">
            <text:p>CA</text:p>
          </table:table-cell>
          <table:table-cell office:value-type="string">
            <text:p>XCP</text:p>
          </table:table-cell>
          <table:table-cell table:style-name="ce14" office:value-type="string">
            <text:p>CLA</text:p>
          </table:table-cell>
          <table:table-cell table:style-name="ce14" office:value-type="string">
            <text:p>CMA</text:p>
          </table:table-cell>
          <table:table-cell table:style-name="ce14" office:value-type="string">
            <text:p>CYB</text:p>
          </table:table-cell>
          <table:table-cell table:style-name="ce14" office:value-type="string">
            <text:p>CNB</text:p>
          </table:table-cell>
          <table:table-cell table:style-name="ce14" office:value-type="string">
            <text:p>CLB</text:p>
          </table:table-cell>
        </table:table-row>
        <table:table-row table:style-name="ro1">
          <table:table-cell/>
          <table:table-cell office:value-type="float" office:value="-16">
            <text:p>-16</text:p>
          </table:table-cell>
          <table:table-cell office:value-type="float" office:value="0.1">
            <text:p>0.1</text:p>
          </table:table-cell>
          <table:table-cell office:value-type="float" office:value="-1.067">
            <text:p>-1.067</text:p>
          </table:table-cell>
          <table:table-cell office:value-type="float" office:value="-0.1878">
            <text:p>-0.1878</text:p>
          </table:table-cell>
          <table:table-cell office:value-type="float" office:value="-1.054">
            <text:p>-1.054</text:p>
          </table:table-cell>
          <table:table-cell office:value-type="float" office:value="-0.198">
            <text:p>-0.198</text:p>
          </table:table-cell>
          <table:table-cell office:value-type="float" office:value="0.178">
            <text:p>0.178</text:p>
          </table:table-cell>
          <table:table-cell office:value-type="float" office:value="5.254">
            <text:p>5.2540</text:p>
          </table:table-cell>
          <table:table-cell office:value-type="float" office:value="1.825">
            <text:p>1.8250</text:p>
          </table:table-cell>
          <table:table-cell table:style-name="ce5" office:value-type="float" office:value="-0.3343">
            <text:p>-0.3343</text:p>
          </table:table-cell>
          <table:table-cell table:style-name="ce7" office:value-type="float" office:value="0.02">
            <text:p>0.02000</text:p>
          </table:table-cell>
          <table:table-cell table:style-name="ce7" office:value-type="float" office:value="-0.02281">
            <text:p>-0.02281</text:p>
          </table:table-cell>
        </table:table-row>
        <table:table-row table:style-name="ro1">
          <table:table-cell/>
          <table:table-cell office:value-type="float" office:value="-8">
            <text:p>-8</text:p>
          </table:table-cell>
          <table:table-cell office:value-type="float" office:value="0.03">
            <text:p>0.03</text:p>
          </table:table-cell>
          <table:table-cell office:value-type="float" office:value="-0.36">
            <text:p>-0.36</text:p>
          </table:table-cell>
          <table:table-cell office:value-type="float" office:value="-0.0258">
            <text:p>-0.0258</text:p>
          </table:table-cell>
          <table:table-cell office:value-type="float" office:value="-0.361">
            <text:p>-0.361</text:p>
          </table:table-cell>
          <table:table-cell office:value-type="float" office:value="-0.021">
            <text:p>-0.021</text:p>
          </table:table-cell>
          <table:table-cell office:value-type="float" office:value="0.071">
            <text:p>0.071</text:p>
          </table:table-cell>
          <table:table-cell office:value-type="float" office:value="4.731">
            <text:p>4.7310</text:p>
          </table:table-cell>
          <table:table-cell office:value-type="float" office:value="0.9097">
            <text:p>0.9097</text:p>
          </table:table-cell>
          <table:table-cell table:number-columns-repeated="2"/>
          <table:table-cell table:style-name="ce7" office:value-type="float" office:value="-0.06681">
            <text:p>-0.06681</text:p>
          </table:table-cell>
        </table:table-row>
        <table:table-row table:style-name="ro1">
          <table:table-cell/>
          <table:table-cell office:value-type="float" office:value="-6">
            <text:p>-6</text:p>
          </table:table-cell>
          <table:table-cell office:value-type="float" office:value="0.023">
            <text:p>0.023</text:p>
          </table:table-cell>
          <table:table-cell office:value-type="float" office:value="-0.198">
            <text:p>-0.198</text:p>
          </table:table-cell>
          <table:table-cell office:value-type="float" office:value="0.0038">
            <text:p>0.0038</text:p>
          </table:table-cell>
          <table:table-cell office:value-type="float" office:value="-0.2">
            <text:p>-0.2</text:p>
          </table:table-cell>
          <table:table-cell office:value-type="float" office:value="0.002">
            <text:p>0.002</text:p>
          </table:table-cell>
          <table:table-cell office:value-type="float" office:value="-0.019">
            <text:p>-0.019</text:p>
          </table:table-cell>
          <table:table-cell office:value-type="float" office:value="4.511">
            <text:p>4.5110</text:p>
          </table:table-cell>
          <table:table-cell office:value-type="float" office:value="0.8043">
            <text:p>0.8043</text:p>
          </table:table-cell>
          <table:table-cell table:number-columns-repeated="2"/>
          <table:table-cell table:style-name="ce7" office:value-type="float" office:value="-0.07711">
            <text:p>-0.07711</text:p>
          </table:table-cell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0.02">
            <text:p>0.02</text:p>
          </table:table-cell>
          <table:table-cell office:value-type="float" office:value="-0.046">
            <text:p>-0.046</text:p>
          </table:table-cell>
          <table:table-cell office:value-type="float" office:value="0.0303">
            <text:p>0.0303</text:p>
          </table:table-cell>
          <table:table-cell office:value-type="float" office:value="-0.047">
            <text:p>-0.047</text:p>
          </table:table-cell>
          <table:table-cell office:value-type="float" office:value="0.017">
            <text:p>0.017</text:p>
          </table:table-cell>
          <table:table-cell office:value-type="float" office:value="-0.647">
            <text:p>-0.647</text:p>
          </table:table-cell>
          <table:table-cell office:value-type="float" office:value="4.382">
            <text:p>4.3820</text:p>
          </table:table-cell>
          <table:table-cell office:value-type="float" office:value="0.8228">
            <text:p>0.8228</text:p>
          </table:table-cell>
          <table:table-cell table:number-columns-repeated="2"/>
          <table:table-cell table:style-name="ce7" office:value-type="float" office:value="-0.08666">
            <text:p>-0.08666</text:p>
          </table:table-cell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0.021">
            <text:p>0.021</text:p>
          </table:table-cell>
          <table:table-cell office:value-type="float" office:value="0.108">
            <text:p>0.108</text:p>
          </table:table-cell>
          <table:table-cell office:value-type="float" office:value="0.0612">
            <text:p>0.0612</text:p>
          </table:table-cell>
          <table:table-cell office:value-type="float" office:value="0.107">
            <text:p>0.107</text:p>
          </table:table-cell>
          <table:table-cell office:value-type="float" office:value="0.025">
            <text:p>0.025</text:p>
          </table:table-cell>
          <table:table-cell office:value-type="float" office:value="0.573">
            <text:p>0.573</text:p>
          </table:table-cell>
          <table:table-cell office:value-type="float" office:value="4.509">
            <text:p>4.5090</text:p>
          </table:table-cell>
          <table:table-cell office:value-type="float" office:value="0.9707">
            <text:p>0.9707</text:p>
          </table:table-cell>
          <table:table-cell table:number-columns-repeated="2"/>
          <table:table-cell table:style-name="ce7" office:value-type="float" office:value="-0.09622">
            <text:p>-0.09622</text:p>
          </table:table-cell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0.023">
            <text:p>0.023</text:p>
          </table:table-cell>
          <table:table-cell office:value-type="float" office:value="0.187">
            <text:p>0.187</text:p>
          </table:table-cell>
          <table:table-cell office:value-type="float" office:value="0.0789">
            <text:p>0.0789</text:p>
          </table:table-cell>
          <table:table-cell office:value-type="float" office:value="0.187">
            <text:p>0.187</text:p>
          </table:table-cell>
          <table:table-cell office:value-type="float" office:value="0.026">
            <text:p>0.026</text:p>
          </table:table-cell>
          <table:table-cell office:value-type="float" office:value="0.422">
            <text:p>0.422</text:p>
          </table:table-cell>
          <table:table-cell office:value-type="float" office:value="4.647">
            <text:p>4.6470</text:p>
          </table:table-cell>
          <table:table-cell office:value-type="float" office:value="1.055">
            <text:p>1.0550</text:p>
          </table:table-cell>
          <table:table-cell table:number-columns-repeated="2"/>
          <table:table-cell table:style-name="ce7" office:value-type="float" office:value="-0.1012">
            <text:p>-0.1012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.27">
            <text:p>0.27</text:p>
          </table:table-cell>
          <table:table-cell office:value-type="float" office:value="0.098">
            <text:p>0.098</text:p>
          </table:table-cell>
          <table:table-cell office:value-type="float" office:value="0.27">
            <text:p>0.27</text:p>
          </table:table-cell>
          <table:table-cell office:value-type="float" office:value="0.025">
            <text:p>0.025</text:p>
          </table:table-cell>
          <table:table-cell office:value-type="float" office:value="0.363">
            <text:p>0.363</text:p>
          </table:table-cell>
          <table:table-cell office:value-type="float" office:value="4.777">
            <text:p>4.7770</text:p>
          </table:table-cell>
          <table:table-cell office:value-type="float" office:value="1.161">
            <text:p>1.1610</text:p>
          </table:table-cell>
          <table:table-cell table:number-columns-repeated="2"/>
          <table:table-cell table:style-name="ce7" office:value-type="float" office:value="-0.1064">
            <text:p>-0.1064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float" office:value="0.354">
            <text:p>0.354</text:p>
          </table:table-cell>
          <table:table-cell office:value-type="float" office:value="0.1194">
            <text:p>0.1194</text:p>
          </table:table-cell>
          <table:table-cell office:value-type="float" office:value="0.355">
            <text:p>0.355</text:p>
          </table:table-cell>
          <table:table-cell office:value-type="float" office:value="0.023">
            <text:p>0.023</text:p>
          </table:table-cell>
          <table:table-cell office:value-type="float" office:value="0.337">
            <text:p>0.337</text:p>
          </table:table-cell>
          <table:table-cell office:value-type="float" office:value="4.888">
            <text:p>4.8880</text:p>
          </table:table-cell>
          <table:table-cell office:value-type="float" office:value="1.259">
            <text:p>1.2590</text:p>
          </table:table-cell>
          <table:table-cell table:number-columns-repeated="2"/>
          <table:table-cell table:style-name="ce7" office:value-type="float" office:value="-0.1117">
            <text:p>-0.1117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34">
            <text:p>0.034</text:p>
          </table:table-cell>
          <table:table-cell office:value-type="float" office:value="0.44">
            <text:p>0.44</text:p>
          </table:table-cell>
          <table:table-cell office:value-type="float" office:value="0.142">
            <text:p>0.142</text:p>
          </table:table-cell>
          <table:table-cell office:value-type="float" office:value="0.441">
            <text:p>0.441</text:p>
          </table:table-cell>
          <table:table-cell office:value-type="float" office:value="0.018">
            <text:p>0.018</text:p>
          </table:table-cell>
          <table:table-cell office:value-type="float" office:value="0.322">
            <text:p>0.322</text:p>
          </table:table-cell>
          <table:table-cell office:value-type="float" office:value="4.998">
            <text:p>4.9980</text:p>
          </table:table-cell>
          <table:table-cell office:value-type="float" office:value="1.291">
            <text:p>1.2910</text:p>
          </table:table-cell>
          <table:table-cell table:number-columns-repeated="2"/>
          <table:table-cell table:style-name="ce7" office:value-type="float" office:value="-0.1172">
            <text:p>-0.1172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47">
            <text:p>0.047</text:p>
          </table:table-cell>
          <table:table-cell office:value-type="float" office:value="0.619">
            <text:p>0.619</text:p>
          </table:table-cell>
          <table:table-cell office:value-type="float" office:value="0.187">
            <text:p>0.187</text:p>
          </table:table-cell>
          <table:table-cell office:value-type="float" office:value="0.62">
            <text:p>0.62</text:p>
          </table:table-cell>
          <table:table-cell office:value-type="float" office:value="0.004">
            <text:p>0.004</text:p>
          </table:table-cell>
          <table:table-cell office:value-type="float" office:value="0.301">
            <text:p>0.301</text:p>
          </table:table-cell>
          <table:table-cell office:value-type="float" office:value="5.181">
            <text:p>5.1810</text:p>
          </table:table-cell>
          <table:table-cell office:value-type="float" office:value="1.181">
            <text:p>1.1810</text:p>
          </table:table-cell>
          <table:table-cell table:number-columns-repeated="2"/>
          <table:table-cell table:style-name="ce7" office:value-type="float" office:value="-0.1286">
            <text:p>-0.1286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65">
            <text:p>0.065</text:p>
          </table:table-cell>
          <table:table-cell office:value-type="float" office:value="0.802">
            <text:p>0.802</text:p>
          </table:table-cell>
          <table:table-cell office:value-type="float" office:value="0.2244">
            <text:p>0.2244</text:p>
          </table:table-cell>
          <table:table-cell office:value-type="float" office:value="0.805">
            <text:p>0.805</text:p>
          </table:table-cell>
          <table:table-cell office:value-type="float" office:value="-0.019">
            <text:p>-0.019</text:p>
          </table:table-cell>
          <table:table-cell office:value-type="float" office:value="0.279">
            <text:p>0.279</text:p>
          </table:table-cell>
          <table:table-cell office:value-type="float" office:value="5.324">
            <text:p>5.3240</text:p>
          </table:table-cell>
          <table:table-cell office:value-type="float" office:value="0.9624">
            <text:p>0.9624</text:p>
          </table:table-cell>
          <table:table-cell table:number-columns-repeated="2"/>
          <table:table-cell table:style-name="ce7" office:value-type="float" office:value="-0.1404">
            <text:p>-0.1404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89">
            <text:p>0.089</text:p>
          </table:table-cell>
          <table:table-cell office:value-type="float" office:value="0.99">
            <text:p>0.99</text:p>
          </table:table-cell>
          <table:table-cell office:value-type="float" office:value="0.2542">
            <text:p>0.2542</text:p>
          </table:table-cell>
          <table:table-cell office:value-type="float" office:value="0.993">
            <text:p>0.993</text:p>
          </table:table-cell>
          <table:table-cell office:value-type="float" office:value="-0.05">
            <text:p>-0.05</text:p>
          </table:table-cell>
          <table:table-cell office:value-type="float" office:value="0.256">
            <text:p>0.256</text:p>
          </table:table-cell>
          <table:table-cell office:value-type="float" office:value="5.429">
            <text:p>5.4290</text:p>
          </table:table-cell>
          <table:table-cell office:value-type="float" office:value="1.173">
            <text:p>1.1730</text:p>
          </table:table-cell>
          <table:table-cell table:number-columns-repeated="2"/>
          <table:table-cell table:style-name="ce7" office:value-type="float" office:value="-0.1524">
            <text:p>-0.1524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18">
            <text:p>0.118</text:p>
          </table:table-cell>
          <table:table-cell office:value-type="float" office:value="1.181">
            <text:p>1.181</text:p>
          </table:table-cell>
          <table:table-cell office:value-type="float" office:value="0.3063">
            <text:p>0.3063</text:p>
          </table:table-cell>
          <table:table-cell office:value-type="float" office:value="1.184">
            <text:p>1.184</text:p>
          </table:table-cell>
          <table:table-cell office:value-type="float" office:value="-0.089">
            <text:p>-0.089</text:p>
          </table:table-cell>
          <table:table-cell office:value-type="float" office:value="0.259">
            <text:p>0.259</text:p>
          </table:table-cell>
          <table:table-cell office:value-type="float" office:value="5.274">
            <text:p>5.2740</text:p>
          </table:table-cell>
          <table:table-cell office:value-type="float" office:value="1.448">
            <text:p>1.4480</text:p>
          </table:table-cell>
          <table:table-cell table:number-columns-repeated="2"/>
          <table:table-cell table:style-name="ce7" office:value-type="float" office:value="-0.1645">
            <text:p>-0.1645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149">
            <text:p>0.149</text:p>
          </table:table-cell>
          <table:table-cell office:value-type="float" office:value="1.358">
            <text:p>1.358</text:p>
          </table:table-cell>
          <table:table-cell office:value-type="float" office:value="0.3553">
            <text:p>0.3553</text:p>
          </table:table-cell>
          <table:table-cell office:value-type="float" office:value="1.36">
            <text:p>1.36</text:p>
          </table:table-cell>
          <table:table-cell office:value-type="float" office:value="-0.136">
            <text:p>-0.136</text:p>
          </table:table-cell>
          <table:table-cell office:value-type="float" office:value="0.261">
            <text:p>0.261</text:p>
          </table:table-cell>
          <table:table-cell office:value-type="float" office:value="4.518">
            <text:p>4.5180</text:p>
          </table:table-cell>
          <table:table-cell office:value-type="float" office:value="0.1119">
            <text:p>0.1119</text:p>
          </table:table-cell>
          <table:table-cell table:number-columns-repeated="2"/>
          <table:table-cell table:style-name="ce7" office:value-type="float" office:value="-0.1751">
            <text:p>-0.1751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176">
            <text:p>0.176</text:p>
          </table:table-cell>
          <table:table-cell office:value-type="float" office:value="1.497">
            <text:p>1.497</text:p>
          </table:table-cell>
          <table:table-cell office:value-type="float" office:value="0.3141">
            <text:p>0.3141</text:p>
          </table:table-cell>
          <table:table-cell office:value-type="float" office:value="1.495">
            <text:p>1.495</text:p>
          </table:table-cell>
          <table:table-cell office:value-type="float" office:value="-0.191">
            <text:p>-0.191</text:p>
          </table:table-cell>
          <table:table-cell office:value-type="float" office:value="0.21">
            <text:p>0.21</text:p>
          </table:table-cell>
          <table:table-cell office:value-type="float" office:value="3.529">
            <text:p>3.5290</text:p>
          </table:table-cell>
          <table:table-cell office:value-type="float" office:value="-1.679">
            <text:p>-1.6790</text:p>
          </table:table-cell>
          <table:table-cell table:number-columns-repeated="2"/>
          <table:table-cell table:style-name="ce7" office:value-type="float" office:value="-0.1825">
            <text:p>-0.1825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1.605">
            <text:p>1.605</text:p>
          </table:table-cell>
          <table:table-cell office:value-type="float" office:value="0.2381">
            <text:p>0.2381</text:p>
          </table:table-cell>
          <table:table-cell office:value-type="float" office:value="1.598">
            <text:p>1.598</text:p>
          </table:table-cell>
          <table:table-cell office:value-type="float" office:value="-0.25">
            <text:p>-0.25</text:p>
          </table:table-cell>
          <table:table-cell office:value-type="float" office:value="0.149">
            <text:p>0.149</text:p>
          </table:table-cell>
          <table:table-cell office:value-type="float" office:value="2.646">
            <text:p>2.6460</text:p>
          </table:table-cell>
          <table:table-cell office:value-type="float" office:value="-1.865">
            <text:p>-1.8650</text:p>
          </table:table-cell>
          <table:table-cell table:number-columns-repeated="2"/>
          <table:table-cell table:style-name="ce7" office:value-type="float" office:value="-0.1878">
            <text:p>-0.1878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218">
            <text:p>0.218</text:p>
          </table:table-cell>
          <table:table-cell office:value-type="float" office:value="1.681">
            <text:p>1.681</text:p>
          </table:table-cell>
          <table:table-cell office:value-type="float" office:value="0.1839">
            <text:p>0.1839</text:p>
          </table:table-cell>
          <table:table-cell office:value-type="float" office:value="1.666">
            <text:p>1.666</text:p>
          </table:table-cell>
          <table:table-cell office:value-type="float" office:value="-0.312">
            <text:p>-0.312</text:p>
          </table:table-cell>
          <table:table-cell office:value-type="float" office:value="0.11">
            <text:p>0.11</text:p>
          </table:table-cell>
          <table:table-cell office:value-type="float" office:value="1.859">
            <text:p>1.8590</text:p>
          </table:table-cell>
          <table:table-cell office:value-type="float" office:value="-1.873">
            <text:p>-1.8730</text:p>
          </table:table-cell>
          <table:table-cell table:number-columns-repeated="2"/>
          <table:table-cell table:style-name="ce7" office:value-type="float" office:value="-0.1899">
            <text:p>-0.1899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226">
            <text:p>0.226</text:p>
          </table:table-cell>
          <table:table-cell office:value-type="float" office:value="1.711">
            <text:p>1.711</text:p>
          </table:table-cell>
          <table:table-cell office:value-type="float" office:value="0.1484">
            <text:p>0.1484</text:p>
          </table:table-cell>
          <table:table-cell office:value-type="float" office:value="1.691">
            <text:p>1.691</text:p>
          </table:table-cell>
          <table:table-cell office:value-type="float" office:value="-0.344">
            <text:p>-0.344</text:p>
          </table:table-cell>
          <table:table-cell office:value-type="float" office:value="0.088">
            <text:p>0.088</text:p>
          </table:table-cell>
          <table:table-cell office:value-type="float" office:value="1.519">
            <text:p>1.5190</text:p>
          </table:table-cell>
          <table:table-cell office:value-type="float" office:value="-2.371">
            <text:p>-2.3710</text:p>
          </table:table-cell>
          <table:table-cell table:number-columns-repeated="2"/>
          <table:table-cell table:style-name="ce7" office:value-type="float" office:value="-0.1902">
            <text:p>-0.1902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233">
            <text:p>0.233</text:p>
          </table:table-cell>
          <table:table-cell office:value-type="float" office:value="1.734">
            <text:p>1.734</text:p>
          </table:table-cell>
          <table:table-cell office:value-type="float" office:value="0.1011">
            <text:p>0.1011</text:p>
          </table:table-cell>
          <table:table-cell office:value-type="float" office:value="1.709">
            <text:p>1.709</text:p>
          </table:table-cell>
          <table:table-cell office:value-type="float" office:value="-0.375">
            <text:p>-0.375</text:p>
          </table:table-cell>
          <table:table-cell office:value-type="float" office:value="0.059">
            <text:p>0.059</text:p>
          </table:table-cell>
          <table:table-cell office:value-type="float" office:value="0.1258">
            <text:p>0.1258</text:p>
          </table:table-cell>
          <table:table-cell office:value-type="float" office:value="-2.923">
            <text:p>-2.9230</text:p>
          </table:table-cell>
          <table:table-cell table:number-columns-repeated="2"/>
          <table:table-cell table:style-name="ce7" office:value-type="float" office:value="-0.1897">
            <text:p>-0.1897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229">
            <text:p>0.229</text:p>
          </table:table-cell>
          <table:table-cell office:value-type="float" office:value="1.715">
            <text:p>1.715</text:p>
          </table:table-cell>
          <table:table-cell office:value-type="float" office:value="0.0463">
            <text:p>0.0463</text:p>
          </table:table-cell>
          <table:table-cell office:value-type="float" office:value="1.683">
            <text:p>1.683</text:p>
          </table:table-cell>
          <table:table-cell office:value-type="float" office:value="-0.401">
            <text:p>-0.401</text:p>
          </table:table-cell>
          <table:table-cell office:value-type="float" office:value="0.028">
            <text:p>0.028</text:p>
          </table:table-cell>
          <table:table-cell office:value-type="float" office:value="-2.317">
            <text:p>-2.3170</text:p>
          </table:table-cell>
          <table:table-cell office:value-type="float" office:value="-3.352">
            <text:p>-3.3520</text:p>
          </table:table-cell>
          <table:table-cell table:number-columns-repeated="2"/>
          <table:table-cell table:style-name="ce7" office:value-type="float" office:value="-0.1859">
            <text:p>-0.18590</text:p>
          </table:table-cell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2"/>
          <table:table-cell table:style-name="ce5" table:formula="of:=AVERAGE([.M2:.M21])" office:value-type="float" office:value="-0.1336555">
            <text:p>-0.1337</text:p>
          </table:table-cell>
        </table:table-row>
        <table:table-row table:style-name="ro1" table:number-rows-repeated="2">
          <table:table-cell table:number-columns-repeated="8"/>
          <table:table-cell table:style-name="ce14" table:number-columns-repeated="3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N Alpha</text:p>
          </table:table-cell>
          <table:table-cell table:style-name="ce14" table:number-columns-repeated="2"/>
          <table:table-cell office:value-type="string">
            <text:p>CA Alpha</text:p>
          </table:table-cell>
          <table:table-cell/>
          <table:table-cell table:style-name="Default"/>
          <table:table-cell table:style-name="Default" office:value-type="string">
            <text:p>CM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3.1416">
            <text:p>-3.1416</text:p>
          </table:table-cell>
          <table:table-cell office:value-type="float" office:value="0">
            <text:p>0</text:p>
          </table:table-cell>
          <table:table-cell/>
          <table:table-cell table:style-name="ce14" office:value-type="float" office:value="-3.1416">
            <text:p>-3.1416</text:p>
          </table:table-cell>
          <table:table-cell table:style-name="ce14" office:value-type="float" office:value="0.22">
            <text:p>0.22</text:p>
          </table:table-cell>
          <table:table-cell/>
          <table:table-cell table:style-name="ce14" office:value-type="float" office:value="-3.1416">
            <text:p>-3.1416</text:p>
          </table:table-cell>
          <table:table-cell table:formula="of:=[.K26]" office:value-type="float" office:value="0.0000036732051033218">
            <text:p>0.0000</text:p>
          </table:table-cell>
          <table:table-cell table:formula="of:=SIN([.I26])*[.$K$25]" office:value-type="float" office:value="0.0000036732051033218">
            <text:p>0.00000367320510332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2.618">
            <text:p>-2.618</text:p>
          </table:table-cell>
          <table:table-cell office:value-type="float" office:value="-0.7">
            <text:p>-0.7</text:p>
          </table:table-cell>
          <table:table-cell/>
          <table:table-cell table:style-name="ce14" office:value-type="float" office:value="-2.618">
            <text:p>-2.618</text:p>
          </table:table-cell>
          <table:table-cell table:style-name="ce14" office:value-type="float" office:value="0.191">
            <text:p>0.191</text:p>
          </table:table-cell>
          <table:table-cell/>
          <table:table-cell table:style-name="ce14" office:value-type="float" office:value="-2.618">
            <text:p>-2.618</text:p>
          </table:table-cell>
          <table:table-cell table:formula="of:=[.K27]" office:value-type="float" office:value="-0.249997349087871">
            <text:p>-0.2500</text:p>
          </table:table-cell>
          <table:table-cell table:formula="of:=SIN([.I27])*[.$K$25]" office:value-type="float" office:value="-0.249997349087871">
            <text:p>-0.2499973490878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2.3562">
            <text:p>-2.3562</text:p>
          </table:table-cell>
          <table:table-cell office:value-type="float" office:value="-0.99">
            <text:p>-0.99</text:p>
          </table:table-cell>
          <table:table-cell/>
          <table:table-cell office:value-type="float" office:value="-2.3562">
            <text:p>-2.3562</text:p>
          </table:table-cell>
          <table:table-cell office:value-type="float" office:value="0.156">
            <text:p>0.156</text:p>
          </table:table-cell>
          <table:table-cell/>
          <table:table-cell table:style-name="Default" office:value-type="float" office:value="-2.3562">
            <text:p>-2.3562</text:p>
          </table:table-cell>
          <table:table-cell table:formula="of:=[.K28]" office:value-type="float" office:value="-0.353551442576729">
            <text:p>-0.3536</text:p>
          </table:table-cell>
          <table:table-cell table:formula="of:=SIN([.I28])*[.$K$25]" office:value-type="float" office:value="-0.353551442576729">
            <text:p>-0.353551442576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2.0944">
            <text:p>-2.0944</text:p>
          </table:table-cell>
          <table:table-cell office:value-type="float" office:value="-1.212">
            <text:p>-1.212</text:p>
          </table:table-cell>
          <table:table-cell/>
          <table:table-cell office:value-type="float" office:value="-2.0944">
            <text:p>-2.0944</text:p>
          </table:table-cell>
          <table:table-cell office:value-type="float" office:value="0.11">
            <text:p>0.11</text:p>
          </table:table-cell>
          <table:table-cell/>
          <table:table-cell table:style-name="Default" office:value-type="float" office:value="-2.0944">
            <text:p>-2.0944</text:p>
          </table:table-cell>
          <table:table-cell table:formula="of:=[.K29]" office:value-type="float" office:value="-0.433011477485325">
            <text:p>-0.4330</text:p>
          </table:table-cell>
          <table:table-cell table:formula="of:=SIN([.I29])*[.$K$25]" office:value-type="float" office:value="-0.433011477485325">
            <text:p>-0.433011477485325</text:p>
          </table:table-cell>
          <table:table-cell/>
          <table:table-cell>
            <draw:frame table:end-cell-address="DATCOM.Y61" table:end-x="0.3291in" table:end-y="0.0728in" draw:z-index="0" draw:style-name="gr1" svg:width="10.7343in" svg:height="5.626in" svg:x="0.2634in" svg:y="0.1146in">
              <draw:object draw:notify-on-update-of-ranges="DATCOM.B26:DATCOM.B61 DATCOM.C26:DATCOM.C61 DATCOM.D25:DATCOM.D25 DATCOM.D26:DATCOM.D61 DATCOM.I26:DATCOM.I61 DATCOM.J25:DATCOM.J25 DATCOM.J26:DATCOM.J61 DATCOM.F26:DATCOM.F61 DATCOM.G25:DATCOM.G25 DATCOM.G26:DATCOM.G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-1.5708">
            <text:p>-1.5708</text:p>
          </table:table-cell>
          <table:table-cell office:value-type="float" office:value="-1.4">
            <text:p>-1.4</text:p>
          </table:table-cell>
          <table:table-cell/>
          <table:table-cell office:value-type="float" office:value="-1.5708">
            <text:p>-1.5708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-1.5708">
            <text:p>-1.5708</text:p>
          </table:table-cell>
          <table:table-cell table:formula="of:=[.K30]" office:value-type="float" office:value="-0.499999999996627">
            <text:p>-0.5000</text:p>
          </table:table-cell>
          <table:table-cell table:formula="of:=SIN([.I30])*[.$K$25]" office:value-type="float" office:value="-0.499999999996627">
            <text:p>-0.4999999999966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1.0472">
            <text:p>-1.0472</text:p>
          </table:table-cell>
          <table:table-cell office:value-type="float" office:value="-1.212">
            <text:p>-1.212</text:p>
          </table:table-cell>
          <table:table-cell/>
          <table:table-cell office:value-type="float" office:value="-1.0472">
            <text:p>-1.0472</text:p>
          </table:table-cell>
          <table:table-cell office:value-type="float" office:value="-0.11">
            <text:p>-0.11</text:p>
          </table:table-cell>
          <table:table-cell/>
          <table:table-cell table:style-name="Default" office:value-type="float" office:value="-1.0472">
            <text:p>-1.0472</text:p>
          </table:table-cell>
          <table:table-cell table:formula="of:=[.K31]" office:value-type="float" office:value="-0.433013314091772">
            <text:p>-0.4330</text:p>
          </table:table-cell>
          <table:table-cell table:formula="of:=SIN([.I31])*[.$K$25]" office:value-type="float" office:value="-0.433013314091772">
            <text:p>-0.4330133140917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7854">
            <text:p>-0.7854</text:p>
          </table:table-cell>
          <table:table-cell office:value-type="float" office:value="-0.99">
            <text:p>-0.99</text:p>
          </table:table-cell>
          <table:table-cell/>
          <table:table-cell office:value-type="float" office:value="-0.7854">
            <text:p>-0.7854</text:p>
          </table:table-cell>
          <table:table-cell office:value-type="float" office:value="-0.156">
            <text:p>-0.156</text:p>
          </table:table-cell>
          <table:table-cell/>
          <table:table-cell table:style-name="Default" office:value-type="float" office:value="-0.7854">
            <text:p>-0.7854</text:p>
          </table:table-cell>
          <table:table-cell table:formula="of:=[.K32]" office:value-type="float" office:value="-0.353554039929737">
            <text:p>-0.3536</text:p>
          </table:table-cell>
          <table:table-cell table:formula="of:=SIN([.I32])*[.$K$25]" office:value-type="float" office:value="-0.353554039929737">
            <text:p>-0.3535540399297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5236">
            <text:p>-0.5236</text:p>
          </table:table-cell>
          <table:table-cell office:value-type="float" office:value="-0.7">
            <text:p>-0.7</text:p>
          </table:table-cell>
          <table:table-cell/>
          <table:table-cell office:value-type="float" office:value="-0.5236">
            <text:p>-0.5236</text:p>
          </table:table-cell>
          <table:table-cell office:value-type="float" office:value="-0.191">
            <text:p>-0.191</text:p>
          </table:table-cell>
          <table:table-cell/>
          <table:table-cell table:style-name="Default" office:value-type="float" office:value="-0.5236">
            <text:p>-0.5236</text:p>
          </table:table-cell>
          <table:table-cell table:formula="of:=[.K33]" office:value-type="float" office:value="-0.250000530181301">
            <text:p>-0.2500</text:p>
          </table:table-cell>
          <table:table-cell table:formula="of:=SIN([.I33])*[.$K$25]" office:value-type="float" office:value="-0.250000530181301">
            <text:p>-0.25000053018130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/>
          <table:table-cell table:style-name="ce5" table:formula="of:=RADIANS([.A34])" office:value-type="float" office:value="-0.279252680319093">
            <text:p>-0.2793</text:p>
          </table:table-cell>
          <table:table-cell office:value-type="float" office:value="-1.054">
            <text:p>-1.054</text:p>
          </table:table-cell>
          <table:table-cell/>
          <table:table-cell table:style-name="ce5" table:formula="of:=RADIANS([.A34])" office:value-type="float" office:value="-0.279252680319093">
            <text:p>-0.2793</text:p>
          </table:table-cell>
          <table:table-cell office:value-type="float" office:value="-0.198">
            <text:p>-0.198</text:p>
          </table:table-cell>
          <table:table-cell/>
          <table:table-cell table:formula="of:=RADIANS([.A34])" office:value-type="float" office:value="-0.279252680319093">
            <text:p>-0.2793</text:p>
          </table:table-cell>
          <table:table-cell office:value-type="float" office:value="-0.1878">
            <text:p>-0.1878</text:p>
          </table:table-cell>
          <table:table-cell table:formula="of:=SIN([.I34])*[.$K$25]" office:value-type="float" office:value="-0.1378186779085">
            <text:p>-0.137818677908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  <table:table-cell table:style-name="ce5" table:formula="of:=RADIANS([.A35])" office:value-type="float" office:value="-0.139626340159546">
            <text:p>-0.1396</text:p>
          </table:table-cell>
          <table:table-cell office:value-type="float" office:value="-0.361">
            <text:p>-0.361</text:p>
          </table:table-cell>
          <table:table-cell/>
          <table:table-cell table:style-name="ce5" table:formula="of:=RADIANS([.A35])" office:value-type="float" office:value="-0.139626340159546">
            <text:p>-0.1396</text:p>
          </table:table-cell>
          <table:table-cell office:value-type="float" office:value="-0.021">
            <text:p>-0.021</text:p>
          </table:table-cell>
          <table:table-cell/>
          <table:table-cell table:formula="of:=RADIANS([.A35])" office:value-type="float" office:value="-0.139626340159546">
            <text:p>-0.1396</text:p>
          </table:table-cell>
          <table:table-cell office:value-type="float" office:value="-0.0258">
            <text:p>-0.0258</text:p>
          </table:table-cell>
          <table:table-cell table:formula="of:=SIN([.I35])*[.$K$25]" office:value-type="float" office:value="-0.0695865504800327">
            <text:p>-0.0695865504800327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  <table:table-cell table:style-name="ce5" table:formula="of:=RADIANS([.A36])" office:value-type="float" office:value="-0.10471975511966">
            <text:p>-0.1047</text:p>
          </table:table-cell>
          <table:table-cell office:value-type="float" office:value="-0.2">
            <text:p>-0.2</text:p>
          </table:table-cell>
          <table:table-cell/>
          <table:table-cell table:style-name="ce5" table:formula="of:=RADIANS([.A36])" office:value-type="float" office:value="-0.10471975511966">
            <text:p>-0.1047</text:p>
          </table:table-cell>
          <table:table-cell office:value-type="float" office:value="0.002">
            <text:p>0.002</text:p>
          </table:table-cell>
          <table:table-cell/>
          <table:table-cell table:formula="of:=RADIANS([.A36])" office:value-type="float" office:value="-0.10471975511966">
            <text:p>-0.1047</text:p>
          </table:table-cell>
          <table:table-cell office:value-type="float" office:value="0.0038">
            <text:p>0.0038</text:p>
          </table:table-cell>
          <table:table-cell table:formula="of:=SIN([.I36])*[.$K$25]" office:value-type="float" office:value="-0.0522642316338267">
            <text:p>-0.0522642316338267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  <table:table-cell table:style-name="ce5" table:formula="of:=RADIANS([.A37])" office:value-type="float" office:value="-0.0698131700797732">
            <text:p>-0.0698</text:p>
          </table:table-cell>
          <table:table-cell office:value-type="float" office:value="-0.047">
            <text:p>-0.047</text:p>
          </table:table-cell>
          <table:table-cell/>
          <table:table-cell table:style-name="ce5" table:formula="of:=RADIANS([.A37])" office:value-type="float" office:value="-0.0698131700797732">
            <text:p>-0.0698</text:p>
          </table:table-cell>
          <table:table-cell office:value-type="float" office:value="0.017">
            <text:p>0.017</text:p>
          </table:table-cell>
          <table:table-cell/>
          <table:table-cell table:formula="of:=RADIANS([.A37])" office:value-type="float" office:value="-0.0698131700797732">
            <text:p>-0.0698</text:p>
          </table:table-cell>
          <table:table-cell office:value-type="float" office:value="0.0303">
            <text:p>0.0303</text:p>
          </table:table-cell>
          <table:table-cell table:formula="of:=SIN([.I37])*[.$K$25]" office:value-type="float" office:value="-0.0348782368720626">
            <text:p>-0.0348782368720626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  <table:table-cell table:style-name="ce5" table:formula="of:=RADIANS([.A38])" office:value-type="float" office:value="-0.0349065850398866">
            <text:p>-0.0349</text:p>
          </table:table-cell>
          <table:table-cell office:value-type="float" office:value="0.107">
            <text:p>0.107</text:p>
          </table:table-cell>
          <table:table-cell/>
          <table:table-cell table:style-name="ce5" table:formula="of:=RADIANS([.A38])" office:value-type="float" office:value="-0.0349065850398866">
            <text:p>-0.0349</text:p>
          </table:table-cell>
          <table:table-cell office:value-type="float" office:value="0.025">
            <text:p>0.025</text:p>
          </table:table-cell>
          <table:table-cell/>
          <table:table-cell table:formula="of:=RADIANS([.A38])" office:value-type="float" office:value="-0.0349065850398866">
            <text:p>-0.0349</text:p>
          </table:table-cell>
          <table:table-cell office:value-type="float" office:value="0.0612">
            <text:p>0.0612</text:p>
          </table:table-cell>
          <table:table-cell table:formula="of:=SIN([.I38])*[.$K$25]" office:value-type="float" office:value="-0.0174497483512505">
            <text:p>-0.0174497483512505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  <table:table-cell table:style-name="ce5" table:formula="of:=RADIANS([.A39])" office:value-type="float" office:value="-0.0174532925199433">
            <text:p>-0.0175</text:p>
          </table:table-cell>
          <table:table-cell office:value-type="float" office:value="0.187">
            <text:p>0.187</text:p>
          </table:table-cell>
          <table:table-cell/>
          <table:table-cell table:style-name="ce5" table:formula="of:=RADIANS([.A39])" office:value-type="float" office:value="-0.0174532925199433">
            <text:p>-0.0175</text:p>
          </table:table-cell>
          <table:table-cell office:value-type="float" office:value="0.026">
            <text:p>0.026</text:p>
          </table:table-cell>
          <table:table-cell/>
          <table:table-cell table:formula="of:=RADIANS([.A39])" office:value-type="float" office:value="-0.0174532925199433">
            <text:p>-0.0175</text:p>
          </table:table-cell>
          <table:table-cell office:value-type="float" office:value="0.0789">
            <text:p>0.0789</text:p>
          </table:table-cell>
          <table:table-cell table:formula="of:=SIN([.I39])*[.$K$25]" office:value-type="float" office:value="-0.00872620321864176">
            <text:p>-0.0087262032186417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/>
          <table:table-cell table:style-name="ce5" table:formula="of:=RADIANS([.A40])" office:value-type="float" office:value="0">
            <text:p>0.0000</text:p>
          </table:table-cell>
          <table:table-cell office:value-type="float" office:value="0.27">
            <text:p>0.27</text:p>
          </table:table-cell>
          <table:table-cell/>
          <table:table-cell table:style-name="ce5" table:formula="of:=RADIANS([.A40])" office:value-type="float" office:value="0">
            <text:p>0.0000</text:p>
          </table:table-cell>
          <table:table-cell office:value-type="float" office:value="0.025">
            <text:p>0.025</text:p>
          </table:table-cell>
          <table:table-cell/>
          <table:table-cell table:formula="of:=RADIANS([.A40])" office:value-type="float" office:value="0">
            <text:p>0.0000</text:p>
          </table:table-cell>
          <table:table-cell office:value-type="float" office:value="0.098">
            <text:p>0.0980</text:p>
          </table:table-cell>
          <table:table-cell table:formula="of:=SIN([.I40])*[.$K$2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5" table:formula="of:=RADIANS([.A41])" office:value-type="float" office:value="0.0174532925199433">
            <text:p>0.0175</text:p>
          </table:table-cell>
          <table:table-cell office:value-type="float" office:value="0.355">
            <text:p>0.355</text:p>
          </table:table-cell>
          <table:table-cell/>
          <table:table-cell table:style-name="ce5" table:formula="of:=RADIANS([.A41])" office:value-type="float" office:value="0.0174532925199433">
            <text:p>0.0175</text:p>
          </table:table-cell>
          <table:table-cell office:value-type="float" office:value="0.023">
            <text:p>0.023</text:p>
          </table:table-cell>
          <table:table-cell/>
          <table:table-cell table:formula="of:=RADIANS([.A41])" office:value-type="float" office:value="0.0174532925199433">
            <text:p>0.0175</text:p>
          </table:table-cell>
          <table:table-cell office:value-type="float" office:value="0.1194">
            <text:p>0.1194</text:p>
          </table:table-cell>
          <table:table-cell table:formula="of:=SIN([.I41])*[.$K$25]" office:value-type="float" office:value="0.00872620321864176">
            <text:p>0.0087262032186417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5" table:formula="of:=RADIANS([.A42])" office:value-type="float" office:value="0.0349065850398866">
            <text:p>0.0349</text:p>
          </table:table-cell>
          <table:table-cell office:value-type="float" office:value="0.441">
            <text:p>0.441</text:p>
          </table:table-cell>
          <table:table-cell/>
          <table:table-cell table:style-name="ce5" table:formula="of:=RADIANS([.A42])" office:value-type="float" office:value="0.0349065850398866">
            <text:p>0.0349</text:p>
          </table:table-cell>
          <table:table-cell office:value-type="float" office:value="0.018">
            <text:p>0.018</text:p>
          </table:table-cell>
          <table:table-cell/>
          <table:table-cell table:formula="of:=RADIANS([.A42])" office:value-type="float" office:value="0.0349065850398866">
            <text:p>0.0349</text:p>
          </table:table-cell>
          <table:table-cell office:value-type="float" office:value="0.142">
            <text:p>0.1420</text:p>
          </table:table-cell>
          <table:table-cell table:formula="of:=SIN([.I42])*[.$K$25]" office:value-type="float" office:value="0.0174497483512505">
            <text:p>0.017449748351250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5" table:formula="of:=RADIANS([.A43])" office:value-type="float" office:value="0.0698131700797732">
            <text:p>0.0698</text:p>
          </table:table-cell>
          <table:table-cell office:value-type="float" office:value="0.62">
            <text:p>0.62</text:p>
          </table:table-cell>
          <table:table-cell/>
          <table:table-cell table:style-name="ce5" table:formula="of:=RADIANS([.A43])" office:value-type="float" office:value="0.0698131700797732">
            <text:p>0.0698</text:p>
          </table:table-cell>
          <table:table-cell office:value-type="float" office:value="0.004">
            <text:p>0.004</text:p>
          </table:table-cell>
          <table:table-cell/>
          <table:table-cell table:formula="of:=RADIANS([.A43])" office:value-type="float" office:value="0.0698131700797732">
            <text:p>0.0698</text:p>
          </table:table-cell>
          <table:table-cell office:value-type="float" office:value="0.187">
            <text:p>0.1870</text:p>
          </table:table-cell>
          <table:table-cell table:formula="of:=SIN([.I43])*[.$K$25]" office:value-type="float" office:value="0.0348782368720626">
            <text:p>0.034878236872062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5" table:formula="of:=RADIANS([.A44])" office:value-type="float" office:value="0.10471975511966">
            <text:p>0.1047</text:p>
          </table:table-cell>
          <table:table-cell office:value-type="float" office:value="0.805">
            <text:p>0.805</text:p>
          </table:table-cell>
          <table:table-cell/>
          <table:table-cell table:style-name="ce5" table:formula="of:=RADIANS([.A44])" office:value-type="float" office:value="0.10471975511966">
            <text:p>0.1047</text:p>
          </table:table-cell>
          <table:table-cell office:value-type="float" office:value="-0.019">
            <text:p>-0.019</text:p>
          </table:table-cell>
          <table:table-cell/>
          <table:table-cell table:formula="of:=RADIANS([.A44])" office:value-type="float" office:value="0.10471975511966">
            <text:p>0.1047</text:p>
          </table:table-cell>
          <table:table-cell office:value-type="float" office:value="0.2244">
            <text:p>0.2244</text:p>
          </table:table-cell>
          <table:table-cell table:formula="of:=SIN([.I44])*[.$K$25]" office:value-type="float" office:value="0.0522642316338267">
            <text:p>0.052264231633826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5" table:formula="of:=RADIANS([.A45])" office:value-type="float" office:value="0.139626340159546">
            <text:p>0.1396</text:p>
          </table:table-cell>
          <table:table-cell office:value-type="float" office:value="0.993">
            <text:p>0.993</text:p>
          </table:table-cell>
          <table:table-cell/>
          <table:table-cell table:style-name="ce5" table:formula="of:=RADIANS([.A45])" office:value-type="float" office:value="0.139626340159546">
            <text:p>0.1396</text:p>
          </table:table-cell>
          <table:table-cell office:value-type="float" office:value="-0.05">
            <text:p>-0.05</text:p>
          </table:table-cell>
          <table:table-cell/>
          <table:table-cell table:formula="of:=RADIANS([.A45])" office:value-type="float" office:value="0.139626340159546">
            <text:p>0.1396</text:p>
          </table:table-cell>
          <table:table-cell office:value-type="float" office:value="0.2542">
            <text:p>0.2542</text:p>
          </table:table-cell>
          <table:table-cell table:formula="of:=SIN([.I45])*[.$K$25]" office:value-type="float" office:value="0.0695865504800327">
            <text:p>0.069586550480032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5" table:formula="of:=RADIANS([.A46])" office:value-type="float" office:value="0.174532925199433">
            <text:p>0.1745</text:p>
          </table:table-cell>
          <table:table-cell office:value-type="float" office:value="1.184">
            <text:p>1.184</text:p>
          </table:table-cell>
          <table:table-cell/>
          <table:table-cell table:style-name="ce5" table:formula="of:=RADIANS([.A46])" office:value-type="float" office:value="0.174532925199433">
            <text:p>0.1745</text:p>
          </table:table-cell>
          <table:table-cell office:value-type="float" office:value="-0.089">
            <text:p>-0.089</text:p>
          </table:table-cell>
          <table:table-cell/>
          <table:table-cell table:formula="of:=RADIANS([.A46])" office:value-type="float" office:value="0.174532925199433">
            <text:p>0.1745</text:p>
          </table:table-cell>
          <table:table-cell office:value-type="float" office:value="0.3063">
            <text:p>0.3063</text:p>
          </table:table-cell>
          <table:table-cell table:formula="of:=SIN([.I46])*[.$K$25]" office:value-type="float" office:value="0.0868240888334652">
            <text:p>0.086824088833465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5" table:formula="of:=RADIANS([.A47])" office:value-type="float" office:value="0.20943951023932">
            <text:p>0.2094</text:p>
          </table:table-cell>
          <table:table-cell office:value-type="float" office:value="1.36">
            <text:p>1.36</text:p>
          </table:table-cell>
          <table:table-cell/>
          <table:table-cell table:style-name="ce5" table:formula="of:=RADIANS([.A47])" office:value-type="float" office:value="0.20943951023932">
            <text:p>0.2094</text:p>
          </table:table-cell>
          <table:table-cell office:value-type="float" office:value="-0.136">
            <text:p>-0.136</text:p>
          </table:table-cell>
          <table:table-cell/>
          <table:table-cell table:formula="of:=RADIANS([.A47])" office:value-type="float" office:value="0.20943951023932">
            <text:p>0.2094</text:p>
          </table:table-cell>
          <table:table-cell office:value-type="float" office:value="0.3553">
            <text:p>0.3553</text:p>
          </table:table-cell>
          <table:table-cell table:formula="of:=SIN([.I47])*[.$K$25]" office:value-type="float" office:value="0.10395584540888">
            <text:p>0.10395584540888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5" table:formula="of:=RADIANS([.A48])" office:value-type="float" office:value="0.244346095279206">
            <text:p>0.2443</text:p>
          </table:table-cell>
          <table:table-cell office:value-type="float" office:value="1.495">
            <text:p>1.495</text:p>
          </table:table-cell>
          <table:table-cell/>
          <table:table-cell table:style-name="ce5" table:formula="of:=RADIANS([.A48])" office:value-type="float" office:value="0.244346095279206">
            <text:p>0.2443</text:p>
          </table:table-cell>
          <table:table-cell office:value-type="float" office:value="-0.191">
            <text:p>-0.191</text:p>
          </table:table-cell>
          <table:table-cell/>
          <table:table-cell table:formula="of:=RADIANS([.A48])" office:value-type="float" office:value="0.244346095279206">
            <text:p>0.2443</text:p>
          </table:table-cell>
          <table:table-cell office:value-type="float" office:value="0.3141">
            <text:p>0.3141</text:p>
          </table:table-cell>
          <table:table-cell table:formula="of:=SIN([.I48])*[.$K$25]" office:value-type="float" office:value="0.120960947799834">
            <text:p>0.12096094779983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5" table:formula="of:=RADIANS([.A49])" office:value-type="float" office:value="0.279252680319093">
            <text:p>0.2793</text:p>
          </table:table-cell>
          <table:table-cell office:value-type="float" office:value="1.598">
            <text:p>1.598</text:p>
          </table:table-cell>
          <table:table-cell/>
          <table:table-cell table:style-name="ce5" table:formula="of:=RADIANS([.A49])" office:value-type="float" office:value="0.279252680319093">
            <text:p>0.2793</text:p>
          </table:table-cell>
          <table:table-cell office:value-type="float" office:value="-0.25">
            <text:p>-0.25</text:p>
          </table:table-cell>
          <table:table-cell/>
          <table:table-cell table:formula="of:=RADIANS([.A49])" office:value-type="float" office:value="0.279252680319093">
            <text:p>0.2793</text:p>
          </table:table-cell>
          <table:table-cell office:value-type="float" office:value="0.2381">
            <text:p>0.2381</text:p>
          </table:table-cell>
          <table:table-cell table:formula="of:=SIN([.I49])*[.$K$25]" office:value-type="float" office:value="0.1378186779085">
            <text:p>0.137818677908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  <table:table-cell table:style-name="ce5" table:formula="of:=RADIANS([.A50])" office:value-type="float" office:value="0.314159265358979">
            <text:p>0.3142</text:p>
          </table:table-cell>
          <table:table-cell office:value-type="float" office:value="1.666">
            <text:p>1.666</text:p>
          </table:table-cell>
          <table:table-cell/>
          <table:table-cell table:style-name="ce5" table:formula="of:=RADIANS([.A50])" office:value-type="float" office:value="0.314159265358979">
            <text:p>0.3142</text:p>
          </table:table-cell>
          <table:table-cell office:value-type="float" office:value="-0.312">
            <text:p>-0.312</text:p>
          </table:table-cell>
          <table:table-cell/>
          <table:table-cell table:formula="of:=RADIANS([.A50])" office:value-type="float" office:value="0.314159265358979">
            <text:p>0.3142</text:p>
          </table:table-cell>
          <table:table-cell office:value-type="float" office:value="0.1839">
            <text:p>0.1839</text:p>
          </table:table-cell>
          <table:table-cell table:formula="of:=SIN([.I50])*[.$K$25]" office:value-type="float" office:value="0.154508497187474">
            <text:p>0.15450849718747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  <table:table-cell table:style-name="ce5" table:formula="of:=RADIANS([.A51])" office:value-type="float" office:value="0.331612557878923">
            <text:p>0.3316</text:p>
          </table:table-cell>
          <table:table-cell office:value-type="float" office:value="1.691">
            <text:p>1.691</text:p>
          </table:table-cell>
          <table:table-cell/>
          <table:table-cell table:style-name="ce5" table:formula="of:=RADIANS([.A51])" office:value-type="float" office:value="0.331612557878923">
            <text:p>0.3316</text:p>
          </table:table-cell>
          <table:table-cell office:value-type="float" office:value="-0.344">
            <text:p>-0.344</text:p>
          </table:table-cell>
          <table:table-cell/>
          <table:table-cell table:formula="of:=RADIANS([.A51])" office:value-type="float" office:value="0.331612557878923">
            <text:p>0.3316</text:p>
          </table:table-cell>
          <table:table-cell office:value-type="float" office:value="0.1484">
            <text:p>0.1484</text:p>
          </table:table-cell>
          <table:table-cell table:formula="of:=SIN([.I51])*[.$K$25]" office:value-type="float" office:value="0.162784077228578">
            <text:p>0.16278407722857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5" table:formula="of:=RADIANS([.A52])" office:value-type="float" office:value="0.349065850398866">
            <text:p>0.3491</text:p>
          </table:table-cell>
          <table:table-cell office:value-type="float" office:value="1.709">
            <text:p>1.709</text:p>
          </table:table-cell>
          <table:table-cell/>
          <table:table-cell table:style-name="ce5" table:formula="of:=RADIANS([.A52])" office:value-type="float" office:value="0.349065850398866">
            <text:p>0.3491</text:p>
          </table:table-cell>
          <table:table-cell office:value-type="float" office:value="-0.375">
            <text:p>-0.375</text:p>
          </table:table-cell>
          <table:table-cell/>
          <table:table-cell table:formula="of:=RADIANS([.A52])" office:value-type="float" office:value="0.349065850398866">
            <text:p>0.3491</text:p>
          </table:table-cell>
          <table:table-cell office:value-type="float" office:value="0.1011">
            <text:p>0.1011</text:p>
          </table:table-cell>
          <table:table-cell table:formula="of:=SIN([.I52])*[.$K$25]" office:value-type="float" office:value="0.171010071662834">
            <text:p>0.17101007166283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  <table:table-cell table:style-name="ce5" table:formula="of:=RADIANS([.A53])" office:value-type="float" office:value="0.366519142918809">
            <text:p>0.3665</text:p>
          </table:table-cell>
          <table:table-cell office:value-type="float" office:value="1.683">
            <text:p>1.683</text:p>
          </table:table-cell>
          <table:table-cell/>
          <table:table-cell table:style-name="ce5" table:formula="of:=RADIANS([.A53])" office:value-type="float" office:value="0.366519142918809">
            <text:p>0.3665</text:p>
          </table:table-cell>
          <table:table-cell office:value-type="float" office:value="-0.401">
            <text:p>-0.401</text:p>
          </table:table-cell>
          <table:table-cell/>
          <table:table-cell table:formula="of:=RADIANS([.A53])" office:value-type="float" office:value="0.366519142918809">
            <text:p>0.3665</text:p>
          </table:table-cell>
          <table:table-cell office:value-type="float" office:value="0.0463">
            <text:p>0.0463</text:p>
          </table:table-cell>
          <table:table-cell table:formula="of:=SIN([.I53])*[.$K$25]" office:value-type="float" office:value="0.17918397477265">
            <text:p>0.179183974772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236">
            <text:p>0.5236</text:p>
          </table:table-cell>
          <table:table-cell office:value-type="float" office:value="0.7">
            <text:p>0.7</text:p>
          </table:table-cell>
          <table:table-cell/>
          <table:table-cell office:value-type="float" office:value="0.5236">
            <text:p>0.5236</text:p>
          </table:table-cell>
          <table:table-cell office:value-type="float" office:value="-0.191">
            <text:p>-0.191</text:p>
          </table:table-cell>
          <table:table-cell/>
          <table:table-cell table:style-name="Default" office:value-type="float" office:value="0.5236">
            <text:p>0.5236</text:p>
          </table:table-cell>
          <table:table-cell table:formula="of:=[.K54]" office:value-type="float" office:value="0.250000530181301">
            <text:p>0.2500</text:p>
          </table:table-cell>
          <table:table-cell table:formula="of:=SIN([.I54])*[.$K$25]" office:value-type="float" office:value="0.250000530181301">
            <text:p>0.2500005301813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854">
            <text:p>0.7854</text:p>
          </table:table-cell>
          <table:table-cell office:value-type="float" office:value="0.99">
            <text:p>0.99</text:p>
          </table:table-cell>
          <table:table-cell/>
          <table:table-cell office:value-type="float" office:value="0.7854">
            <text:p>0.7854</text:p>
          </table:table-cell>
          <table:table-cell office:value-type="float" office:value="-0.156">
            <text:p>-0.156</text:p>
          </table:table-cell>
          <table:table-cell/>
          <table:table-cell table:style-name="Default" office:value-type="float" office:value="0.7854">
            <text:p>0.7854</text:p>
          </table:table-cell>
          <table:table-cell table:formula="of:=[.K55]" office:value-type="float" office:value="0.353554039929737">
            <text:p>0.3536</text:p>
          </table:table-cell>
          <table:table-cell table:formula="of:=SIN([.I55])*[.$K$25]" office:value-type="float" office:value="0.353554039929737">
            <text:p>0.3535540399297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0472">
            <text:p>1.0472</text:p>
          </table:table-cell>
          <table:table-cell office:value-type="float" office:value="1.212">
            <text:p>1.212</text:p>
          </table:table-cell>
          <table:table-cell/>
          <table:table-cell office:value-type="float" office:value="1.0472">
            <text:p>1.0472</text:p>
          </table:table-cell>
          <table:table-cell office:value-type="float" office:value="-0.11">
            <text:p>-0.11</text:p>
          </table:table-cell>
          <table:table-cell/>
          <table:table-cell table:style-name="Default" office:value-type="float" office:value="1.0472">
            <text:p>1.0472</text:p>
          </table:table-cell>
          <table:table-cell table:formula="of:=[.K56]" office:value-type="float" office:value="0.433013314091772">
            <text:p>0.4330</text:p>
          </table:table-cell>
          <table:table-cell table:formula="of:=SIN([.I56])*[.$K$25]" office:value-type="float" office:value="0.433013314091772">
            <text:p>0.4330133140917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5708">
            <text:p>1.5708</text:p>
          </table:table-cell>
          <table:table-cell office:value-type="float" office:value="1.4">
            <text:p>1.4</text:p>
          </table:table-cell>
          <table:table-cell/>
          <table:table-cell office:value-type="float" office:value="1.5708">
            <text:p>1.5708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1.5708">
            <text:p>1.5708</text:p>
          </table:table-cell>
          <table:table-cell table:formula="of:=[.K57]" office:value-type="float" office:value="0.499999999996627">
            <text:p>0.5000</text:p>
          </table:table-cell>
          <table:table-cell table:formula="of:=SIN([.I57])*[.$K$25]" office:value-type="float" office:value="0.499999999996627">
            <text:p>0.4999999999966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0944">
            <text:p>2.0944</text:p>
          </table:table-cell>
          <table:table-cell office:value-type="float" office:value="1.212">
            <text:p>1.212</text:p>
          </table:table-cell>
          <table:table-cell/>
          <table:table-cell office:value-type="float" office:value="2.0944">
            <text:p>2.0944</text:p>
          </table:table-cell>
          <table:table-cell office:value-type="float" office:value="0.11">
            <text:p>0.11</text:p>
          </table:table-cell>
          <table:table-cell/>
          <table:table-cell table:style-name="Default" office:value-type="float" office:value="2.0944">
            <text:p>2.0944</text:p>
          </table:table-cell>
          <table:table-cell table:formula="of:=[.K58]" office:value-type="float" office:value="0.433011477485325">
            <text:p>0.4330</text:p>
          </table:table-cell>
          <table:table-cell table:formula="of:=SIN([.I58])*[.$K$25]" office:value-type="float" office:value="0.433011477485325">
            <text:p>0.4330114774853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3562">
            <text:p>2.3562</text:p>
          </table:table-cell>
          <table:table-cell office:value-type="float" office:value="0.99">
            <text:p>0.99</text:p>
          </table:table-cell>
          <table:table-cell/>
          <table:table-cell office:value-type="float" office:value="2.3562">
            <text:p>2.3562</text:p>
          </table:table-cell>
          <table:table-cell office:value-type="float" office:value="0.156">
            <text:p>0.156</text:p>
          </table:table-cell>
          <table:table-cell/>
          <table:table-cell table:style-name="Default" office:value-type="float" office:value="2.3562">
            <text:p>2.3562</text:p>
          </table:table-cell>
          <table:table-cell table:formula="of:=[.K59]" office:value-type="float" office:value="0.353551442576729">
            <text:p>0.3536</text:p>
          </table:table-cell>
          <table:table-cell table:formula="of:=SIN([.I59])*[.$K$25]" office:value-type="float" office:value="0.353551442576729">
            <text:p>0.353551442576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618">
            <text:p>2.618</text:p>
          </table:table-cell>
          <table:table-cell office:value-type="float" office:value="0.7">
            <text:p>0.7</text:p>
          </table:table-cell>
          <table:table-cell/>
          <table:table-cell office:value-type="float" office:value="2.618">
            <text:p>2.618</text:p>
          </table:table-cell>
          <table:table-cell office:value-type="float" office:value="0.191">
            <text:p>0.191</text:p>
          </table:table-cell>
          <table:table-cell/>
          <table:table-cell table:style-name="Default" office:value-type="float" office:value="2.618">
            <text:p>2.618</text:p>
          </table:table-cell>
          <table:table-cell table:formula="of:=[.K60]" office:value-type="float" office:value="0.249997349087871">
            <text:p>0.2500</text:p>
          </table:table-cell>
          <table:table-cell table:formula="of:=SIN([.I60])*[.$K$25]" office:value-type="float" office:value="0.249997349087871">
            <text:p>0.2499973490878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.1416">
            <text:p>3.1416</text:p>
          </table:table-cell>
          <table:table-cell office:value-type="float" office:value="0">
            <text:p>0</text:p>
          </table:table-cell>
          <table:table-cell/>
          <table:table-cell office:value-type="float" office:value="3.1416">
            <text:p>3.1416</text:p>
          </table:table-cell>
          <table:table-cell office:value-type="float" office:value="0.22">
            <text:p>0.22</text:p>
          </table:table-cell>
          <table:table-cell/>
          <table:table-cell table:style-name="Default" office:value-type="float" office:value="3.1416">
            <text:p>3.1416</text:p>
          </table:table-cell>
          <table:table-cell table:formula="of:=[.K61]" office:value-type="float" office:value="-0.0000036732051033218">
            <text:p>0.0000</text:p>
          </table:table-cell>
          <table:table-cell table:formula="of:=SIN([.I61])*[.$K$25]" office:value-type="float" office:value="-0.0000036732051033218">
            <text:p>-0.0000036732051033218</text:p>
          </table:table-cell>
          <table:table-cell table:number-columns-repeated="2"/>
        </table:table-row>
      </table:table>
      <table:table table:name="Elevator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1"/>
        <table:table-column table:style-name="co1" table:default-cell-style-name="ce12"/>
        <table:table-column table:style-name="co1" table:default-cell-style-name="ce7"/>
        <table:table-row table:style-name="ro1" table:number-rows-repeated="3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office:value-type="string">
            <text:p>Derivative per degree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>
            <text:p>This table is from datcom</text:p>
          </table:table-cell>
          <table:table-cell table:number-columns-repeated="4"/>
          <table:table-cell table:style-name="Default" office:value-type="string">
            <text:p>D(CL)</text:p>
          </table:table-cell>
          <table:table-cell table:style-name="Default" office:value-type="string">
            <text:p>D(CM)</text:p>
          </table:table-cell>
          <table:table-cell table:style-name="Default" office:value-type="string">
            <text:p>D(CD)</text:p>
          </table:table-cell>
        </table:table-row>
        <table:table-row table:style-name="ro1">
          <table:table-cell table:number-columns-repeated="2"/>
          <table:table-cell office:value-type="string">
            <text:p>D(CL)</text:p>
          </table:table-cell>
          <table:table-cell office:value-type="string">
            <text:p>D(CM)</text:p>
          </table:table-cell>
          <table:table-cell office:value-type="string">
            <text:p>D(CD)</text:p>
          </table:table-cell>
          <table:table-cell/>
          <table:table-cell table:style-name="ce5" office:value-type="float" office:value="0.0024">
            <text:p>0.0024</text:p>
          </table:table-cell>
          <table:table-cell table:style-name="ce7" office:value-type="float" office:value="0.00989">
            <text:p>0.00989</text:p>
          </table:table-cell>
          <table:table-cell table:style-name="Default" office:value-type="float" office:value="0.000345">
            <text:p>0.000345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table:style-name="ce1" table:formula="of:=RADIANS([.A7])" office:value-type="float" office:value="-0.349065850398866">
            <text:p>-0.349</text:p>
          </table:table-cell>
          <table:table-cell table:style-name="ce9" office:value-type="float" office:value="-0.034">
            <text:p>-0.034</text:p>
          </table:table-cell>
          <table:table-cell table:style-name="ce10" office:value-type="float" office:value="0.1447">
            <text:p>0.1447</text:p>
          </table:table-cell>
          <table:table-cell office:value-type="float" office:value="0.00964">
            <text:p>0.00964</text:p>
          </table:table-cell>
          <table:table-cell/>
          <table:table-cell table:formula="of:=[.G$6]*[.$A7]" office:value-type="float" office:value="-0.048">
            <text:p>-0.048</text:p>
          </table:table-cell>
          <table:table-cell table:formula="of:=[.H$6]*[.$A7]" office:value-type="float" office:value="-0.1978">
            <text:p>-0.1978</text:p>
          </table:table-cell>
          <table:table-cell table:formula="of:=[.I$6]*[.$A7]" office:value-type="float" office:value="-0.0069">
            <text:p>-0.0069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table:style-name="ce1" table:formula="of:=RADIANS([.A8])" office:value-type="float" office:value="-0.261799387799149">
            <text:p>-0.262</text:p>
          </table:table-cell>
          <table:table-cell table:style-name="ce9" office:value-type="float" office:value="-0.033">
            <text:p>-0.033</text:p>
          </table:table-cell>
          <table:table-cell table:style-name="ce10" office:value-type="float" office:value="0.138">
            <text:p>0.138</text:p>
          </table:table-cell>
          <table:table-cell office:value-type="float" office:value="0.00621">
            <text:p>0.00621</text:p>
          </table:table-cell>
          <table:table-cell/>
          <table:table-cell table:formula="of:=[.G$6]*[.$A8]" office:value-type="float" office:value="-0.036">
            <text:p>-0.036</text:p>
          </table:table-cell>
          <table:table-cell table:formula="of:=[.H$6]*[.$A8]" office:value-type="float" office:value="-0.14835">
            <text:p>-0.1484</text:p>
          </table:table-cell>
          <table:table-cell table:formula="of:=[.I$6]*[.$A8]" office:value-type="float" office:value="-0.005175">
            <text:p>-0.00518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style-name="ce1" table:formula="of:=RADIANS([.A9])" office:value-type="float" office:value="-0.174532925199433">
            <text:p>-0.175</text:p>
          </table:table-cell>
          <table:table-cell table:style-name="ce9" office:value-type="float" office:value="-0.023">
            <text:p>-0.023</text:p>
          </table:table-cell>
          <table:table-cell table:style-name="ce10" office:value-type="float" office:value="0.0989">
            <text:p>0.0989</text:p>
          </table:table-cell>
          <table:table-cell office:value-type="float" office:value="0.00345">
            <text:p>0.00345</text:p>
          </table:table-cell>
          <table:table-cell/>
          <table:table-cell table:formula="of:=[.G$6]*[.$A9]" office:value-type="float" office:value="-0.024">
            <text:p>-0.024</text:p>
          </table:table-cell>
          <table:table-cell table:formula="of:=[.H$6]*[.$A9]" office:value-type="float" office:value="-0.0989">
            <text:p>-0.0989</text:p>
          </table:table-cell>
          <table:table-cell table:formula="of:=[.I$6]*[.$A9]" office:value-type="float" office:value="-0.00345">
            <text:p>-0.0034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style-name="ce1" table:formula="of:=RADIANS([.A10])" office:value-type="float" office:value="-0.0872664625997165">
            <text:p>-0.087</text:p>
          </table:table-cell>
          <table:table-cell table:style-name="ce9" office:value-type="float" office:value="-0.012">
            <text:p>-0.012</text:p>
          </table:table-cell>
          <table:table-cell table:style-name="ce10" office:value-type="float" office:value="0.0495">
            <text:p>0.0495</text:p>
          </table:table-cell>
          <table:table-cell office:value-type="float" office:value="0.00172">
            <text:p>0.00172</text:p>
          </table:table-cell>
          <table:table-cell/>
          <table:table-cell table:formula="of:=[.G$6]*[.$A10]" office:value-type="float" office:value="-0.012">
            <text:p>-0.012</text:p>
          </table:table-cell>
          <table:table-cell table:formula="of:=[.H$6]*[.$A10]" office:value-type="float" office:value="-0.04945">
            <text:p>-0.0495</text:p>
          </table:table-cell>
          <table:table-cell table:formula="of:=[.I$6]*[.$A10]" office:value-type="float" office:value="-0.001725">
            <text:p>-0.001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table:formula="of:=RADIANS([.A11])" office:value-type="float" office:value="0">
            <text:p>0.00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G$6]*[.$A11]" office:value-type="float" office:value="0">
            <text:p>0.000</text:p>
          </table:table-cell>
          <table:table-cell table:formula="of:=[.H$6]*[.$A11]" office:value-type="float" office:value="0">
            <text:p>0.0000</text:p>
          </table:table-cell>
          <table:table-cell table:formula="of:=[.I$6]*[.$A11]" office:value-type="float" office:value="0">
            <text:p>0.0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RADIANS([.A12])" office:value-type="float" office:value="0.0872664625997165">
            <text:p>0.087</text:p>
          </table:table-cell>
          <table:table-cell table:style-name="ce9" office:value-type="float" office:value="0.012">
            <text:p>0.012</text:p>
          </table:table-cell>
          <table:table-cell table:style-name="ce10" office:value-type="float" office:value="-0.0495">
            <text:p>-0.0495</text:p>
          </table:table-cell>
          <table:table-cell office:value-type="float" office:value="0.00172">
            <text:p>0.00172</text:p>
          </table:table-cell>
          <table:table-cell/>
          <table:table-cell table:formula="of:=[.G$6]*[.$A12]" office:value-type="float" office:value="0.012">
            <text:p>0.012</text:p>
          </table:table-cell>
          <table:table-cell table:formula="of:=[.H$6]*[.$A12]" office:value-type="float" office:value="0.04945">
            <text:p>0.0495</text:p>
          </table:table-cell>
          <table:table-cell table:formula="of:=[.I$6]*[.$A12]" office:value-type="float" office:value="0.001725">
            <text:p>0.001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RADIANS([.A13])" office:value-type="float" office:value="0.174532925199433">
            <text:p>0.175</text:p>
          </table:table-cell>
          <table:table-cell table:style-name="ce9" office:value-type="float" office:value="0.023">
            <text:p>0.023</text:p>
          </table:table-cell>
          <table:table-cell table:style-name="ce10" office:value-type="float" office:value="-0.0989">
            <text:p>-0.0989</text:p>
          </table:table-cell>
          <table:table-cell office:value-type="float" office:value="0.00345">
            <text:p>0.00345</text:p>
          </table:table-cell>
          <table:table-cell/>
          <table:table-cell table:formula="of:=[.G$6]*[.$A13]" office:value-type="float" office:value="0.024">
            <text:p>0.024</text:p>
          </table:table-cell>
          <table:table-cell table:formula="of:=[.H$6]*[.$A13]" office:value-type="float" office:value="0.0989">
            <text:p>0.0989</text:p>
          </table:table-cell>
          <table:table-cell table:formula="of:=[.I$6]*[.$A13]" office:value-type="float" office:value="0.00345">
            <text:p>0.003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table:formula="of:=RADIANS([.A14])" office:value-type="float" office:value="0.261799387799149">
            <text:p>0.262</text:p>
          </table:table-cell>
          <table:table-cell table:style-name="ce9" office:value-type="float" office:value="0.033">
            <text:p>0.033</text:p>
          </table:table-cell>
          <table:table-cell table:style-name="ce10" office:value-type="float" office:value="-0.138">
            <text:p>-0.138</text:p>
          </table:table-cell>
          <table:table-cell office:value-type="float" office:value="0.00621">
            <text:p>0.00621</text:p>
          </table:table-cell>
          <table:table-cell/>
          <table:table-cell table:formula="of:=[.G$6]*[.$A14]" office:value-type="float" office:value="0.036">
            <text:p>0.036</text:p>
          </table:table-cell>
          <table:table-cell table:formula="of:=[.H$6]*[.$A14]" office:value-type="float" office:value="0.14835">
            <text:p>0.1484</text:p>
          </table:table-cell>
          <table:table-cell table:formula="of:=[.I$6]*[.$A14]" office:value-type="float" office:value="0.005175">
            <text:p>0.005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table:formula="of:=RADIANS([.A15])" office:value-type="float" office:value="0.349065850398866">
            <text:p>0.349</text:p>
          </table:table-cell>
          <table:table-cell table:style-name="ce9" office:value-type="float" office:value="0.034">
            <text:p>0.034</text:p>
          </table:table-cell>
          <table:table-cell table:style-name="ce10" office:value-type="float" office:value="-0.1458">
            <text:p>-0.1458</text:p>
          </table:table-cell>
          <table:table-cell office:value-type="float" office:value="0.00964">
            <text:p>0.00964</text:p>
          </table:table-cell>
          <table:table-cell/>
          <table:table-cell table:formula="of:=[.G$6]*[.$A15]" office:value-type="float" office:value="0.048">
            <text:p>0.048</text:p>
          </table:table-cell>
          <table:table-cell table:formula="of:=[.H$6]*[.$A15]" office:value-type="float" office:value="0.1978">
            <text:p>0.1978</text:p>
          </table:table-cell>
          <table:table-cell table:formula="of:=[.I$6]*[.$A15]" office:value-type="float" office:value="0.0069">
            <text:p>0.0069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office:value-type="string">
            <text:p>Derivative per radian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office:value-type="string">
            <text:p>D(CL)</text:p>
          </table:table-cell>
          <table:table-cell table:style-name="Default" office:value-type="string">
            <text:p>D(CM)</text:p>
          </table:table-cell>
          <table:table-cell table:style-name="Default" office:value-type="string">
            <text:p>D(CD)</text:p>
          </table:table-cell>
        </table:table-row>
        <table:table-row table:style-name="ro1">
          <table:table-cell table:number-columns-repeated="6"/>
          <table:table-cell table:style-name="ce1" table:formula="of:=[.G6]*180/PI()" office:value-type="float" office:value="0.137509870831398">
            <text:p>0.138</text:p>
          </table:table-cell>
          <table:table-cell table:style-name="ce1" table:formula="of:=[.H6]*180/PI()" office:value-type="float" office:value="0.566655259384384">
            <text:p>0.567</text:p>
          </table:table-cell>
          <table:table-cell table:style-name="ce1" table:formula="of:=[.I6]*180/PI()" office:value-type="float" office:value="0.0197670439320134">
            <text:p>0.020</text:p>
          </table:table-cell>
        </table:table-row>
        <table:table-row table:style-name="ro1">
          <table:table-cell table:number-columns-repeated="6"/>
          <table:table-cell table:formula="of:=[.G$19]*[.$B7]" office:value-type="float" office:value="-0.048">
            <text:p>-0.048</text:p>
          </table:table-cell>
          <table:table-cell table:formula="of:=[.H$19]*[.$B7]" office:value-type="float" office:value="-0.1978">
            <text:p>-0.1978</text:p>
          </table:table-cell>
          <table:table-cell table:formula="of:=[.I$19]*[.$B7]" office:value-type="float" office:value="-0.0069">
            <text:p>-0.00690</text:p>
          </table:table-cell>
        </table:table-row>
        <table:table-row table:style-name="ro1">
          <table:table-cell table:number-columns-repeated="6"/>
          <table:table-cell table:formula="of:=[.G$19]*[.$B8]" office:value-type="float" office:value="-0.036">
            <text:p>-0.036</text:p>
          </table:table-cell>
          <table:table-cell table:formula="of:=[.H$19]*[.$B8]" office:value-type="float" office:value="-0.14835">
            <text:p>-0.1484</text:p>
          </table:table-cell>
          <table:table-cell table:formula="of:=[.I$19]*[.$B8]" office:value-type="float" office:value="-0.005175">
            <text:p>-0.00518</text:p>
          </table:table-cell>
        </table:table-row>
        <table:table-row table:style-name="ro1">
          <table:table-cell table:number-columns-repeated="6"/>
          <table:table-cell table:formula="of:=[.G$19]*[.$B9]" office:value-type="float" office:value="-0.024">
            <text:p>-0.024</text:p>
          </table:table-cell>
          <table:table-cell table:formula="of:=[.H$19]*[.$B9]" office:value-type="float" office:value="-0.0989">
            <text:p>-0.0989</text:p>
          </table:table-cell>
          <table:table-cell table:formula="of:=[.I$19]*[.$B9]" office:value-type="float" office:value="-0.00345">
            <text:p>-0.00345</text:p>
          </table:table-cell>
        </table:table-row>
        <table:table-row table:style-name="ro1">
          <table:table-cell table:number-columns-repeated="6"/>
          <table:table-cell table:formula="of:=[.G$19]*[.$B10]" office:value-type="float" office:value="-0.012">
            <text:p>-0.012</text:p>
          </table:table-cell>
          <table:table-cell table:formula="of:=[.H$19]*[.$B10]" office:value-type="float" office:value="-0.04945">
            <text:p>-0.0495</text:p>
          </table:table-cell>
          <table:table-cell table:formula="of:=[.I$19]*[.$B10]" office:value-type="float" office:value="-0.001725">
            <text:p>-0.00173</text:p>
          </table:table-cell>
        </table:table-row>
        <table:table-row table:style-name="ro1">
          <table:table-cell table:number-columns-repeated="6"/>
          <table:table-cell table:formula="of:=[.G$19]*[.$B11]" office:value-type="float" office:value="0">
            <text:p>0.000</text:p>
          </table:table-cell>
          <table:table-cell table:formula="of:=[.H$19]*[.$B11]" office:value-type="float" office:value="0">
            <text:p>0.0000</text:p>
          </table:table-cell>
          <table:table-cell table:formula="of:=[.I$19]*[.$B11]" office:value-type="float" office:value="0">
            <text:p>0.00000</text:p>
          </table:table-cell>
        </table:table-row>
        <table:table-row table:style-name="ro1">
          <table:table-cell table:number-columns-repeated="6"/>
          <table:table-cell table:formula="of:=[.G$19]*[.$B12]" office:value-type="float" office:value="0.012">
            <text:p>0.012</text:p>
          </table:table-cell>
          <table:table-cell table:formula="of:=[.H$19]*[.$B12]" office:value-type="float" office:value="0.04945">
            <text:p>0.0495</text:p>
          </table:table-cell>
          <table:table-cell table:formula="of:=[.I$19]*[.$B12]" office:value-type="float" office:value="0.001725">
            <text:p>0.00173</text:p>
          </table:table-cell>
        </table:table-row>
        <table:table-row table:style-name="ro1">
          <table:table-cell table:number-columns-repeated="6"/>
          <table:table-cell table:formula="of:=[.G$19]*[.$B13]" office:value-type="float" office:value="0.024">
            <text:p>0.024</text:p>
          </table:table-cell>
          <table:table-cell table:formula="of:=[.H$19]*[.$B13]" office:value-type="float" office:value="0.0989">
            <text:p>0.0989</text:p>
          </table:table-cell>
          <table:table-cell table:formula="of:=[.I$19]*[.$B13]" office:value-type="float" office:value="0.00345">
            <text:p>0.00345</text:p>
          </table:table-cell>
        </table:table-row>
        <table:table-row table:style-name="ro1">
          <table:table-cell table:number-columns-repeated="6"/>
          <table:table-cell table:formula="of:=[.G$19]*[.$B14]" office:value-type="float" office:value="0.036">
            <text:p>0.036</text:p>
          </table:table-cell>
          <table:table-cell table:formula="of:=[.H$19]*[.$B14]" office:value-type="float" office:value="0.14835">
            <text:p>0.1484</text:p>
          </table:table-cell>
          <table:table-cell table:formula="of:=[.I$19]*[.$B14]" office:value-type="float" office:value="0.005175">
            <text:p>0.00518</text:p>
          </table:table-cell>
        </table:table-row>
        <table:table-row table:style-name="ro1">
          <table:table-cell table:number-columns-repeated="6"/>
          <table:table-cell table:formula="of:=[.G$19]*[.$B15]" office:value-type="float" office:value="0.048">
            <text:p>0.048</text:p>
          </table:table-cell>
          <table:table-cell table:formula="of:=[.H$19]*[.$B15]" office:value-type="float" office:value="0.1978">
            <text:p>0.1978</text:p>
          </table:table-cell>
          <table:table-cell table:formula="of:=[.I$19]*[.$B15]" office:value-type="float" office:value="0.0069">
            <text:p>0.00690</text:p>
          </table:table-cell>
        </table:table-row>
      </table:table>
      <table:table table:name="Climb Rat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6"/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6"/>
        <table:table-row table:style-name="ro1">
          <table:table-cell office:value-type="string">
            <text:p>Theta-rad</text:p>
          </table:table-cell>
          <table:table-cell table:style-name="Default" office:value-type="string">
            <text:p>ASI kts</text:p>
          </table:table-cell>
          <table:table-cell table:style-name="Default" office:value-type="string">
            <text:p>ASI(MPH)</text:p>
          </table:table-cell>
          <table:table-cell table:style-name="Default" office:value-type="string">
            <text:p>Theta</text:p>
          </table:table-cell>
          <table:table-cell table:style-name="Default" office:value-type="string">
            <text:p>ROC (FPM)</text:p>
          </table:table-cell>
          <table:table-cell table:style-name="Default" office:value-type="string">
            <text:p>Distance(m)</text:p>
          </table:table-cell>
          <table:table-cell table:style-name="Default" office:value-type="string">
            <text:p>Altitude(ft)</text:p>
          </table:table-cell>
          <table:table-cell table:style-name="Default" office:value-type="string">
            <text:p>Climb Angle</text:p>
          </table:table-cell>
        </table:table-row>
        <table:table-row table:style-name="ro1">
          <table:table-cell office:value-type="float" office:value="0.001204">
            <text:p>0.001204</text:p>
          </table:table-cell>
          <table:table-cell office:value-type="float" office:value="98.38771">
            <text:p>98.39</text:p>
          </table:table-cell>
          <table:table-cell table:formula="of:=[.B2]*1.1507794" office:value-type="float" office:value="113.222549881174">
            <text:p>113</text:p>
          </table:table-cell>
          <table:table-cell table:formula="of:=DEGREES([.A2])" office:value-type="float" office:value="0.0689841185337511">
            <text:p>0</text:p>
          </table:table-cell>
          <table:table-cell table:formula="of:=[.G2]/6" office:value-type="float" office:value="56.2802703333333">
            <text:p>56</text:p>
          </table:table-cell>
          <table:table-cell office:value-type="float" office:value="18484.398223">
            <text:p>18484</text:p>
          </table:table-cell>
          <table:table-cell office:value-type="float" office:value="337.681622">
            <text:p>338</text:p>
          </table:table-cell>
          <table:table-cell table:formula="of:=DEGREES(ATAN2(([.F2]/0.3048);[.G2]))" office:value-type="float" office:value="0.319032711942977">
            <text:p>0.32</text:p>
          </table:table-cell>
        </table:table-row>
        <table:table-row table:style-name="ro1">
          <table:table-cell office:value-type="float" office:value="0.011073">
            <text:p>0.011073</text:p>
          </table:table-cell>
          <table:table-cell office:value-type="float" office:value="95.979582">
            <text:p>95.98</text:p>
          </table:table-cell>
          <table:table-cell table:formula="of:=[.B3]*1.1507794" office:value-type="float" office:value="110.451325786211">
            <text:p>110</text:p>
          </table:table-cell>
          <table:table-cell table:formula="of:=DEGREES([.A3])" office:value-type="float" office:value="0.634436166548361">
            <text:p>1</text:p>
          </table:table-cell>
          <table:table-cell table:formula="of:=[.G3]/6" office:value-type="float" office:value="125.4555205">
            <text:p>125</text:p>
          </table:table-cell>
          <table:table-cell office:value-type="float" office:value="18130.865813">
            <text:p>18131</text:p>
          </table:table-cell>
          <table:table-cell office:value-type="float" office:value="752.733123">
            <text:p>753</text:p>
          </table:table-cell>
          <table:table-cell table:formula="of:=DEGREES(ATAN2(([.F3]/0.3048);[.G3]))" office:value-type="float" office:value="0.724998150520794">
            <text:p>0.72</text:p>
          </table:table-cell>
        </table:table-row>
        <table:table-row table:style-name="ro1">
          <table:table-cell office:value-type="float" office:value="0.035372">
            <text:p>0.035372</text:p>
          </table:table-cell>
          <table:table-cell office:value-type="float" office:value="90.135969">
            <text:p>90.14</text:p>
          </table:table-cell>
          <table:table-cell table:formula="of:=[.B4]*1.1507794" office:value-type="float" office:value="103.726616324239">
            <text:p>104</text:p>
          </table:table-cell>
          <table:table-cell table:formula="of:=DEGREES([.A4])" office:value-type="float" office:value="2.02666631293675">
            <text:p>2</text:p>
          </table:table-cell>
          <table:table-cell table:formula="of:=[.G4]/6" office:value-type="float" office:value="283.508377166667">
            <text:p>284</text:p>
          </table:table-cell>
          <table:table-cell office:value-type="float" office:value="17274.739291">
            <text:p>17275</text:p>
          </table:table-cell>
          <table:table-cell office:value-type="float" office:value="1701.050263">
            <text:p>1701</text:p>
          </table:table-cell>
          <table:table-cell table:formula="of:=DEGREES(ATAN2(([.F4]/0.3048);[.G4]))" office:value-type="float" office:value="1.71914648102358">
            <text:p>1.72</text:p>
          </table:table-cell>
        </table:table-row>
        <table:table-row table:style-name="ro1">
          <table:table-cell office:value-type="float" office:value="0.059458">
            <text:p>0.059458</text:p>
          </table:table-cell>
          <table:table-cell office:value-type="float" office:value="84.448061">
            <text:p>84.45</text:p>
          </table:table-cell>
          <table:table-cell table:formula="of:=[.B5]*1.1507794" office:value-type="float" office:value="97.1810889687434">
            <text:p>97</text:p>
          </table:table-cell>
          <table:table-cell table:formula="of:=DEGREES([.A5])" office:value-type="float" office:value="3.40669245828885">
            <text:p>3</text:p>
          </table:table-cell>
          <table:table-cell table:formula="of:=[.G5]/6" office:value-type="float" office:value="417.968484333333">
            <text:p>418</text:p>
          </table:table-cell>
          <table:table-cell office:value-type="float" office:value="16422.620409">
            <text:p>16423</text:p>
          </table:table-cell>
          <table:table-cell office:value-type="float" office:value="2507.810906">
            <text:p>2508</text:p>
          </table:table-cell>
          <table:table-cell table:formula="of:=DEGREES(ATAN2(([.F5]/0.3048);[.G5]))" office:value-type="float" office:value="2.66487354491516">
            <text:p>2.66</text:p>
          </table:table-cell>
        </table:table-row>
        <table:table-row table:style-name="ro1">
          <table:table-cell office:value-type="float" office:value="0.061863">
            <text:p>0.061863</text:p>
          </table:table-cell>
          <table:table-cell office:value-type="float" office:value="83.888483">
            <text:p>83.89</text:p>
          </table:table-cell>
          <table:table-cell table:formula="of:=[.B6]*1.1507794" office:value-type="float" office:value="96.5371381336502">
            <text:p>97</text:p>
          </table:table-cell>
          <table:table-cell table:formula="of:=DEGREES([.A6])" office:value-type="float" office:value="3.54448880801781">
            <text:p>4</text:p>
          </table:table-cell>
          <table:table-cell table:formula="of:=[.G6]/6" office:value-type="float" office:value="430.060231166667">
            <text:p>430</text:p>
          </table:table-cell>
          <table:table-cell office:value-type="float" office:value="16336.856743">
            <text:p>16337</text:p>
          </table:table-cell>
          <table:table-cell office:value-type="float" office:value="2580.361387">
            <text:p>2580</text:p>
          </table:table-cell>
          <table:table-cell table:formula="of:=DEGREES(ATAN2(([.F6]/0.3048);[.G6]))" office:value-type="float" office:value="2.75622359526864">
            <text:p>2.76</text:p>
          </table:table-cell>
        </table:table-row>
        <table:table-row table:style-name="ro1">
          <table:table-cell office:value-type="float" office:value="0.083262">
            <text:p>0.083262</text:p>
          </table:table-cell>
          <table:table-cell office:value-type="float" office:value="79.323106">
            <text:p>79.32</text:p>
          </table:table-cell>
          <table:table-cell table:formula="of:=[.B7]*1.1507794" office:value-type="float" office:value="91.2833963288164">
            <text:p>91</text:p>
          </table:table-cell>
          <table:table-cell table:formula="of:=DEGREES([.A7])" office:value-type="float" office:value="4.77056119381826">
            <text:p>5</text:p>
          </table:table-cell>
          <table:table-cell table:formula="of:=[.G7]/6" office:value-type="float" office:value="529.437504166667">
            <text:p>529</text:p>
          </table:table-cell>
          <table:table-cell office:value-type="float" office:value="15582.081016">
            <text:p>15582</text:p>
          </table:table-cell>
          <table:table-cell office:value-type="float" office:value="3176.625025">
            <text:p>3177</text:p>
          </table:table-cell>
          <table:table-cell table:formula="of:=DEGREES(ATAN2(([.F7]/0.3048);[.G7]))" office:value-type="float" office:value="3.55565873522503">
            <text:p>3.56</text:p>
          </table:table-cell>
        </table:table-row>
        <table:table-row table:style-name="ro1">
          <table:table-cell office:value-type="float" office:value="0.106815">
            <text:p>0.106815</text:p>
          </table:table-cell>
          <table:table-cell office:value-type="float" office:value="74.595567">
            <text:p>74.60</text:p>
          </table:table-cell>
          <table:table-cell table:formula="of:=[.B8]*1.1507794" office:value-type="float" office:value="85.8430418349198">
            <text:p>86</text:p>
          </table:table-cell>
          <table:table-cell table:formula="of:=DEGREES([.A8])" office:value-type="float" office:value="6.12004868868989">
            <text:p>6</text:p>
          </table:table-cell>
          <table:table-cell table:formula="of:=[.G8]/6" office:value-type="float" office:value="622.324321">
            <text:p>622</text:p>
          </table:table-cell>
          <table:table-cell office:value-type="float" office:value="14794.180817">
            <text:p>14794</text:p>
          </table:table-cell>
          <table:table-cell office:value-type="float" office:value="3733.945926">
            <text:p>3734</text:p>
          </table:table-cell>
          <table:table-cell table:formula="of:=DEGREES(ATAN2(([.F8]/0.3048);[.G8]))" office:value-type="float" office:value="4.39906267762701">
            <text:p>4.40</text:p>
          </table:table-cell>
        </table:table-row>
        <table:table-row table:style-name="ro1">
          <table:table-cell office:value-type="float" office:value="0.130164">
            <text:p>0.130164</text:p>
          </table:table-cell>
          <table:table-cell office:value-type="float" office:value="69.500668">
            <text:p>69.50</text:p>
          </table:table-cell>
          <table:table-cell table:formula="of:=[.B9]*1.1507794" office:value-type="float" office:value="79.9799370206392">
            <text:p>80</text:p>
          </table:table-cell>
          <table:table-cell table:formula="of:=DEGREES([.A9])" office:value-type="float" office:value="7.45784784454085">
            <text:p>7</text:p>
          </table:table-cell>
          <table:table-cell table:formula="of:=[.G9]/6" office:value-type="float" office:value="664.9898975">
            <text:p>665</text:p>
          </table:table-cell>
          <table:table-cell office:value-type="float" office:value="13821.756401">
            <text:p>13822</text:p>
          </table:table-cell>
          <table:table-cell office:value-type="float" office:value="3989.939385">
            <text:p>3990</text:p>
          </table:table-cell>
          <table:table-cell table:formula="of:=DEGREES(ATAN2(([.F9]/0.3048);[.G9]))" office:value-type="float" office:value="5.02832888206329">
            <text:p>5.03</text:p>
          </table:table-cell>
        </table:table-row>
        <table:table-row table:style-name="ro1">
          <table:table-cell office:value-type="float" office:value="0.141633">
            <text:p>0.141633</text:p>
          </table:table-cell>
          <table:table-cell office:value-type="float" office:value="66.600058">
            <text:p>66.60</text:p>
          </table:table-cell>
          <table:table-cell table:formula="of:=[.B10]*1.1507794" office:value-type="float" office:value="76.6419747852052">
            <text:p>77</text:p>
          </table:table-cell>
          <table:table-cell table:formula="of:=DEGREES([.A10])" office:value-type="float" office:value="8.11497313977639">
            <text:p>8</text:p>
          </table:table-cell>
          <table:table-cell table:formula="of:=[.G10]/6" office:value-type="float" office:value="671.366945">
            <text:p>671</text:p>
          </table:table-cell>
          <table:table-cell office:value-type="float" office:value="13308.499355">
            <text:p>13308</text:p>
          </table:table-cell>
          <table:table-cell office:value-type="float" office:value="4028.20167">
            <text:p>4028</text:p>
          </table:table-cell>
          <table:table-cell table:formula="of:=DEGREES(ATAN2(([.F10]/0.3048);[.G10]))" office:value-type="float" office:value="5.27098889480476">
            <text:p>5.27</text:p>
          </table:table-cell>
        </table:table-row>
        <table:table-row table:style-name="ro1">
          <table:table-cell office:value-type="float" office:value="0.153088">
            <text:p>0.153088</text:p>
          </table:table-cell>
          <table:table-cell office:value-type="float" office:value="63.803865">
            <text:p>63.80</text:p>
          </table:table-cell>
          <table:table-cell table:formula="of:=[.B11]*1.1507794" office:value-type="float" office:value="73.424173482381">
            <text:p>73</text:p>
          </table:table-cell>
          <table:table-cell table:formula="of:=DEGREES([.A11])" office:value-type="float" office:value="8.77129629409875">
            <text:p>9</text:p>
          </table:table-cell>
          <table:table-cell table:formula="of:=[.G11]/6" office:value-type="float" office:value="667.6704475">
            <text:p>668</text:p>
          </table:table-cell>
          <table:table-cell office:value-type="float" office:value="12785.793003">
            <text:p>12786</text:p>
          </table:table-cell>
          <table:table-cell office:value-type="float" office:value="4006.022685">
            <text:p>4006</text:p>
          </table:table-cell>
          <table:table-cell table:formula="of:=DEGREES(ATAN2(([.F11]/0.3048);[.G11]))" office:value-type="float" office:value="5.45516943228036">
            <text:p>5.46</text:p>
          </table:table-cell>
        </table:table-row>
        <table:table-row table:style-name="ro1">
          <table:table-cell table:style-name="ce15" table:formula="of:=RADIANS([.D12])" office:value-type="float" office:value="0.174532925199433">
            <text:p>0.174533</text:p>
          </table:table-cell>
          <table:table-cell table:formula="of:=[.C12]/1.1507794" office:value-type="float" office:value="62.5662920278205">
            <text:p>62.57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[.G12]/6" office:value-type="float" office:value="652.562946166667">
            <text:p>653</text:p>
          </table:table-cell>
          <table:table-cell office:value-type="float" office:value="11820.913862">
            <text:p>11821</text:p>
          </table:table-cell>
          <table:table-cell office:value-type="float" office:value="3915.377677">
            <text:p>3915</text:p>
          </table:table-cell>
          <table:table-cell table:formula="of:=DEGREES(ATAN2(([.F12]/0.3048);[.G12]))" office:value-type="float" office:value="5.76489209391371">
            <text:p>5.76</text:p>
          </table:table-cell>
        </table:table-row>
        <table:table-row table:style-name="ro1">
          <table:table-cell table:style-name="ce15" table:formula="of:=RADIANS([.D13])" office:value-type="float" office:value="0.226892802759263">
            <text:p>0.226893</text:p>
          </table:table-cell>
          <table:table-cell table:formula="of:=[.C13]/1.1507794" office:value-type="float" office:value="53.8765292461787">
            <text:p>53.88</text:p>
          </table:table-cell>
          <table:table-cell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formula="of:=[.G13]/6" office:value-type="float" office:value="607.556934666667">
            <text:p>608</text:p>
          </table:table-cell>
          <table:table-cell office:value-type="float" office:value="10167.440998">
            <text:p>10167</text:p>
          </table:table-cell>
          <table:table-cell office:value-type="float" office:value="3645.341608">
            <text:p>3645</text:p>
          </table:table-cell>
          <table:table-cell table:formula="of:=DEGREES(ATAN2(([.F13]/0.3048);[.G13]))" office:value-type="float" office:value="6.23654762191306">
            <text:p>6.24</text:p>
          </table:table-cell>
        </table:table-row>
        <table:table-row table:style-name="ro1">
          <table:table-cell table:style-name="ce15" office:value-type="float" office:value="0.25139">
            <text:p>0.251390</text:p>
          </table:table-cell>
          <table:table-cell office:value-type="float" office:value="46.972196">
            <text:p>46.97</text:p>
          </table:table-cell>
          <table:table-cell table:formula="of:=[.B14]*1.1507794" office:value-type="float" office:value="54.0546355295624">
            <text:p>54</text:p>
          </table:table-cell>
          <table:table-cell table:formula="of:=DEGREES([.A14])" office:value-type="float" office:value="14.4035860117938">
            <text:p>14</text:p>
          </table:table-cell>
          <table:table-cell table:formula="of:=[.G14]/6" office:value-type="float" office:value="567.434267">
            <text:p>567</text:p>
          </table:table-cell>
          <table:table-cell office:value-type="float" office:value="9434.617457">
            <text:p>9435</text:p>
          </table:table-cell>
          <table:table-cell office:value-type="float" office:value="3404.605602">
            <text:p>3405</text:p>
          </table:table-cell>
          <table:table-cell table:formula="of:=DEGREES(ATAN2(([.F14]/0.3048);[.G14]))" office:value-type="float" office:value="6.27679366492246">
            <text:p>6.28</text:p>
          </table:table-cell>
        </table:table-row>
        <table:table-row table:style-name="ro1">
          <table:table-cell office:value-type="float" office:value="0.257307">
            <text:p>0.257307</text:p>
          </table:table-cell>
          <table:table-cell office:value-type="float" office:value="46.224413">
            <text:p>46.22</text:p>
          </table:table-cell>
          <table:table-cell table:formula="of:=[.B15]*1.1507794" office:value-type="float" office:value="53.1941022574922">
            <text:p>53</text:p>
          </table:table-cell>
          <table:table-cell table:formula="of:=DEGREES([.A15])" office:value-type="float" office:value="14.7426051391727">
            <text:p>15</text:p>
          </table:table-cell>
          <table:table-cell table:formula="of:=[.G15]/6" office:value-type="float" office:value="559.699097833333">
            <text:p>560</text:p>
          </table:table-cell>
          <table:table-cell office:value-type="float" office:value="9282.193853">
            <text:p>9282</text:p>
          </table:table-cell>
          <table:table-cell office:value-type="float" office:value="3358.194587">
            <text:p>3358</text:p>
          </table:table-cell>
          <table:table-cell table:formula="of:=DEGREES(ATAN2(([.F15]/0.3048);[.G15]))" office:value-type="float" office:value="6.29276709146781">
            <text:p>6.29</text:p>
          </table:table-cell>
        </table:table-row>
        <table:table-row table:style-name="ro1">
          <table:table-cell office:value-type="float" office:value="0.264039">
            <text:p>0.264039</text:p>
          </table:table-cell>
          <table:table-cell office:value-type="float" office:value="45.35876">
            <text:p>45.36</text:p>
          </table:table-cell>
          <table:table-cell table:formula="of:=[.B16]*1.1507794" office:value-type="float" office:value="52.197926617544">
            <text:p>52</text:p>
          </table:table-cell>
          <table:table-cell table:formula="of:=DEGREES([.A16])" office:value-type="float" office:value="15.1283203268547">
            <text:p>15</text:p>
          </table:table-cell>
          <table:table-cell table:formula="of:=[.G16]/6" office:value-type="float" office:value="551.201379166667">
            <text:p>551</text:p>
          </table:table-cell>
          <table:table-cell office:value-type="float" office:value="9122.298283">
            <text:p>9122</text:p>
          </table:table-cell>
          <table:table-cell office:value-type="float" office:value="3307.208275">
            <text:p>3307</text:p>
          </table:table-cell>
          <table:table-cell table:formula="of:=DEGREES(ATAN2(([.F16]/0.3048);[.G16]))" office:value-type="float" office:value="6.30574581725976">
            <text:p>6.31</text:p>
          </table:table-cell>
        </table:table-row>
        <table:table-row table:style-name="ro1">
          <table:table-cell table:style-name="ce15" office:value-type="float" office:value="0.272432">
            <text:p>0.272432</text:p>
          </table:table-cell>
          <table:table-cell office:value-type="float" office:value="44.270748">
            <text:p>44.27</text:p>
          </table:table-cell>
          <table:table-cell table:formula="of:=[.B17]*1.1507794" office:value-type="float" office:value="50.9458648209912">
            <text:p>51</text:p>
          </table:table-cell>
          <table:table-cell table:formula="of:=DEGREES([.A17])" office:value-type="float" office:value="15.609203804308">
            <text:p>16</text:p>
          </table:table-cell>
          <table:table-cell table:formula="of:=[.G17]/6" office:value-type="float" office:value="537.671858166667">
            <text:p>538</text:p>
          </table:table-cell>
          <table:table-cell office:value-type="float" office:value="8920.818175">
            <text:p>8921</text:p>
          </table:table-cell>
          <table:table-cell office:value-type="float" office:value="3226.031149">
            <text:p>3226</text:p>
          </table:table-cell>
          <table:table-cell table:formula="of:=DEGREES(ATAN2(([.F17]/0.3048);[.G17]))" office:value-type="float" office:value="6.29001727217955">
            <text:p>6.29</text:p>
          </table:table-cell>
        </table:table-row>
        <table:table-row table:style-name="ro1">
          <table:table-cell office:value-type="float" office:value="0.293421">
            <text:p>0.293421</text:p>
          </table:table-cell>
          <table:table-cell office:value-type="float" office:value="41.957853">
            <text:p>41.96</text:p>
          </table:table-cell>
          <table:table-cell table:formula="of:=[.B18]*1.1507794" office:value-type="float" office:value="48.2842329006282">
            <text:p>48</text:p>
          </table:table-cell>
          <table:table-cell table:formula="of:=DEGREES([.A18])" office:value-type="float" office:value="16.8117849205081">
            <text:p>17</text:p>
          </table:table-cell>
          <table:table-cell table:formula="of:=[.G18]/6" office:value-type="float" office:value="502.221814">
            <text:p>502</text:p>
          </table:table-cell>
          <table:table-cell office:value-type="float" office:value="8462.197251">
            <text:p>8462</text:p>
          </table:table-cell>
          <table:table-cell office:value-type="float" office:value="3013.330884">
            <text:p>3013</text:p>
          </table:table-cell>
          <table:table-cell table:formula="of:=DEGREES(ATAN2(([.F18]/0.3048);[.G18]))" office:value-type="float" office:value="6.19447550550798">
            <text:p>6.19</text:p>
          </table:table-cell>
        </table:table-row>
        <table:table-row table:style-name="ro1">
          <table:table-cell office:value-type="float" office:value="0.317511">
            <text:p>0.317511</text:p>
          </table:table-cell>
          <table:table-cell office:value-type="float" office:value="39.67319">
            <text:p>39.67</text:p>
          </table:table-cell>
          <table:table-cell table:formula="of:=[.B19]*1.1507794" office:value-type="float" office:value="45.655089784286">
            <text:p>46</text:p>
          </table:table-cell>
          <table:table-cell table:formula="of:=DEGREES([.A19])" office:value-type="float" office:value="18.1920402489783">
            <text:p>18</text:p>
          </table:table-cell>
          <table:table-cell table:formula="of:=[.G19]/6" office:value-type="float" office:value="470.855409333333">
            <text:p>471</text:p>
          </table:table-cell>
          <table:table-cell office:value-type="float" office:value="8072.982262">
            <text:p>8073</text:p>
          </table:table-cell>
          <table:table-cell office:value-type="float" office:value="2825.132456">
            <text:p>2825</text:p>
          </table:table-cell>
          <table:table-cell table:formula="of:=DEGREES(ATAN2(([.F19]/0.3048);[.G19]))" office:value-type="float" office:value="6.08840369835415">
            <text:p>6.09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9" number:min-integer-digits="1"/>
    </number:number-style>
    <number:number-style style:name="N120">
      <number:number number:decimal-places="18" number:min-integer-digits="1"/>
    </number:number-style>
    <number:number-style style:name="N121">
      <number:number number:decimal-places="17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4" number:min-integer-digits="1"/>
    </number:number-style>
    <number:number-style style:name="N135">
      <number:number number:decimal-places="21" number:min-integer-digits="1"/>
    </number:number-style>
    <number:number-style style:name="N136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8/07/2011</text:date>, <text:time>00:2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9T14:27:34</meta:creation-date>
    <dc:date>2011-08-07T00:29:54</dc:date>
    <meta:editing-duration>PT19H21M14S</meta:editing-duration>
    <meta:editing-cycles>14</meta:editing-cycles>
    <meta:generator>OpenOffice.org/3.2$Linux OpenOffice.org_project/320m12$Build-9483</meta:generator>
    <meta:document-statistic meta:table-count="5" meta:cell-count="1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3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100">
      <style:chart-properties chart:display-label="true" chart:logarithmic="false" chart:minimum="-3.14159" chart:maximum="3.14159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34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10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66cm" svg:height="14.291cm" xlink:href=".." chart:class="chart:scatter" chart:style-name="ch1">
        <chart:legend chart:legend-position="end" svg:x="24.854cm" svg:y="6.488cm" chart:style-name="ch2"/>
        <chart:plot-area chart:style-name="ch3" table:cell-range-address="DATCOM.B26:DATCOM.D61 DATCOM.D25:DATCOM.D25 DATCOM.J25:DATCOM.J61 DATCOM.G25:DATCOM.G61" chart:data-source-has-labels="both" svg:x="0.545cm" svg:y="0.285cm" svg:width="23.765cm" svg:height="13.436cm">
          <chart:axis chart:dimension="x" chart:name="primary-x" chart:style-name="ch4">
            <chart:categories table:cell-range-address="DATCOM.B26:DATCOM.B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COM.D26:DATCOM.D61" chart:label-cell-address="DATCOM.D25:DATCOM.D25" chart:class="chart:scatter">
            <chart:domain table:cell-range-address="DATCOM.C26:DATCOM.C61"/>
            <chart:data-point chart:repeated="36"/>
          </chart:series>
          <chart:series chart:style-name="ch8" chart:values-cell-range-address="DATCOM.J26:DATCOM.J61" chart:label-cell-address="DATCOM.J25:DATCOM.J25" chart:class="chart:scatter">
            <chart:domain table:cell-range-address="DATCOM.I26:DATCOM.I61"/>
            <chart:data-point chart:repeated="36"/>
          </chart:series>
          <chart:series chart:style-name="ch9" chart:values-cell-range-address="DATCOM.G26:DATCOM.G61" chart:label-cell-address="DATCOM.G25:DATCOM.G25" chart:class="chart:scatter">
            <chart:domain table:cell-range-address="DATCOM.F26:DATCOM.F61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DATCOM.D25:DATCOM.D25">CN Alpha</text:p>
              </table:table-cell>
              <table:table-cell office:value-type="string">
                <text:p>Column I</text:p>
              </table:table-cell>
              <table:table-cell office:value-type="string">
                <text:p text:id="DATCOM.J25:DATCOM.J25">CM</text:p>
              </table:table-cell>
              <table:table-cell office:value-type="string">
                <text:p>Column F</text:p>
              </table:table-cell>
              <table:table-cell office:value-type="string">
                <text:p text:id="DATCOM.G25:DATCOM.G25">CA Alpha</text:p>
              </table:table-cell>
            </table:table-row>
          </table:table-header-rows>
          <table:table-rows>
            <table:table-row>
              <table:table-cell office:value-type="string">
                <text:p text:id="DATCOM.B26:DATCOM.B61"/>
              </table:table-cell>
              <table:table-cell office:value-type="float" office:value="-3.1416">
                <text:p text:id="DATCOM.C26:DATCOM.C61">-3.1416</text:p>
              </table:table-cell>
              <table:table-cell office:value-type="float" office:value="0">
                <text:p text:id="DATCOM.D26:DATCOM.D61">0</text:p>
              </table:table-cell>
              <table:table-cell office:value-type="float" office:value="-3.1416">
                <text:p text:id="DATCOM.I26:DATCOM.I61">-3.1416</text:p>
              </table:table-cell>
              <table:table-cell office:value-type="float" office:value="0.0000036732051033218">
                <text:p text:id="DATCOM.J26:DATCOM.J61">0.0000036732051033218</text:p>
              </table:table-cell>
              <table:table-cell office:value-type="float" office:value="-3.1416">
                <text:p text:id="DATCOM.F26:DATCOM.F61">-3.1416</text:p>
              </table:table-cell>
              <table:table-cell office:value-type="float" office:value="0.22">
                <text:p text:id="DATCOM.G26:DATCOM.G61">0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618">
                <text:p>-2.618</text:p>
              </table:table-cell>
              <table:table-cell office:value-type="float" office:value="-0.7">
                <text:p>-0.7</text:p>
              </table:table-cell>
              <table:table-cell office:value-type="float" office:value="-2.618">
                <text:p>-2.618</text:p>
              </table:table-cell>
              <table:table-cell office:value-type="float" office:value="-0.249997349087871">
                <text:p>-0.249997349087871</text:p>
              </table:table-cell>
              <table:table-cell office:value-type="float" office:value="-2.618">
                <text:p>-2.618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3562">
                <text:p>-2.3562</text:p>
              </table:table-cell>
              <table:table-cell office:value-type="float" office:value="-0.99">
                <text:p>-0.99</text:p>
              </table:table-cell>
              <table:table-cell office:value-type="float" office:value="-2.3562">
                <text:p>-2.3562</text:p>
              </table:table-cell>
              <table:table-cell office:value-type="float" office:value="-0.353551442576729">
                <text:p>-0.353551442576729</text:p>
              </table:table-cell>
              <table:table-cell office:value-type="float" office:value="-2.3562">
                <text:p>-2.3562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0944">
                <text:p>-2.0944</text:p>
              </table:table-cell>
              <table:table-cell office:value-type="float" office:value="-1.212">
                <text:p>-1.212</text:p>
              </table:table-cell>
              <table:table-cell office:value-type="float" office:value="-2.0944">
                <text:p>-2.0944</text:p>
              </table:table-cell>
              <table:table-cell office:value-type="float" office:value="-0.433011477485325">
                <text:p>-0.433011477485325</text:p>
              </table:table-cell>
              <table:table-cell office:value-type="float" office:value="-2.0944">
                <text:p>-2.094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708">
                <text:p>-1.5708</text:p>
              </table:table-cell>
              <table:table-cell office:value-type="float" office:value="-1.4">
                <text:p>-1.4</text:p>
              </table:table-cell>
              <table:table-cell office:value-type="float" office:value="-1.5708">
                <text:p>-1.5708</text:p>
              </table:table-cell>
              <table:table-cell office:value-type="float" office:value="-0.499999999996627">
                <text:p>-0.499999999996627</text:p>
              </table:table-cell>
              <table:table-cell office:value-type="float" office:value="-1.5708">
                <text:p>-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0472">
                <text:p>-1.0472</text:p>
              </table:table-cell>
              <table:table-cell office:value-type="float" office:value="-1.212">
                <text:p>-1.212</text:p>
              </table:table-cell>
              <table:table-cell office:value-type="float" office:value="-1.0472">
                <text:p>-1.0472</text:p>
              </table:table-cell>
              <table:table-cell office:value-type="float" office:value="-0.433013314091772">
                <text:p>-0.433013314091772</text:p>
              </table:table-cell>
              <table:table-cell office:value-type="float" office:value="-1.0472">
                <text:p>-1.047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854">
                <text:p>-0.7854</text:p>
              </table:table-cell>
              <table:table-cell office:value-type="float" office:value="-0.99">
                <text:p>-0.99</text:p>
              </table:table-cell>
              <table:table-cell office:value-type="float" office:value="-0.7854">
                <text:p>-0.7854</text:p>
              </table:table-cell>
              <table:table-cell office:value-type="float" office:value="-0.353554039929737">
                <text:p>-0.353554039929737</text:p>
              </table:table-cell>
              <table:table-cell office:value-type="float" office:value="-0.7854">
                <text:p>-0.7854</text:p>
              </table:table-cell>
              <table:table-cell office:value-type="float" office:value="-0.156">
                <text:p>-0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236">
                <text:p>-0.5236</text:p>
              </table:table-cell>
              <table:table-cell office:value-type="float" office:value="-0.7">
                <text:p>-0.7</text:p>
              </table:table-cell>
              <table:table-cell office:value-type="float" office:value="-0.5236">
                <text:p>-0.5236</text:p>
              </table:table-cell>
              <table:table-cell office:value-type="float" office:value="-0.250000530181301">
                <text:p>-0.250000530181301</text:p>
              </table:table-cell>
              <table:table-cell office:value-type="float" office:value="-0.5236">
                <text:p>-0.5236</text:p>
              </table:table-cell>
              <table:table-cell office:value-type="float" office:value="-0.191">
                <text:p>-0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79252680319093">
                <text:p>-0.279252680319093</text:p>
              </table:table-cell>
              <table:table-cell office:value-type="float" office:value="-1.054">
                <text:p>-1.054</text:p>
              </table:table-cell>
              <table:table-cell office:value-type="float" office:value="-0.279252680319093">
                <text:p>-0.279252680319093</text:p>
              </table:table-cell>
              <table:table-cell office:value-type="float" office:value="-0.1878">
                <text:p>-0.1878</text:p>
              </table:table-cell>
              <table:table-cell office:value-type="float" office:value="-0.279252680319093">
                <text:p>-0.279252680319093</text:p>
              </table:table-cell>
              <table:table-cell office:value-type="float" office:value="-0.198">
                <text:p>-0.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39626340159546">
                <text:p>-0.139626340159546</text:p>
              </table:table-cell>
              <table:table-cell office:value-type="float" office:value="-0.361">
                <text:p>-0.361</text:p>
              </table:table-cell>
              <table:table-cell office:value-type="float" office:value="-0.139626340159546">
                <text:p>-0.139626340159546</text:p>
              </table:table-cell>
              <table:table-cell office:value-type="float" office:value="-0.0258">
                <text:p>-0.0258</text:p>
              </table:table-cell>
              <table:table-cell office:value-type="float" office:value="-0.139626340159546">
                <text:p>-0.139626340159546</text:p>
              </table:table-cell>
              <table:table-cell office:value-type="float" office:value="-0.021">
                <text:p>-0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0471975511966">
                <text:p>-0.10471975511966</text:p>
              </table:table-cell>
              <table:table-cell office:value-type="float" office:value="-0.2">
                <text:p>-0.2</text:p>
              </table:table-cell>
              <table:table-cell office:value-type="float" office:value="-0.10471975511966">
                <text:p>-0.10471975511966</text:p>
              </table:table-cell>
              <table:table-cell office:value-type="float" office:value="0.0038">
                <text:p>0.0038</text:p>
              </table:table-cell>
              <table:table-cell office:value-type="float" office:value="-0.10471975511966">
                <text:p>-0.1047197551196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698131700797732">
                <text:p>-0.0698131700797732</text:p>
              </table:table-cell>
              <table:table-cell office:value-type="float" office:value="-0.047">
                <text:p>-0.047</text:p>
              </table:table-cell>
              <table:table-cell office:value-type="float" office:value="-0.0698131700797732">
                <text:p>-0.0698131700797732</text:p>
              </table:table-cell>
              <table:table-cell office:value-type="float" office:value="0.0303">
                <text:p>0.0303</text:p>
              </table:table-cell>
              <table:table-cell office:value-type="float" office:value="-0.0698131700797732">
                <text:p>-0.069813170079773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349065850398866">
                <text:p>-0.0349065850398866</text:p>
              </table:table-cell>
              <table:table-cell office:value-type="float" office:value="0.107">
                <text:p>0.107</text:p>
              </table:table-cell>
              <table:table-cell office:value-type="float" office:value="-0.0349065850398866">
                <text:p>-0.0349065850398866</text:p>
              </table:table-cell>
              <table:table-cell office:value-type="float" office:value="0.0612">
                <text:p>0.0612</text:p>
              </table:table-cell>
              <table:table-cell office:value-type="float" office:value="-0.0349065850398866">
                <text:p>-0.034906585039886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74532925199433">
                <text:p>-0.0174532925199433</text:p>
              </table:table-cell>
              <table:table-cell office:value-type="float" office:value="0.187">
                <text:p>0.187</text:p>
              </table:table-cell>
              <table:table-cell office:value-type="float" office:value="-0.0174532925199433">
                <text:p>-0.0174532925199433</text:p>
              </table:table-cell>
              <table:table-cell office:value-type="float" office:value="0.0789">
                <text:p>0.0789</text:p>
              </table:table-cell>
              <table:table-cell office:value-type="float" office:value="-0.0174532925199433">
                <text:p>-0.017453292519943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098">
                <text:p>0.098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4532925199433">
                <text:p>0.0174532925199433</text:p>
              </table:table-cell>
              <table:table-cell office:value-type="float" office:value="0.355">
                <text:p>0.355</text:p>
              </table:table-cell>
              <table:table-cell office:value-type="float" office:value="0.0174532925199433">
                <text:p>0.0174532925199433</text:p>
              </table:table-cell>
              <table:table-cell office:value-type="float" office:value="0.1194">
                <text:p>0.1194</text:p>
              </table:table-cell>
              <table:table-cell office:value-type="float" office:value="0.0174532925199433">
                <text:p>0.017453292519943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49065850398866">
                <text:p>0.0349065850398866</text:p>
              </table:table-cell>
              <table:table-cell office:value-type="float" office:value="0.441">
                <text:p>0.441</text:p>
              </table:table-cell>
              <table:table-cell office:value-type="float" office:value="0.0349065850398866">
                <text:p>0.0349065850398866</text:p>
              </table:table-cell>
              <table:table-cell office:value-type="float" office:value="0.142">
                <text:p>0.142</text:p>
              </table:table-cell>
              <table:table-cell office:value-type="float" office:value="0.0349065850398866">
                <text:p>0.034906585039886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98131700797732">
                <text:p>0.0698131700797732</text:p>
              </table:table-cell>
              <table:table-cell office:value-type="float" office:value="0.62">
                <text:p>0.62</text:p>
              </table:table-cell>
              <table:table-cell office:value-type="float" office:value="0.0698131700797732">
                <text:p>0.0698131700797732</text:p>
              </table:table-cell>
              <table:table-cell office:value-type="float" office:value="0.187">
                <text:p>0.187</text:p>
              </table:table-cell>
              <table:table-cell office:value-type="float" office:value="0.0698131700797732">
                <text:p>0.069813170079773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471975511966">
                <text:p>0.10471975511966</text:p>
              </table:table-cell>
              <table:table-cell office:value-type="float" office:value="0.805">
                <text:p>0.805</text:p>
              </table:table-cell>
              <table:table-cell office:value-type="float" office:value="0.10471975511966">
                <text:p>0.10471975511966</text:p>
              </table:table-cell>
              <table:table-cell office:value-type="float" office:value="0.2244">
                <text:p>0.2244</text:p>
              </table:table-cell>
              <table:table-cell office:value-type="float" office:value="0.10471975511966">
                <text:p>0.10471975511966</text:p>
              </table:table-cell>
              <table:table-cell office:value-type="float" office:value="-0.019">
                <text:p>-0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9626340159546">
                <text:p>0.139626340159546</text:p>
              </table:table-cell>
              <table:table-cell office:value-type="float" office:value="0.993">
                <text:p>0.993</text:p>
              </table:table-cell>
              <table:table-cell office:value-type="float" office:value="0.139626340159546">
                <text:p>0.139626340159546</text:p>
              </table:table-cell>
              <table:table-cell office:value-type="float" office:value="0.2542">
                <text:p>0.2542</text:p>
              </table:table-cell>
              <table:table-cell office:value-type="float" office:value="0.139626340159546">
                <text:p>0.1396263401595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1.184">
                <text:p>1.184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3063">
                <text:p>0.3063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-0.089">
                <text:p>-0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943951023932">
                <text:p>0.20943951023932</text:p>
              </table:table-cell>
              <table:table-cell office:value-type="float" office:value="1.36">
                <text:p>1.36</text:p>
              </table:table-cell>
              <table:table-cell office:value-type="float" office:value="0.20943951023932">
                <text:p>0.20943951023932</text:p>
              </table:table-cell>
              <table:table-cell office:value-type="float" office:value="0.3553">
                <text:p>0.3553</text:p>
              </table:table-cell>
              <table:table-cell office:value-type="float" office:value="0.20943951023932">
                <text:p>0.20943951023932</text:p>
              </table:table-cell>
              <table:table-cell office:value-type="float" office:value="-0.136">
                <text:p>-0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4346095279206">
                <text:p>0.244346095279206</text:p>
              </table:table-cell>
              <table:table-cell office:value-type="float" office:value="1.495">
                <text:p>1.495</text:p>
              </table:table-cell>
              <table:table-cell office:value-type="float" office:value="0.244346095279206">
                <text:p>0.244346095279206</text:p>
              </table:table-cell>
              <table:table-cell office:value-type="float" office:value="0.3141">
                <text:p>0.3141</text:p>
              </table:table-cell>
              <table:table-cell office:value-type="float" office:value="0.244346095279206">
                <text:p>0.244346095279206</text:p>
              </table:table-cell>
              <table:table-cell office:value-type="float" office:value="-0.191">
                <text:p>-0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9252680319093">
                <text:p>0.279252680319093</text:p>
              </table:table-cell>
              <table:table-cell office:value-type="float" office:value="1.598">
                <text:p>1.598</text:p>
              </table:table-cell>
              <table:table-cell office:value-type="float" office:value="0.279252680319093">
                <text:p>0.279252680319093</text:p>
              </table:table-cell>
              <table:table-cell office:value-type="float" office:value="0.2381">
                <text:p>0.2381</text:p>
              </table:table-cell>
              <table:table-cell office:value-type="float" office:value="0.279252680319093">
                <text:p>0.27925268031909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1.666">
                <text:p>1.666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1839">
                <text:p>0.1839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1612557878923">
                <text:p>0.331612557878923</text:p>
              </table:table-cell>
              <table:table-cell office:value-type="float" office:value="1.691">
                <text:p>1.691</text:p>
              </table:table-cell>
              <table:table-cell office:value-type="float" office:value="0.331612557878923">
                <text:p>0.331612557878923</text:p>
              </table:table-cell>
              <table:table-cell office:value-type="float" office:value="0.1484">
                <text:p>0.1484</text:p>
              </table:table-cell>
              <table:table-cell office:value-type="float" office:value="0.331612557878923">
                <text:p>0.331612557878923</text:p>
              </table:table-cell>
              <table:table-cell office:value-type="float" office:value="-0.344">
                <text:p>-0.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1.709">
                <text:p>1.709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1011">
                <text:p>0.1011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6519142918809">
                <text:p>0.366519142918809</text:p>
              </table:table-cell>
              <table:table-cell office:value-type="float" office:value="1.683">
                <text:p>1.683</text:p>
              </table:table-cell>
              <table:table-cell office:value-type="float" office:value="0.366519142918809">
                <text:p>0.366519142918809</text:p>
              </table:table-cell>
              <table:table-cell office:value-type="float" office:value="0.0463">
                <text:p>0.0463</text:p>
              </table:table-cell>
              <table:table-cell office:value-type="float" office:value="0.366519142918809">
                <text:p>0.366519142918809</text:p>
              </table:table-cell>
              <table:table-cell office:value-type="float" office:value="-0.401">
                <text:p>-0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36">
                <text:p>0.5236</text:p>
              </table:table-cell>
              <table:table-cell office:value-type="float" office:value="0.7">
                <text:p>0.7</text:p>
              </table:table-cell>
              <table:table-cell office:value-type="float" office:value="0.5236">
                <text:p>0.5236</text:p>
              </table:table-cell>
              <table:table-cell office:value-type="float" office:value="0.250000530181301">
                <text:p>0.250000530181301</text:p>
              </table:table-cell>
              <table:table-cell office:value-type="float" office:value="0.5236">
                <text:p>0.5236</text:p>
              </table:table-cell>
              <table:table-cell office:value-type="float" office:value="-0.191">
                <text:p>-0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54">
                <text:p>0.7854</text:p>
              </table:table-cell>
              <table:table-cell office:value-type="float" office:value="0.99">
                <text:p>0.99</text:p>
              </table:table-cell>
              <table:table-cell office:value-type="float" office:value="0.7854">
                <text:p>0.7854</text:p>
              </table:table-cell>
              <table:table-cell office:value-type="float" office:value="0.353554039929737">
                <text:p>0.353554039929737</text:p>
              </table:table-cell>
              <table:table-cell office:value-type="float" office:value="0.7854">
                <text:p>0.7854</text:p>
              </table:table-cell>
              <table:table-cell office:value-type="float" office:value="-0.156">
                <text:p>-0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72">
                <text:p>1.0472</text:p>
              </table:table-cell>
              <table:table-cell office:value-type="float" office:value="1.212">
                <text:p>1.212</text:p>
              </table:table-cell>
              <table:table-cell office:value-type="float" office:value="1.0472">
                <text:p>1.0472</text:p>
              </table:table-cell>
              <table:table-cell office:value-type="float" office:value="0.433013314091772">
                <text:p>0.433013314091772</text:p>
              </table:table-cell>
              <table:table-cell office:value-type="float" office:value="1.0472">
                <text:p>1.047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08">
                <text:p>1.5708</text:p>
              </table:table-cell>
              <table:table-cell office:value-type="float" office:value="1.4">
                <text:p>1.4</text:p>
              </table:table-cell>
              <table:table-cell office:value-type="float" office:value="1.5708">
                <text:p>1.5708</text:p>
              </table:table-cell>
              <table:table-cell office:value-type="float" office:value="0.499999999996627">
                <text:p>0.499999999996627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944">
                <text:p>2.0944</text:p>
              </table:table-cell>
              <table:table-cell office:value-type="float" office:value="1.212">
                <text:p>1.212</text:p>
              </table:table-cell>
              <table:table-cell office:value-type="float" office:value="2.0944">
                <text:p>2.0944</text:p>
              </table:table-cell>
              <table:table-cell office:value-type="float" office:value="0.433011477485325">
                <text:p>0.433011477485325</text:p>
              </table:table-cell>
              <table:table-cell office:value-type="float" office:value="2.0944">
                <text:p>2.094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562">
                <text:p>2.3562</text:p>
              </table:table-cell>
              <table:table-cell office:value-type="float" office:value="0.99">
                <text:p>0.99</text:p>
              </table:table-cell>
              <table:table-cell office:value-type="float" office:value="2.3562">
                <text:p>2.3562</text:p>
              </table:table-cell>
              <table:table-cell office:value-type="float" office:value="0.353551442576729">
                <text:p>0.353551442576729</text:p>
              </table:table-cell>
              <table:table-cell office:value-type="float" office:value="2.3562">
                <text:p>2.3562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18">
                <text:p>2.618</text:p>
              </table:table-cell>
              <table:table-cell office:value-type="float" office:value="0.7">
                <text:p>0.7</text:p>
              </table:table-cell>
              <table:table-cell office:value-type="float" office:value="2.618">
                <text:p>2.618</text:p>
              </table:table-cell>
              <table:table-cell office:value-type="float" office:value="0.249997349087871">
                <text:p>0.249997349087871</text:p>
              </table:table-cell>
              <table:table-cell office:value-type="float" office:value="2.618">
                <text:p>2.618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416">
                <text:p>3.1416</text:p>
              </table:table-cell>
              <table:table-cell office:value-type="float" office:value="0">
                <text:p>0</text:p>
              </table:table-cell>
              <table:table-cell office:value-type="float" office:value="3.1416">
                <text:p>3.1416</text:p>
              </table:table-cell>
              <table:table-cell office:value-type="float" office:value="-0.0000036732051033218">
                <text:p>-0.0000036732051033218</text:p>
              </table:table-cell>
              <table:table-cell office:value-type="float" office:value="3.1416">
                <text:p>3.1416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